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61.2pt"/>
    </style:style>
    <style:style style:name="co7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ce4e5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ce4e5"/>
      <style:text-properties fo:color="#999999"/>
    </style:style>
    <style:style style:name="ce6" style:family="table-cell" style:parent-style-name="Default">
      <style:text-properties fo:color="#999999"/>
    </style:style>
    <style:style style:name="ce7" style:family="table-cell" style:parent-style-name="Default">
      <style:table-cell-properties fo:background-color="#bce4e5"/>
    </style:style>
  </office:automatic-styles>
  <office:body>
    <office:spreadsheet>
      <table:calculation-settings table:automatic-find-labels="false" table:use-regular-expressions="false" table:use-wildcards="true"/>
      <table:table table:name="full_calculated_data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ce6"/>
        <table:table-column table:style-name="co3" table:default-cell-style-name="ce2"/>
        <table:table-column table:style-name="co3" table:number-columns-repeated="2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5" table:default-cell-style-name="ce2"/>
        <table:table-column table:style-name="co4" table:default-cell-style-name="ce6"/>
        <table:table-column table:style-name="co4" table:number-columns-repeated="2" table:default-cell-style-name="Default"/>
        <table:table-column table:style-name="co6" table:default-cell-style-name="ce2"/>
        <table:table-column table:style-name="co6" table:default-cell-style-name="Default"/>
        <table:table-column table:style-name="co7" table:default-cell-style-name="Default"/>
        <table:table-column table:style-name="co7" table:default-cell-style-name="ce6"/>
        <table:table-column table:style-name="co7" table:default-cell-style-name="ce2"/>
        <table:table-column table:style-name="co7" table:default-cell-style-name="ce6"/>
        <table:table-column table:style-name="co4" table:number-columns-repeated="1001" table:default-cell-style-name="Default"/>
        <table:table-row table:style-name="ro1">
          <table:table-cell table:style-name="ce1" office:value-type="string" calcext:value-type="string">
            <text:p>PosX</text:p>
          </table:table-cell>
          <table:table-cell table:style-name="ce3" office:value-type="string" calcext:value-type="string">
            <text:p>PosY</text:p>
          </table:table-cell>
          <table:table-cell table:style-name="ce5" office:value-type="string" calcext:value-type="string">
            <text:p>PosZ</text:p>
          </table:table-cell>
          <table:table-cell table:style-name="ce7"/>
          <table:table-cell table:style-name="ce5" office:value-type="string" calcext:value-type="string">
            <text:p>ForceX</text:p>
          </table:table-cell>
          <table:table-cell table:style-name="ce5" office:value-type="string" calcext:value-type="string">
            <text:p>ForceY</text:p>
          </table:table-cell>
          <table:table-cell table:style-name="ce1" office:value-type="string" calcext:value-type="string">
            <text:p>ForceZ</text:p>
          </table:table-cell>
          <table:table-cell table:style-name="ce7"/>
          <table:table-cell table:style-name="ce7" office:value-type="string" calcext:value-type="string">
            <text:p>ThetaX</text:p>
          </table:table-cell>
          <table:table-cell table:style-name="ce1" office:value-type="string" calcext:value-type="string">
            <text:p>ThetaY</text:p>
          </table:table-cell>
          <table:table-cell table:style-name="ce7" office:value-type="string" calcext:value-type="string">
            <text:p>ThetaZ</text:p>
          </table:table-cell>
          <table:table-cell table:style-name="ce7"/>
          <table:table-cell table:style-name="ce7" office:value-type="string" calcext:value-type="string">
            <text:p>TorqueX</text:p>
          </table:table-cell>
          <table:table-cell table:style-name="ce1" office:value-type="string" calcext:value-type="string">
            <text:p>TorqueY</text:p>
          </table:table-cell>
          <table:table-cell table:style-name="ce5" office:value-type="string" calcext:value-type="string">
            <text:p>TorqueZ</text:p>
          </table:table-cell>
          <table:table-cell table:style-name="ce7"/>
          <table:table-cell table:style-name="ce7" office:value-type="string" calcext:value-type="string">
            <text:p>EstTorqueX</text:p>
          </table:table-cell>
          <table:table-cell table:style-name="ce1" office:value-type="string" calcext:value-type="string">
            <text:p>EstTorqueY</text:p>
          </table:table-cell>
          <table:table-cell table:style-name="ce7" office:value-type="string" calcext:value-type="string">
            <text:p>EstTorqueZ</text:p>
          </table:table-cell>
          <table:table-cell table:style-name="ce7"/>
          <table:table-cell table:style-name="ce5" office:value-type="string" calcext:value-type="string">
            <text:p>ResidTorqueX</text:p>
          </table:table-cell>
          <table:table-cell table:style-name="ce1" office:value-type="string" calcext:value-type="string">
            <text:p>ResidTorqueY</text:p>
          </table:table-cell>
          <table:table-cell table:style-name="ce5" office:value-type="string" calcext:value-type="string">
            <text:p>ResidTorqueZ</text:p>
          </table:table-cell>
          <table:table-cell table:style-name="ce7"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44" calcext:value-type="float">
            <text:p>-1.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-69.84" calcext:value-type="float">
            <text:p>-69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-22.16" calcext:value-type="float">
            <text:p>-22.1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31" calcext:value-type="float">
            <text:p>-1.3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-63.9" calcext:value-type="float">
            <text:p>-63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71" calcext:value-type="float">
            <text:p>7.71</text:p>
          </table:table-cell>
          <table:table-cell office:value-type="float" office:value="-28.1" calcext:value-type="float">
            <text:p>-28.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69" calcext:value-type="float">
            <text:p>-1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03" calcext:value-type="float">
            <text:p>5.03</text:p>
          </table:table-cell>
          <table:table-cell office:value-type="float" office:value="-81.99" calcext:value-type="float">
            <text:p>-81.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-10.01" calcext:value-type="float">
            <text:p>-10.0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3.19" calcext:value-type="float">
            <text:p>-3.19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77" calcext:value-type="float">
            <text:p>11.77</text:p>
          </table:table-cell>
          <table:table-cell office:value-type="float" office:value="-156.01" calcext:value-type="float">
            <text:p>-156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-27.99" calcext:value-type="float">
            <text:p>-27.9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3.06" calcext:value-type="float">
            <text:p>-3.0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-149.94" calcext:value-type="float">
            <text:p>-149.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-34.06" calcext:value-type="float">
            <text:p>-34.0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2.69" calcext:value-type="float">
            <text:p>-2.69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82" calcext:value-type="float">
            <text:p>14.82</text:p>
          </table:table-cell>
          <table:table-cell office:value-type="float" office:value="-134" calcext:value-type="float">
            <text:p>-1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5" calcext:value-type="float">
            <text:p>-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77" calcext:value-type="float">
            <text:p>18.77</text:p>
          </table:table-cell>
          <table:table-cell office:value-type="float" office:value="-245.85" calcext:value-type="float">
            <text:p>-245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-30.15" calcext:value-type="float">
            <text:p>-30.1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4.69" calcext:value-type="float">
            <text:p>-4.6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57" calcext:value-type="float">
            <text:p>15.57</text:p>
          </table:table-cell>
          <table:table-cell office:value-type="float" office:value="-229.53" calcext:value-type="float">
            <text:p>-229.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43" calcext:value-type="float">
            <text:p>8.43</text:p>
          </table:table-cell>
          <table:table-cell office:value-type="float" office:value="-46.47" calcext:value-type="float">
            <text:p>-46.4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5.12" calcext:value-type="float">
            <text:p>-5.12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14" calcext:value-type="float">
            <text:p>19.14</text:p>
          </table:table-cell>
          <table:table-cell office:value-type="float" office:value="-251.93" calcext:value-type="float">
            <text:p>-251.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86" calcext:value-type="float">
            <text:p>4.86</text:p>
          </table:table-cell>
          <table:table-cell office:value-type="float" office:value="-24.07" calcext:value-type="float">
            <text:p>-24.0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6.56" calcext:value-type="float">
            <text:p>-6.56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368" calcext:value-type="float">
            <text:p>-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64" calcext:value-type="float">
            <text:p>28.64</text:p>
          </table:table-cell>
          <table:table-cell office:value-type="float" office:value="-323.42" calcext:value-type="float">
            <text:p>-323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-44.58" calcext:value-type="float">
            <text:p>-44.5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6.94" calcext:value-type="float">
            <text:p>-6.94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368" calcext:value-type="float">
            <text:p>-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82" calcext:value-type="float">
            <text:p>26.82</text:p>
          </table:table-cell>
          <table:table-cell office:value-type="float" office:value="-341.13" calcext:value-type="float">
            <text:p>-341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18" calcext:value-type="float">
            <text:p>5.18</text:p>
          </table:table-cell>
          <table:table-cell office:value-type="float" office:value="-26.87" calcext:value-type="float">
            <text:p>-26.8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6.75" calcext:value-type="float">
            <text:p>-6.75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368" calcext:value-type="float">
            <text:p>-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53" calcext:value-type="float">
            <text:p>28.53</text:p>
          </table:table-cell>
          <table:table-cell office:value-type="float" office:value="-333.16" calcext:value-type="float">
            <text:p>-333.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-34.84" calcext:value-type="float">
            <text:p>-34.8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8.56" calcext:value-type="float">
            <text:p>-8.5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93" calcext:value-type="float">
            <text:p>33.93</text:p>
          </table:table-cell>
          <table:table-cell office:value-type="float" office:value="-421.23" calcext:value-type="float">
            <text:p>-421.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07" calcext:value-type="float">
            <text:p>6.07</text:p>
          </table:table-cell>
          <table:table-cell office:value-type="float" office:value="-38.77" calcext:value-type="float">
            <text:p>-38.7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8.88" calcext:value-type="float">
            <text:p>-8.88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98" calcext:value-type="float">
            <text:p>28.98</text:p>
          </table:table-cell>
          <table:table-cell office:value-type="float" office:value="-435.4" calcext:value-type="float">
            <text:p>-435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2" calcext:value-type="float">
            <text:p>11.02</text:p>
          </table:table-cell>
          <table:table-cell office:value-type="float" office:value="-24.6" calcext:value-type="float">
            <text:p>-24.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8" calcext:value-type="float">
            <text:p>-8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99" calcext:value-type="float">
            <text:p>29.99</text:p>
          </table:table-cell>
          <table:table-cell office:value-type="float" office:value="-392.76" calcext:value-type="float">
            <text:p>-392.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01" calcext:value-type="float">
            <text:p>10.01</text:p>
          </table:table-cell>
          <table:table-cell office:value-type="float" office:value="-67.24" calcext:value-type="float">
            <text:p>-67.2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10.31" calcext:value-type="float">
            <text:p>-10.31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69" calcext:value-type="float">
            <text:p>43.69</text:p>
          </table:table-cell>
          <table:table-cell office:value-type="float" office:value="-508.54" calcext:value-type="float">
            <text:p>-508.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31" calcext:value-type="float">
            <text:p>4.31</text:p>
          </table:table-cell>
          <table:table-cell office:value-type="float" office:value="-43.46" calcext:value-type="float">
            <text:p>-43.4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18" calcext:value-type="float">
            <text:p>45.18</text:p>
          </table:table-cell>
          <table:table-cell office:value-type="float" office:value="-532.83" calcext:value-type="float">
            <text:p>-532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-19.17" calcext:value-type="float">
            <text:p>-19.1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10.38" calcext:value-type="float">
            <text:p>-10.38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93" calcext:value-type="float">
            <text:p>40.93</text:p>
          </table:table-cell>
          <table:table-cell office:value-type="float" office:value="-511.07" calcext:value-type="float">
            <text:p>-511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07" calcext:value-type="float">
            <text:p>7.07</text:p>
          </table:table-cell>
          <table:table-cell office:value-type="float" office:value="-40.93" calcext:value-type="float">
            <text:p>-40.9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56" calcext:value-type="float">
            <text:p>-0.56</text:p>
          </table:table-cell>
          <table:table-cell office:value-type="float" office:value="-12.5" calcext:value-type="float">
            <text:p>-12.5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644" calcext:value-type="float">
            <text:p>-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37" calcext:value-type="float">
            <text:p>58.37</text:p>
          </table:table-cell>
          <table:table-cell office:value-type="float" office:value="-616.97" calcext:value-type="float">
            <text:p>-616.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37" calcext:value-type="float">
            <text:p>-2.37</text:p>
          </table:table-cell>
          <table:table-cell office:value-type="float" office:value="-27.03" calcext:value-type="float">
            <text:p>-27.0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11.38" calcext:value-type="float">
            <text:p>-11.38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644" calcext:value-type="float">
            <text:p>-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74" calcext:value-type="float">
            <text:p>52.74</text:p>
          </table:table-cell>
          <table:table-cell office:value-type="float" office:value="-561.17" calcext:value-type="float">
            <text:p>-561.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-82.83" calcext:value-type="float">
            <text:p>-82.8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11.44" calcext:value-type="float">
            <text:p>-11.44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644" calcext:value-type="float">
            <text:p>-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.58" calcext:value-type="float">
            <text:p>51.58</text:p>
          </table:table-cell>
          <table:table-cell office:value-type="float" office:value="-565.48" calcext:value-type="float">
            <text:p>-565.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42" calcext:value-type="float">
            <text:p>4.42</text:p>
          </table:table-cell>
          <table:table-cell office:value-type="float" office:value="-78.52" calcext:value-type="float">
            <text:p>-78.5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-60.73" calcext:value-type="float">
            <text:p>-60.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73" calcext:value-type="float">
            <text:p>-1.73</text:p>
          </table:table-cell>
          <table:table-cell office:value-type="float" office:value="-31.27" calcext:value-type="float">
            <text:p>-31.2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5" calcext:value-type="float">
            <text:p>-1.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-73.01" calcext:value-type="float">
            <text:p>-73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-18.99" calcext:value-type="float">
            <text:p>-18.9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38" calcext:value-type="float">
            <text:p>-1.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-66.3" calcext:value-type="float">
            <text:p>-66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-25.7" calcext:value-type="float">
            <text:p>-25.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2.94" calcext:value-type="float">
            <text:p>-2.94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-142.35" calcext:value-type="float">
            <text:p>-142.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-41.65" calcext:value-type="float">
            <text:p>-41.6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3.06" calcext:value-type="float">
            <text:p>-3.06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84" calcext:value-type="float">
            <text:p>4.84</text:p>
          </table:table-cell>
          <table:table-cell office:value-type="float" office:value="-149.57" calcext:value-type="float">
            <text:p>-149.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4" calcext:value-type="float">
            <text:p>-0.84</text:p>
          </table:table-cell>
          <table:table-cell office:value-type="float" office:value="-34.43" calcext:value-type="float">
            <text:p>-34.4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3.25" calcext:value-type="float">
            <text:p>-3.2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-158.17" calcext:value-type="float">
            <text:p>-158.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-25.83" calcext:value-type="float">
            <text:p>-25.8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4.75" calcext:value-type="float">
            <text:p>-4.7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-230.55" calcext:value-type="float">
            <text:p>-230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-45.45" calcext:value-type="float">
            <text:p>-45.4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5.75" calcext:value-type="float">
            <text:p>-5.7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23" calcext:value-type="float">
            <text:p>9.23</text:p>
          </table:table-cell>
          <table:table-cell office:value-type="float" office:value="-280.28" calcext:value-type="float">
            <text:p>-280.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23" calcext:value-type="float">
            <text:p>-3.23</text:p>
          </table:table-cell>
          <table:table-cell office:value-type="float" office:value="4.28" calcext:value-type="float">
            <text:p>4.2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5.19" calcext:value-type="float">
            <text:p>-5.1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29" calcext:value-type="float">
            <text:p>5.29</text:p>
          </table:table-cell>
          <table:table-cell office:value-type="float" office:value="-251.8" calcext:value-type="float">
            <text:p>-251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-24.2" calcext:value-type="float">
            <text:p>-24.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6.81" calcext:value-type="float">
            <text:p>-6.81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68" calcext:value-type="float">
            <text:p>-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-330.39" calcext:value-type="float">
            <text:p>-330.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-37.61" calcext:value-type="float">
            <text:p>-37.6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6.38" calcext:value-type="float">
            <text:p>-6.3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68" calcext:value-type="float">
            <text:p>-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21" calcext:value-type="float">
            <text:p>5.21</text:p>
          </table:table-cell>
          <table:table-cell office:value-type="float" office:value="-309.63" calcext:value-type="float">
            <text:p>-309.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-58.37" calcext:value-type="float">
            <text:p>-58.3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7.19" calcext:value-type="float">
            <text:p>-7.19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68" calcext:value-type="float">
            <text:p>-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-349.24" calcext:value-type="float">
            <text:p>-349.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-18.76" calcext:value-type="float">
            <text:p>-18.7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8.62" calcext:value-type="float">
            <text:p>-8.62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-419.72" calcext:value-type="float">
            <text:p>-419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-40.28" calcext:value-type="float">
            <text:p>-40.2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8.88" calcext:value-type="float">
            <text:p>-8.88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float" office:value="-431.74" calcext:value-type="float">
            <text:p>-431.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99" calcext:value-type="float">
            <text:p>-1.99</text:p>
          </table:table-cell>
          <table:table-cell office:value-type="float" office:value="-28.26" calcext:value-type="float">
            <text:p>-28.2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8.69" calcext:value-type="float">
            <text:p>-8.69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02" calcext:value-type="float">
            <text:p>13.02</text:p>
          </table:table-cell>
          <table:table-cell office:value-type="float" office:value="-424.41" calcext:value-type="float">
            <text:p>-424.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02" calcext:value-type="float">
            <text:p>-3.02</text:p>
          </table:table-cell>
          <table:table-cell office:value-type="float" office:value="-35.59" calcext:value-type="float">
            <text:p>-35.5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03" calcext:value-type="float">
            <text:p>13.03</text:p>
          </table:table-cell>
          <table:table-cell office:value-type="float" office:value="-507.79" calcext:value-type="float">
            <text:p>-507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03" calcext:value-type="float">
            <text:p>-1.03</text:p>
          </table:table-cell>
          <table:table-cell office:value-type="float" office:value="-44.21" calcext:value-type="float">
            <text:p>-44.2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03" calcext:value-type="float">
            <text:p>13.03</text:p>
          </table:table-cell>
          <table:table-cell office:value-type="float" office:value="-507.79" calcext:value-type="float">
            <text:p>-507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03" calcext:value-type="float">
            <text:p>-1.03</text:p>
          </table:table-cell>
          <table:table-cell office:value-type="float" office:value="-44.21" calcext:value-type="float">
            <text:p>-44.2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0.38" calcext:value-type="float">
            <text:p>-10.38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17" calcext:value-type="float">
            <text:p>12.17</text:p>
          </table:table-cell>
          <table:table-cell office:value-type="float" office:value="-505.39" calcext:value-type="float">
            <text:p>-505.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7" calcext:value-type="float">
            <text:p>-0.17</text:p>
          </table:table-cell>
          <table:table-cell office:value-type="float" office:value="-46.61" calcext:value-type="float">
            <text:p>-46.6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2.62" calcext:value-type="float">
            <text:p>-12.62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644" calcext:value-type="float">
            <text:p>-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26" calcext:value-type="float">
            <text:p>15.26</text:p>
          </table:table-cell>
          <table:table-cell office:value-type="float" office:value="-614.84" calcext:value-type="float">
            <text:p>-614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6" calcext:value-type="float">
            <text:p>-1.26</text:p>
          </table:table-cell>
          <table:table-cell office:value-type="float" office:value="-29.16" calcext:value-type="float">
            <text:p>-29.1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11.5" calcext:value-type="float">
            <text:p>-11.5</text:p>
          </table:table-cell>
          <table:table-cell office:value-type="float" office:value="-2.38" calcext:value-type="float">
            <text:p>-2.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644" calcext:value-type="float">
            <text:p>-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13" calcext:value-type="float">
            <text:p>-3.13</text:p>
          </table:table-cell>
          <table:table-cell office:value-type="float" office:value="-580.96" calcext:value-type="float">
            <text:p>-580.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13" calcext:value-type="float">
            <text:p>17.13</text:p>
          </table:table-cell>
          <table:table-cell office:value-type="float" office:value="-63.04" calcext:value-type="float">
            <text:p>-63.0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2.5" calcext:value-type="float">
            <text:p>-12.5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644" calcext:value-type="float">
            <text:p>-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88" calcext:value-type="float">
            <text:p>14.88</text:p>
          </table:table-cell>
          <table:table-cell office:value-type="float" office:value="-608.77" calcext:value-type="float">
            <text:p>-608.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35.23" calcext:value-type="float">
            <text:p>-35.2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1.25" calcext:value-type="float">
            <text:p>-1.2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.78" calcext:value-type="float">
            <text:p>-5.78</text:p>
          </table:table-cell>
          <table:table-cell office:value-type="float" office:value="-59.86" calcext:value-type="float">
            <text:p>-59.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-32.14" calcext:value-type="float">
            <text:p>-32.1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1.88" calcext:value-type="float">
            <text:p>-1.88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92" calcext:value-type="float">
            <text:p>-3.92</text:p>
          </table:table-cell>
          <table:table-cell office:value-type="float" office:value="-90.22" calcext:value-type="float">
            <text:p>-90.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-1.78" calcext:value-type="float">
            <text:p>-1.7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5" calcext:value-type="float">
            <text:p>-1.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-73.01" calcext:value-type="float">
            <text:p>-73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.85" calcext:value-type="float">
            <text:p>-4.85</text:p>
          </table:table-cell>
          <table:table-cell office:value-type="float" office:value="-18.99" calcext:value-type="float">
            <text:p>-18.9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3" calcext:value-type="float">
            <text:p>-3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.18" calcext:value-type="float">
            <text:p>-4.18</text:p>
          </table:table-cell>
          <table:table-cell office:value-type="float" office:value="-145.02" calcext:value-type="float">
            <text:p>-145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82" calcext:value-type="float">
            <text:p>-3.82</text:p>
          </table:table-cell>
          <table:table-cell office:value-type="float" office:value="-38.98" calcext:value-type="float">
            <text:p>-38.9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3.31" calcext:value-type="float">
            <text:p>-3.31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08" calcext:value-type="float">
            <text:p>-12.08</text:p>
          </table:table-cell>
          <table:table-cell office:value-type="float" office:value="-158.69" calcext:value-type="float">
            <text:p>-158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-25.31" calcext:value-type="float">
            <text:p>-25.3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3.31" calcext:value-type="float">
            <text:p>-3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.84" calcext:value-type="float">
            <text:p>-4.84</text:p>
          </table:table-cell>
          <table:table-cell office:value-type="float" office:value="-158.42" calcext:value-type="float">
            <text:p>-158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16" calcext:value-type="float">
            <text:p>-3.16</text:p>
          </table:table-cell>
          <table:table-cell office:value-type="float" office:value="-25.58" calcext:value-type="float">
            <text:p>-25.5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5.06" calcext:value-type="float">
            <text:p>-5.0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.02" calcext:value-type="float">
            <text:p>-15.02</text:p>
          </table:table-cell>
          <table:table-cell office:value-type="float" office:value="-241.56" calcext:value-type="float">
            <text:p>-241.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-34.44" calcext:value-type="float">
            <text:p>-34.4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4.81" calcext:value-type="float">
            <text:p>-4.81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.34" calcext:value-type="float">
            <text:p>-5.34</text:p>
          </table:table-cell>
          <table:table-cell office:value-type="float" office:value="-232.71" calcext:value-type="float">
            <text:p>-232.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66" calcext:value-type="float">
            <text:p>-6.66</text:p>
          </table:table-cell>
          <table:table-cell office:value-type="float" office:value="-43.29" calcext:value-type="float">
            <text:p>-43.2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5.06" calcext:value-type="float">
            <text:p>-5.06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8.64" calcext:value-type="float">
            <text:p>-18.64</text:p>
          </table:table-cell>
          <table:table-cell office:value-type="float" office:value="-241.7" calcext:value-type="float">
            <text:p>-241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64" calcext:value-type="float">
            <text:p>6.64</text:p>
          </table:table-cell>
          <table:table-cell office:value-type="float" office:value="-34.3" calcext:value-type="float">
            <text:p>-34.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6.44" calcext:value-type="float">
            <text:p>-6.44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368" calcext:value-type="float">
            <text:p>-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.33" calcext:value-type="float">
            <text:p>-9.33</text:p>
          </table:table-cell>
          <table:table-cell office:value-type="float" office:value="-310.15" calcext:value-type="float">
            <text:p>-310.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67" calcext:value-type="float">
            <text:p>-6.67</text:p>
          </table:table-cell>
          <table:table-cell office:value-type="float" office:value="-57.85" calcext:value-type="float">
            <text:p>-57.8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6.62" calcext:value-type="float">
            <text:p>-6.62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368" calcext:value-type="float">
            <text:p>-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.98" calcext:value-type="float">
            <text:p>-13.98</text:p>
          </table:table-cell>
          <table:table-cell office:value-type="float" office:value="-317.61" calcext:value-type="float">
            <text:p>-317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02" calcext:value-type="float">
            <text:p>-2.02</text:p>
          </table:table-cell>
          <table:table-cell office:value-type="float" office:value="-50.39" calcext:value-type="float">
            <text:p>-50.3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6.12" calcext:value-type="float">
            <text:p>-6.12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368" calcext:value-type="float">
            <text:p>-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.31" calcext:value-type="float">
            <text:p>-7.31</text:p>
          </table:table-cell>
          <table:table-cell office:value-type="float" office:value="-295.47" calcext:value-type="float">
            <text:p>-29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.69" calcext:value-type="float">
            <text:p>-8.69</text:p>
          </table:table-cell>
          <table:table-cell office:value-type="float" office:value="-72.53" calcext:value-type="float">
            <text:p>-72.5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9.06" calcext:value-type="float">
            <text:p>-9.06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9.16" calcext:value-type="float">
            <text:p>-19.16</text:p>
          </table:table-cell>
          <table:table-cell office:value-type="float" office:value="-434.66" calcext:value-type="float">
            <text:p>-434.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4" calcext:value-type="float">
            <text:p>-0.84</text:p>
          </table:table-cell>
          <table:table-cell office:value-type="float" office:value="-25.34" calcext:value-type="float">
            <text:p>-25.3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8.81" calcext:value-type="float">
            <text:p>-8.81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3.53" calcext:value-type="float">
            <text:p>-23.53</text:p>
          </table:table-cell>
          <table:table-cell office:value-type="float" office:value="-422.65" calcext:value-type="float">
            <text:p>-422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3" calcext:value-type="float">
            <text:p>3.53</text:p>
          </table:table-cell>
          <table:table-cell office:value-type="float" office:value="-37.35" calcext:value-type="float">
            <text:p>-37.3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94" calcext:value-type="float">
            <text:p>-7.94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6.81" calcext:value-type="float">
            <text:p>-26.81</text:p>
          </table:table-cell>
          <table:table-cell office:value-type="float" office:value="-380.77" calcext:value-type="float">
            <text:p>-380.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81" calcext:value-type="float">
            <text:p>6.81</text:p>
          </table:table-cell>
          <table:table-cell office:value-type="float" office:value="-79.23" calcext:value-type="float">
            <text:p>-79.2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-10.88" calcext:value-type="float">
            <text:p>-10.88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.77" calcext:value-type="float">
            <text:p>-32.77</text:p>
          </table:table-cell>
          <table:table-cell office:value-type="float" office:value="-520.97" calcext:value-type="float">
            <text:p>-520.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77" calcext:value-type="float">
            <text:p>8.77</text:p>
          </table:table-cell>
          <table:table-cell office:value-type="float" office:value="-31.03" calcext:value-type="float">
            <text:p>-31.0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-10.56" calcext:value-type="float">
            <text:p>-10.5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.76" calcext:value-type="float">
            <text:p>-30.76</text:p>
          </table:table-cell>
          <table:table-cell office:value-type="float" office:value="-506.29" calcext:value-type="float">
            <text:p>-506.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6" calcext:value-type="float">
            <text:p>6.76</text:p>
          </table:table-cell>
          <table:table-cell office:value-type="float" office:value="-45.71" calcext:value-type="float">
            <text:p>-45.7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-10.62" calcext:value-type="float">
            <text:p>-10.62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9.9" calcext:value-type="float">
            <text:p>-29.9</text:p>
          </table:table-cell>
          <table:table-cell office:value-type="float" office:value="-508.69" calcext:value-type="float">
            <text:p>-508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-43.31" calcext:value-type="float">
            <text:p>-43.3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-12.56" calcext:value-type="float">
            <text:p>-12.56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644" calcext:value-type="float">
            <text:p>-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8.41" calcext:value-type="float">
            <text:p>-28.41</text:p>
          </table:table-cell>
          <table:table-cell office:value-type="float" office:value="-603.6" calcext:value-type="float">
            <text:p>-603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-40.4" calcext:value-type="float">
            <text:p>-40.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-11.69" calcext:value-type="float">
            <text:p>-11.69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644" calcext:value-type="float">
            <text:p>-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5.81" calcext:value-type="float">
            <text:p>-25.81</text:p>
          </table:table-cell>
          <table:table-cell office:value-type="float" office:value="-562.73" calcext:value-type="float">
            <text:p>-562.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19" calcext:value-type="float">
            <text:p>-2.19</text:p>
          </table:table-cell>
          <table:table-cell office:value-type="float" office:value="-81.27" calcext:value-type="float">
            <text:p>-81.2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-12.25" calcext:value-type="float">
            <text:p>-12.2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644" calcext:value-type="float">
            <text:p>-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1.12" calcext:value-type="float">
            <text:p>-41.12</text:p>
          </table:table-cell>
          <table:table-cell office:value-type="float" office:value="-586.4" calcext:value-type="float">
            <text:p>-586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12" calcext:value-type="float">
            <text:p>13.12</text:p>
          </table:table-cell>
          <table:table-cell office:value-type="float" office:value="-57.6" calcext:value-type="float">
            <text:p>-57.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1.31" calcext:value-type="float">
            <text:p>-1.3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18" calcext:value-type="float">
            <text:p>6.18</text:p>
          </table:table-cell>
          <table:table-cell office:value-type="float" office:value="-64.91" calcext:value-type="float">
            <text:p>-64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-17.09" calcext:value-type="float">
            <text:p>-17.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1.06" calcext:value-type="float">
            <text:p>-1.0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44" calcext:value-type="float">
            <text:p>5.44</text:p>
          </table:table-cell>
          <table:table-cell office:value-type="float" office:value="-52.77" calcext:value-type="float">
            <text:p>-52.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-29.23" calcext:value-type="float">
            <text:p>-29.2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1.38" calcext:value-type="float">
            <text:p>-1.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04" calcext:value-type="float">
            <text:p>7.04</text:p>
          </table:table-cell>
          <table:table-cell office:value-type="float" office:value="-67.31" calcext:value-type="float">
            <text:p>-67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-14.69" calcext:value-type="float">
            <text:p>-14.6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2.25" calcext:value-type="float">
            <text:p>-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65" calcext:value-type="float">
            <text:p>9.65</text:p>
          </table:table-cell>
          <table:table-cell office:value-type="float" office:value="-109.82" calcext:value-type="float">
            <text:p>-109.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35" calcext:value-type="float">
            <text:p>6.35</text:p>
          </table:table-cell>
          <table:table-cell office:value-type="float" office:value="-54.18" calcext:value-type="float">
            <text:p>-54.1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2.75" calcext:value-type="float">
            <text:p>-2.7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79" calcext:value-type="float">
            <text:p>9.79</text:p>
          </table:table-cell>
          <table:table-cell office:value-type="float" office:value="-135.39" calcext:value-type="float">
            <text:p>-135.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1" calcext:value-type="float">
            <text:p>6.21</text:p>
          </table:table-cell>
          <table:table-cell office:value-type="float" office:value="-28.61" calcext:value-type="float">
            <text:p>-28.6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2.81" calcext:value-type="float">
            <text:p>-2.81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87" calcext:value-type="float">
            <text:p>15.87</text:p>
          </table:table-cell>
          <table:table-cell office:value-type="float" office:value="-139.44" calcext:value-type="float">
            <text:p>-139.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-24.56" calcext:value-type="float">
            <text:p>-24.5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4.19" calcext:value-type="float">
            <text:p>-4.1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46" calcext:value-type="float">
            <text:p>-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97" calcext:value-type="float">
            <text:p>19.97</text:p>
          </table:table-cell>
          <table:table-cell office:value-type="float" office:value="-206.24" calcext:value-type="float">
            <text:p>-206.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-39.76" calcext:value-type="float">
            <text:p>-39.7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4.38" calcext:value-type="float">
            <text:p>-4.3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46" calcext:value-type="float">
            <text:p>-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52" calcext:value-type="float">
            <text:p>27.52</text:p>
          </table:table-cell>
          <table:table-cell office:value-type="float" office:value="-212.03" calcext:value-type="float">
            <text:p>-212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52" calcext:value-type="float">
            <text:p>-3.52</text:p>
          </table:table-cell>
          <table:table-cell office:value-type="float" office:value="-33.97" calcext:value-type="float">
            <text:p>-33.9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4.44" calcext:value-type="float">
            <text:p>-4.44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46" calcext:value-type="float">
            <text:p>-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98" calcext:value-type="float">
            <text:p>22.98</text:p>
          </table:table-cell>
          <table:table-cell office:value-type="float" office:value="-219.53" calcext:value-type="float">
            <text:p>-219.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-26.47" calcext:value-type="float">
            <text:p>-26.4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5.5" calcext:value-type="float">
            <text:p>-5.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328" calcext:value-type="float">
            <text:p>-3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09" calcext:value-type="float">
            <text:p>29.09</text:p>
          </table:table-cell>
          <table:table-cell office:value-type="float" office:value="-271.66" calcext:value-type="float">
            <text:p>-271.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-56.34" calcext:value-type="float">
            <text:p>-56.3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5.69" calcext:value-type="float">
            <text:p>-5.69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328" calcext:value-type="float">
            <text:p>-3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8" calcext:value-type="float">
            <text:p>17.88</text:p>
          </table:table-cell>
          <table:table-cell office:value-type="float" office:value="-278.75" calcext:value-type="float">
            <text:p>-27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12" calcext:value-type="float">
            <text:p>14.12</text:p>
          </table:table-cell>
          <table:table-cell office:value-type="float" office:value="-49.25" calcext:value-type="float">
            <text:p>-49.2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5.69" calcext:value-type="float">
            <text:p>-5.69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328" calcext:value-type="float">
            <text:p>-3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65" calcext:value-type="float">
            <text:p>29.65</text:p>
          </table:table-cell>
          <table:table-cell office:value-type="float" office:value="-280.77" calcext:value-type="float">
            <text:p>-280.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-47.23" calcext:value-type="float">
            <text:p>-47.2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6.75" calcext:value-type="float">
            <text:p>-6.7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410" calcext:value-type="float">
            <text:p>-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09" calcext:value-type="float">
            <text:p>35.09</text:p>
          </table:table-cell>
          <table:table-cell office:value-type="float" office:value="-333.54" calcext:value-type="float">
            <text:p>-333.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91" calcext:value-type="float">
            <text:p>4.91</text:p>
          </table:table-cell>
          <table:table-cell office:value-type="float" office:value="-76.46" calcext:value-type="float">
            <text:p>-76.4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7.81" calcext:value-type="float">
            <text:p>-7.81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410" calcext:value-type="float">
            <text:p>-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26" calcext:value-type="float">
            <text:p>38.26</text:p>
          </table:table-cell>
          <table:table-cell office:value-type="float" office:value="-385.16" calcext:value-type="float">
            <text:p>-385.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-24.84" calcext:value-type="float">
            <text:p>-24.8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7.56" calcext:value-type="float">
            <text:p>-7.56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410" calcext:value-type="float">
            <text:p>-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51" calcext:value-type="float">
            <text:p>37.51</text:p>
          </table:table-cell>
          <table:table-cell office:value-type="float" office:value="-373.01" calcext:value-type="float">
            <text:p>-373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-36.99" calcext:value-type="float">
            <text:p>-36.9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56" calcext:value-type="float">
            <text:p>-0.56</text:p>
          </table:table-cell>
          <table:table-cell office:value-type="float" office:value="-8.44" calcext:value-type="float">
            <text:p>-8.44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492" calcext:value-type="float">
            <text:p>-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93" calcext:value-type="float">
            <text:p>46.93</text:p>
          </table:table-cell>
          <table:table-cell office:value-type="float" office:value="-418.95" calcext:value-type="float">
            <text:p>-418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-73.05" calcext:value-type="float">
            <text:p>-73.0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8.5" calcext:value-type="float">
            <text:p>-8.5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492" calcext:value-type="float">
            <text:p>-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15" calcext:value-type="float">
            <text:p>42.15</text:p>
          </table:table-cell>
          <table:table-cell office:value-type="float" office:value="-423.4" calcext:value-type="float">
            <text:p>-423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-68.6" calcext:value-type="float">
            <text:p>-68.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8.88" calcext:value-type="float">
            <text:p>-8.88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492" calcext:value-type="float">
            <text:p>-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43" calcext:value-type="float">
            <text:p>41.43</text:p>
          </table:table-cell>
          <table:table-cell office:value-type="float" office:value="-436.78" calcext:value-type="float">
            <text:p>-436.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57" calcext:value-type="float">
            <text:p>6.57</text:p>
          </table:table-cell>
          <table:table-cell office:value-type="float" office:value="-55.22" calcext:value-type="float">
            <text:p>-55.2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81" calcext:value-type="float">
            <text:p>-0.81</text:p>
          </table:table-cell>
          <table:table-cell office:value-type="float" office:value="-10.31" calcext:value-type="float">
            <text:p>-10.31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27" calcext:value-type="float">
            <text:p>62.27</text:p>
          </table:table-cell>
          <table:table-cell office:value-type="float" office:value="-513.98" calcext:value-type="float">
            <text:p>-513.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27" calcext:value-type="float">
            <text:p>-6.27</text:p>
          </table:table-cell>
          <table:table-cell office:value-type="float" office:value="-60.02" calcext:value-type="float">
            <text:p>-60.0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62" calcext:value-type="float">
            <text:p>-0.62</text:p>
          </table:table-cell>
          <table:table-cell office:value-type="float" office:value="-10.56" calcext:value-type="float">
            <text:p>-10.56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88" calcext:value-type="float">
            <text:p>56.88</text:p>
          </table:table-cell>
          <table:table-cell office:value-type="float" office:value="-522.07" calcext:value-type="float">
            <text:p>-522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51.93" calcext:value-type="float">
            <text:p>-51.9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.88" calcext:value-type="float">
            <text:p>69.88</text:p>
          </table:table-cell>
          <table:table-cell office:value-type="float" office:value="-519.79" calcext:value-type="float">
            <text:p>-519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.88" calcext:value-type="float">
            <text:p>-13.88</text:p>
          </table:table-cell>
          <table:table-cell office:value-type="float" office:value="-54.21" calcext:value-type="float">
            <text:p>-54.2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11.88" calcext:value-type="float">
            <text:p>-11.88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656" calcext:value-type="float">
            <text:p>-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.66" calcext:value-type="float">
            <text:p>64.66</text:p>
          </table:table-cell>
          <table:table-cell office:value-type="float" office:value="-588.76" calcext:value-type="float">
            <text:p>-588.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66" calcext:value-type="float">
            <text:p>-0.66</text:p>
          </table:table-cell>
          <table:table-cell office:value-type="float" office:value="-67.24" calcext:value-type="float">
            <text:p>-67.2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0.81" calcext:value-type="float">
            <text:p>-0.81</text:p>
          </table:table-cell>
          <table:table-cell office:value-type="float" office:value="-12.44" calcext:value-type="float">
            <text:p>-12.44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656" calcext:value-type="float">
            <text:p>-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.26" calcext:value-type="float">
            <text:p>67.26</text:p>
          </table:table-cell>
          <table:table-cell office:value-type="float" office:value="-618.5" calcext:value-type="float">
            <text:p>-61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26" calcext:value-type="float">
            <text:p>-3.26</text:p>
          </table:table-cell>
          <table:table-cell office:value-type="float" office:value="-37.5" calcext:value-type="float">
            <text:p>-37.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2.31" calcext:value-type="float">
            <text:p>-12.31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656" calcext:value-type="float">
            <text:p>-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.74" calcext:value-type="float">
            <text:p>77.74</text:p>
          </table:table-cell>
          <table:table-cell office:value-type="float" office:value="-612.03" calcext:value-type="float">
            <text:p>-612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.74" calcext:value-type="float">
            <text:p>-13.74</text:p>
          </table:table-cell>
          <table:table-cell office:value-type="float" office:value="-43.97" calcext:value-type="float">
            <text:p>-43.9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31" calcext:value-type="float">
            <text:p>-1.3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-63.9" calcext:value-type="float">
            <text:p>-63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-18.1" calcext:value-type="float">
            <text:p>-18.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56" calcext:value-type="float">
            <text:p>-1.5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-76.05" calcext:value-type="float">
            <text:p>-76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-5.95" calcext:value-type="float">
            <text:p>-5.9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38" calcext:value-type="float">
            <text:p>-1.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-66.3" calcext:value-type="float">
            <text:p>-66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-15.7" calcext:value-type="float">
            <text:p>-15.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2.56" calcext:value-type="float">
            <text:p>-2.5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87" calcext:value-type="float">
            <text:p>-1.87</text:p>
          </table:table-cell>
          <table:table-cell office:value-type="float" office:value="-123.63" calcext:value-type="float">
            <text:p>-123.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-40.37" calcext:value-type="float">
            <text:p>-40.3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2.56" calcext:value-type="float">
            <text:p>-2.5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-124.64" calcext:value-type="float">
            <text:p>-124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39.36" calcext:value-type="float">
            <text:p>-39.3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2.75" calcext:value-type="float">
            <text:p>-2.7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-133.75" calcext:value-type="float">
            <text:p>-13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8" calcext:value-type="float">
            <text:p>-0.58</text:p>
          </table:table-cell>
          <table:table-cell office:value-type="float" office:value="-30.25" calcext:value-type="float">
            <text:p>-30.2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4.38" calcext:value-type="float">
            <text:p>-4.38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46" calcext:value-type="float">
            <text:p>-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-212.33" calcext:value-type="float">
            <text:p>-212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-33.67" calcext:value-type="float">
            <text:p>-33.6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4.06" calcext:value-type="float">
            <text:p>-4.06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46" calcext:value-type="float">
            <text:p>-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-197.14" calcext:value-type="float">
            <text:p>-197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float" office:value="-48.86" calcext:value-type="float">
            <text:p>-48.8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4.19" calcext:value-type="float">
            <text:p>-4.1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46" calcext:value-type="float">
            <text:p>-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-203.22" calcext:value-type="float">
            <text:p>-203.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-42.78" calcext:value-type="float">
            <text:p>-42.7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6.19" calcext:value-type="float">
            <text:p>-6.19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28" calcext:value-type="float">
            <text:p>-3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-300.52" calcext:value-type="float">
            <text:p>-300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-27.48" calcext:value-type="float">
            <text:p>-27.4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5.81" calcext:value-type="float">
            <text:p>-5.81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28" calcext:value-type="float">
            <text:p>-3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47" calcext:value-type="float">
            <text:p>6.47</text:p>
          </table:table-cell>
          <table:table-cell office:value-type="float" office:value="-282.81" calcext:value-type="float">
            <text:p>-282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-45.19" calcext:value-type="float">
            <text:p>-45.1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6.12" calcext:value-type="float">
            <text:p>-6.12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28" calcext:value-type="float">
            <text:p>-3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-298.13" calcext:value-type="float">
            <text:p>-298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21" calcext:value-type="float">
            <text:p>4.21</text:p>
          </table:table-cell>
          <table:table-cell office:value-type="float" office:value="-29.87" calcext:value-type="float">
            <text:p>-29.8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7.38" calcext:value-type="float">
            <text:p>-7.38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10" calcext:value-type="float">
            <text:p>-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-358.99" calcext:value-type="float">
            <text:p>-358.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-51.01" calcext:value-type="float">
            <text:p>-51.0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7.25" calcext:value-type="float">
            <text:p>-7.25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10" calcext:value-type="float">
            <text:p>-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-352.92" calcext:value-type="float">
            <text:p>-352.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48" calcext:value-type="float">
            <text:p>6.48</text:p>
          </table:table-cell>
          <table:table-cell office:value-type="float" office:value="-57.08" calcext:value-type="float">
            <text:p>-57.0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7.44" calcext:value-type="float">
            <text:p>-7.44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10" calcext:value-type="float">
            <text:p>-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-361.52" calcext:value-type="float">
            <text:p>-361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86" calcext:value-type="float">
            <text:p>8.86</text:p>
          </table:table-cell>
          <table:table-cell office:value-type="float" office:value="-48.48" calcext:value-type="float">
            <text:p>-48.4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9" calcext:value-type="float">
            <text:p>-9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92" calcext:value-type="float">
            <text:p>-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7" calcext:value-type="float">
            <text:p>8.07</text:p>
          </table:table-cell>
          <table:table-cell office:value-type="float" office:value="-438.58" calcext:value-type="float">
            <text:p>-438.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-53.42" calcext:value-type="float">
            <text:p>-53.4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9" calcext:value-type="float">
            <text:p>-9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92" calcext:value-type="float">
            <text:p>-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42" calcext:value-type="float">
            <text:p>9.42</text:p>
          </table:table-cell>
          <table:table-cell office:value-type="float" office:value="-437.31" calcext:value-type="float">
            <text:p>-437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-54.69" calcext:value-type="float">
            <text:p>-54.6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8.94" calcext:value-type="float">
            <text:p>-8.94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92" calcext:value-type="float">
            <text:p>-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55" calcext:value-type="float">
            <text:p>8.55</text:p>
          </table:table-cell>
          <table:table-cell office:value-type="float" office:value="-434.91" calcext:value-type="float">
            <text:p>-434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-57.09" calcext:value-type="float">
            <text:p>-57.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0.56" calcext:value-type="float">
            <text:p>-10.56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78" calcext:value-type="float">
            <text:p>9.78</text:p>
          </table:table-cell>
          <table:table-cell office:value-type="float" office:value="-513.99" calcext:value-type="float">
            <text:p>-513.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22" calcext:value-type="float">
            <text:p>4.22</text:p>
          </table:table-cell>
          <table:table-cell office:value-type="float" office:value="-60.01" calcext:value-type="float">
            <text:p>-60.0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47" calcext:value-type="float">
            <text:p>13.47</text:p>
          </table:table-cell>
          <table:table-cell office:value-type="float" office:value="-526.65" calcext:value-type="float">
            <text:p>-526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-47.35" calcext:value-type="float">
            <text:p>-47.3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10.75" calcext:value-type="float">
            <text:p>-10.75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-525.79" calcext:value-type="float">
            <text:p>-525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98" calcext:value-type="float">
            <text:p>9.98</text:p>
          </table:table-cell>
          <table:table-cell office:value-type="float" office:value="-48.21" calcext:value-type="float">
            <text:p>-48.2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2.12" calcext:value-type="float">
            <text:p>-12.1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656" calcext:value-type="float">
            <text:p>-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69" calcext:value-type="float">
            <text:p>7.69</text:p>
          </table:table-cell>
          <table:table-cell office:value-type="float" office:value="-596.29" calcext:value-type="float">
            <text:p>-596.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31" calcext:value-type="float">
            <text:p>8.31</text:p>
          </table:table-cell>
          <table:table-cell office:value-type="float" office:value="-59.71" calcext:value-type="float">
            <text:p>-59.7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2.25" calcext:value-type="float">
            <text:p>-12.25</text:p>
          </table:table-cell>
          <table:table-cell office:value-type="float" office:value="-1.06" calcext:value-type="float">
            <text:p>-1.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656" calcext:value-type="float">
            <text:p>-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39" calcext:value-type="float">
            <text:p>7.39</text:p>
          </table:table-cell>
          <table:table-cell office:value-type="float" office:value="-603" calcext:value-type="float">
            <text:p>-6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2.25" calcext:value-type="float">
            <text:p>-12.25</text:p>
          </table:table-cell>
          <table:table-cell office:value-type="float" office:value="-1.06" calcext:value-type="float">
            <text:p>-1.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656" calcext:value-type="float">
            <text:p>-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601.99" calcext:value-type="float">
            <text:p>-601.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-54.01" calcext:value-type="float">
            <text:p>-54.0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14.25" calcext:value-type="float">
            <text:p>-14.25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738" calcext:value-type="float">
            <text:p>-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13" calcext:value-type="float">
            <text:p>15.13</text:p>
          </table:table-cell>
          <table:table-cell office:value-type="float" office:value="-695.2" calcext:value-type="float">
            <text:p>-69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-42.8" calcext:value-type="float">
            <text:p>-42.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13.94" calcext:value-type="float">
            <text:p>-13.94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738" calcext:value-type="float">
            <text:p>-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64" calcext:value-type="float">
            <text:p>7.64</text:p>
          </table:table-cell>
          <table:table-cell office:value-type="float" office:value="-679.65" calcext:value-type="float">
            <text:p>-679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36" calcext:value-type="float">
            <text:p>10.36</text:p>
          </table:table-cell>
          <table:table-cell office:value-type="float" office:value="-58.35" calcext:value-type="float">
            <text:p>-58.3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3.81" calcext:value-type="float">
            <text:p>-13.81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738" calcext:value-type="float">
            <text:p>-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5" calcext:value-type="float">
            <text:p>17.45</text:p>
          </table:table-cell>
          <table:table-cell office:value-type="float" office:value="-673.81" calcext:value-type="float">
            <text:p>-673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-64.19" calcext:value-type="float">
            <text:p>-64.1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19" calcext:value-type="float">
            <text:p>-1.19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-57.83" calcext:value-type="float">
            <text:p>-57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92" calcext:value-type="float">
            <text:p>-3.92</text:p>
          </table:table-cell>
          <table:table-cell office:value-type="float" office:value="-24.17" calcext:value-type="float">
            <text:p>-24.1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1.44" calcext:value-type="float">
            <text:p>-1.44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.22" calcext:value-type="float">
            <text:p>-5.22</text:p>
          </table:table-cell>
          <table:table-cell office:value-type="float" office:value="-68.97" calcext:value-type="float">
            <text:p>-68.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-13.03" calcext:value-type="float">
            <text:p>-13.0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1.31" calcext:value-type="float">
            <text:p>-1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97" calcext:value-type="float">
            <text:p>-1.97</text:p>
          </table:table-cell>
          <table:table-cell office:value-type="float" office:value="-62.76" calcext:value-type="float">
            <text:p>-62.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03" calcext:value-type="float">
            <text:p>-2.03</text:p>
          </table:table-cell>
          <table:table-cell office:value-type="float" office:value="-19.24" calcext:value-type="float">
            <text:p>-19.2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2.94" calcext:value-type="float">
            <text:p>-2.94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64" calcext:value-type="float">
            <text:p>-6.64</text:p>
          </table:table-cell>
          <table:table-cell office:value-type="float" office:value="-140.84" calcext:value-type="float">
            <text:p>-140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36" calcext:value-type="float">
            <text:p>-1.36</text:p>
          </table:table-cell>
          <table:table-cell office:value-type="float" office:value="-23.16" calcext:value-type="float">
            <text:p>-23.1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2.25" calcext:value-type="float">
            <text:p>-2.2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47" calcext:value-type="float">
            <text:p>-3.47</text:p>
          </table:table-cell>
          <table:table-cell office:value-type="float" office:value="-109.08" calcext:value-type="float">
            <text:p>-109.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.53" calcext:value-type="float">
            <text:p>-4.53</text:p>
          </table:table-cell>
          <table:table-cell office:value-type="float" office:value="-54.92" calcext:value-type="float">
            <text:p>-54.9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3.19" calcext:value-type="float">
            <text:p>-3.1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57" calcext:value-type="float">
            <text:p>-6.57</text:p>
          </table:table-cell>
          <table:table-cell office:value-type="float" office:value="-153.62" calcext:value-type="float">
            <text:p>-153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43" calcext:value-type="float">
            <text:p>-1.43</text:p>
          </table:table-cell>
          <table:table-cell office:value-type="float" office:value="-10.38" calcext:value-type="float">
            <text:p>-10.3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4.44" calcext:value-type="float">
            <text:p>-4.44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246" calcext:value-type="float">
            <text:p>-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.02" calcext:value-type="float">
            <text:p>-13.02</text:p>
          </table:table-cell>
          <table:table-cell office:value-type="float" office:value="-214.12" calcext:value-type="float">
            <text:p>-214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-31.88" calcext:value-type="float">
            <text:p>-31.8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4.5" calcext:value-type="float">
            <text:p>-4.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246" calcext:value-type="float">
            <text:p>-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16" calcext:value-type="float">
            <text:p>-12.16</text:p>
          </table:table-cell>
          <table:table-cell office:value-type="float" office:value="-216.52" calcext:value-type="float">
            <text:p>-216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-29.48" calcext:value-type="float">
            <text:p>-29.4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4.19" calcext:value-type="float">
            <text:p>-4.1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246" calcext:value-type="float">
            <text:p>-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8.3" calcext:value-type="float">
            <text:p>-18.3</text:p>
          </table:table-cell>
          <table:table-cell office:value-type="float" office:value="-199.69" calcext:value-type="float">
            <text:p>-199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-46.31" calcext:value-type="float">
            <text:p>-46.3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5.19" calcext:value-type="float">
            <text:p>-5.1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328" calcext:value-type="float">
            <text:p>-3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8.27" calcext:value-type="float">
            <text:p>-18.27</text:p>
          </table:table-cell>
          <table:table-cell office:value-type="float" office:value="-247.77" calcext:value-type="float">
            <text:p>-247.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-80.23" calcext:value-type="float">
            <text:p>-80.2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6.12" calcext:value-type="float">
            <text:p>-6.12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328" calcext:value-type="float">
            <text:p>-3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.2" calcext:value-type="float">
            <text:p>-13.2</text:p>
          </table:table-cell>
          <table:table-cell office:value-type="float" office:value="-294.46" calcext:value-type="float">
            <text:p>-294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8" calcext:value-type="float">
            <text:p>-2.8</text:p>
          </table:table-cell>
          <table:table-cell office:value-type="float" office:value="-33.54" calcext:value-type="float">
            <text:p>-33.5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6" calcext:value-type="float">
            <text:p>-6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328" calcext:value-type="float">
            <text:p>-3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9" calcext:value-type="float">
            <text:p>-12.9</text:p>
          </table:table-cell>
          <table:table-cell office:value-type="float" office:value="-287.75" calcext:value-type="float">
            <text:p>-28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1" calcext:value-type="float">
            <text:p>-3.1</text:p>
          </table:table-cell>
          <table:table-cell office:value-type="float" office:value="-40.25" calcext:value-type="float">
            <text:p>-40.2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8" calcext:value-type="float">
            <text:p>-8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410" calcext:value-type="float">
            <text:p>-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5.7" calcext:value-type="float">
            <text:p>-25.7</text:p>
          </table:table-cell>
          <table:table-cell office:value-type="float" office:value="-386.23" calcext:value-type="float">
            <text:p>-386.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-23.77" calcext:value-type="float">
            <text:p>-23.7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7.75" calcext:value-type="float">
            <text:p>-7.75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410" calcext:value-type="float">
            <text:p>-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4.42" calcext:value-type="float">
            <text:p>-24.42</text:p>
          </table:table-cell>
          <table:table-cell office:value-type="float" office:value="-372.17" calcext:value-type="float">
            <text:p>-372.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42" calcext:value-type="float">
            <text:p>4.42</text:p>
          </table:table-cell>
          <table:table-cell office:value-type="float" office:value="-37.83" calcext:value-type="float">
            <text:p>-37.8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6.94" calcext:value-type="float">
            <text:p>-6.94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410" calcext:value-type="float">
            <text:p>-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6.17" calcext:value-type="float">
            <text:p>-26.17</text:p>
          </table:table-cell>
          <table:table-cell office:value-type="float" office:value="-332.05" calcext:value-type="float">
            <text:p>-332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17" calcext:value-type="float">
            <text:p>6.17</text:p>
          </table:table-cell>
          <table:table-cell office:value-type="float" office:value="-77.95" calcext:value-type="float">
            <text:p>-77.9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9.69" calcext:value-type="float">
            <text:p>-9.69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492" calcext:value-type="float">
            <text:p>-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.87" calcext:value-type="float">
            <text:p>-16.87</text:p>
          </table:table-cell>
          <table:table-cell office:value-type="float" office:value="-461.33" calcext:value-type="float">
            <text:p>-461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.13" calcext:value-type="float">
            <text:p>-7.13</text:p>
          </table:table-cell>
          <table:table-cell office:value-type="float" office:value="-30.67" calcext:value-type="float">
            <text:p>-30.6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-9.06" calcext:value-type="float">
            <text:p>-9.06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492" calcext:value-type="float">
            <text:p>-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5.91" calcext:value-type="float">
            <text:p>-35.91</text:p>
          </table:table-cell>
          <table:table-cell office:value-type="float" office:value="-434.05" calcext:value-type="float">
            <text:p>-434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91" calcext:value-type="float">
            <text:p>11.91</text:p>
          </table:table-cell>
          <table:table-cell office:value-type="float" office:value="-57.95" calcext:value-type="float">
            <text:p>-57.9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-9.31" calcext:value-type="float">
            <text:p>-9.31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492" calcext:value-type="float">
            <text:p>-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5.65" calcext:value-type="float">
            <text:p>-25.65</text:p>
          </table:table-cell>
          <table:table-cell office:value-type="float" office:value="-447.07" calcext:value-type="float">
            <text:p>-447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-44.93" calcext:value-type="float">
            <text:p>-44.9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-11.5" calcext:value-type="float">
            <text:p>-11.5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.26" calcext:value-type="float">
            <text:p>-32.26</text:p>
          </table:table-cell>
          <table:table-cell office:value-type="float" office:value="-552.61" calcext:value-type="float">
            <text:p>-552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-21.39" calcext:value-type="float">
            <text:p>-21.3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-11.12" calcext:value-type="float">
            <text:p>-11.12</text:p>
          </table:table-cell>
          <table:table-cell office:value-type="float" office:value="-1.19" calcext:value-type="float">
            <text:p>-1.19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5.58" calcext:value-type="float">
            <text:p>-35.58</text:p>
          </table:table-cell>
          <table:table-cell office:value-type="float" office:value="-543.06" calcext:value-type="float">
            <text:p>-543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58" calcext:value-type="float">
            <text:p>7.58</text:p>
          </table:table-cell>
          <table:table-cell office:value-type="float" office:value="-30.94" calcext:value-type="float">
            <text:p>-30.9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-11.31" calcext:value-type="float">
            <text:p>-11.31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.82" calcext:value-type="float">
            <text:p>-32.82</text:p>
          </table:table-cell>
          <table:table-cell office:value-type="float" office:value="-543.5" calcext:value-type="float">
            <text:p>-54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82" calcext:value-type="float">
            <text:p>4.82</text:p>
          </table:table-cell>
          <table:table-cell office:value-type="float" office:value="-30.5" calcext:value-type="float">
            <text:p>-30.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-12.69" calcext:value-type="float">
            <text:p>-12.69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656" calcext:value-type="float">
            <text:p>-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6.63" calcext:value-type="float">
            <text:p>-36.63</text:p>
          </table:table-cell>
          <table:table-cell office:value-type="float" office:value="-611.22" calcext:value-type="float">
            <text:p>-611.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63" calcext:value-type="float">
            <text:p>4.63</text:p>
          </table:table-cell>
          <table:table-cell office:value-type="float" office:value="-44.78" calcext:value-type="float">
            <text:p>-44.7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-13.69" calcext:value-type="float">
            <text:p>-13.69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656" calcext:value-type="float">
            <text:p>-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8.86" calcext:value-type="float">
            <text:p>-38.86</text:p>
          </table:table-cell>
          <table:table-cell office:value-type="float" office:value="-658.16" calcext:value-type="float">
            <text:p>-658.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86" calcext:value-type="float">
            <text:p>6.86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-13.25" calcext:value-type="float">
            <text:p>-13.25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656" calcext:value-type="float">
            <text:p>-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.66" calcext:value-type="float">
            <text:p>-30.66</text:p>
          </table:table-cell>
          <table:table-cell office:value-type="float" office:value="-637.77" calcext:value-type="float">
            <text:p>-637.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34" calcext:value-type="float">
            <text:p>-1.34</text:p>
          </table:table-cell>
          <table:table-cell office:value-type="float" office:value="-18.23" calcext:value-type="float">
            <text:p>-18.2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19" calcext:value-type="float">
            <text:p>-1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-57.7" calcext:value-type="float">
            <text:p>-57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-12.3" calcext:value-type="float">
            <text:p>-12.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1.06" calcext:value-type="float">
            <text:p>-1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11" calcext:value-type="float">
            <text:p>6.11</text:p>
          </table:table-cell>
          <table:table-cell office:value-type="float" office:value="-52.13" calcext:value-type="float">
            <text:p>-52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-17.87" calcext:value-type="float">
            <text:p>-17.8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1.12" calcext:value-type="float">
            <text:p>-1.12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57" calcext:value-type="float">
            <text:p>8.57</text:p>
          </table:table-cell>
          <table:table-cell office:value-type="float" office:value="-56.31" calcext:value-type="float">
            <text:p>-56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7" calcext:value-type="float">
            <text:p>-0.57</text:p>
          </table:table-cell>
          <table:table-cell office:value-type="float" office:value="-13.69" calcext:value-type="float">
            <text:p>-13.6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2.5" calcext:value-type="float">
            <text:p>-2.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72" calcext:value-type="float">
            <text:p>9.72</text:p>
          </table:table-cell>
          <table:table-cell office:value-type="float" office:value="-122.61" calcext:value-type="float">
            <text:p>-122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float" office:value="-17.39" calcext:value-type="float">
            <text:p>-17.3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2.25" calcext:value-type="float">
            <text:p>-2.2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-111.6" calcext:value-type="float">
            <text:p>-11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-28.4" calcext:value-type="float">
            <text:p>-28.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float" office:value="-89.21" calcext:value-type="float">
            <text:p>-89.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33" calcext:value-type="float">
            <text:p>8.33</text:p>
          </table:table-cell>
          <table:table-cell office:value-type="float" office:value="-50.79" calcext:value-type="float">
            <text:p>-50.7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3.06" calcext:value-type="float">
            <text:p>-3.0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34" calcext:value-type="float">
            <text:p>14.34</text:p>
          </table:table-cell>
          <table:table-cell office:value-type="float" office:value="-150.44" calcext:value-type="float">
            <text:p>-150.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66" calcext:value-type="float">
            <text:p>9.66</text:p>
          </table:table-cell>
          <table:table-cell office:value-type="float" office:value="-59.56" calcext:value-type="float">
            <text:p>-59.5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3.62" calcext:value-type="float">
            <text:p>-3.62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29" calcext:value-type="float">
            <text:p>18.29</text:p>
          </table:table-cell>
          <table:table-cell office:value-type="float" office:value="-178.91" calcext:value-type="float">
            <text:p>-178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-31.09" calcext:value-type="float">
            <text:p>-31.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3.44" calcext:value-type="float">
            <text:p>-3.44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68" calcext:value-type="float">
            <text:p>20.68</text:p>
          </table:table-cell>
          <table:table-cell office:value-type="float" office:value="-170.31" calcext:value-type="float">
            <text:p>-17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-39.69" calcext:value-type="float">
            <text:p>-39.6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5.25" calcext:value-type="float">
            <text:p>-5.2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46" calcext:value-type="float">
            <text:p>22.46</text:p>
          </table:table-cell>
          <table:table-cell office:value-type="float" office:value="-258.51" calcext:value-type="float">
            <text:p>-258.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54" calcext:value-type="float">
            <text:p>9.54</text:p>
          </table:table-cell>
          <table:table-cell office:value-type="float" office:value="-21.49" calcext:value-type="float">
            <text:p>-21.4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4.62" calcext:value-type="float">
            <text:p>-4.62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-228.14" calcext:value-type="float">
            <text:p>-228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-51.86" calcext:value-type="float">
            <text:p>-51.8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4.75" calcext:value-type="float">
            <text:p>-4.7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91" calcext:value-type="float">
            <text:p>23.91</text:p>
          </table:table-cell>
          <table:table-cell office:value-type="float" office:value="-234.72" calcext:value-type="float">
            <text:p>-234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9" calcext:value-type="float">
            <text:p>8.09</text:p>
          </table:table-cell>
          <table:table-cell office:value-type="float" office:value="-45.28" calcext:value-type="float">
            <text:p>-45.2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5.56" calcext:value-type="float">
            <text:p>-5.56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28" calcext:value-type="float">
            <text:p>29.28</text:p>
          </table:table-cell>
          <table:table-cell office:value-type="float" office:value="-274.7" calcext:value-type="float">
            <text:p>-274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72" calcext:value-type="float">
            <text:p>10.72</text:p>
          </table:table-cell>
          <table:table-cell office:value-type="float" office:value="-75.3" calcext:value-type="float">
            <text:p>-75.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6.31" calcext:value-type="float">
            <text:p>-6.31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313.93" calcext:value-type="float">
            <text:p>-313.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6.07" calcext:value-type="float">
            <text:p>-36.0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6.81" calcext:value-type="float">
            <text:p>-6.81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33" calcext:value-type="float">
            <text:p>32.33</text:p>
          </table:table-cell>
          <table:table-cell office:value-type="float" office:value="-336.07" calcext:value-type="float">
            <text:p>-336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float" office:value="-13.93" calcext:value-type="float">
            <text:p>-13.9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6.12" calcext:value-type="float">
            <text:p>-6.12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07" calcext:value-type="float">
            <text:p>25.07</text:p>
          </table:table-cell>
          <table:table-cell office:value-type="float" office:value="-301.02" calcext:value-type="float">
            <text:p>-301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93" calcext:value-type="float">
            <text:p>22.93</text:p>
          </table:table-cell>
          <table:table-cell office:value-type="float" office:value="-118.98" calcext:value-type="float">
            <text:p>-118.9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7.69" calcext:value-type="float">
            <text:p>-7.69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88" calcext:value-type="float">
            <text:p>37.88</text:p>
          </table:table-cell>
          <table:table-cell office:value-type="float" office:value="-379.09" calcext:value-type="float">
            <text:p>-379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12" calcext:value-type="float">
            <text:p>10.12</text:p>
          </table:table-cell>
          <table:table-cell office:value-type="float" office:value="-40.91" calcext:value-type="float">
            <text:p>-40.9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8.31" calcext:value-type="float">
            <text:p>-8.31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02" calcext:value-type="float">
            <text:p>42.02</text:p>
          </table:table-cell>
          <table:table-cell office:value-type="float" office:value="-410.59" calcext:value-type="float">
            <text:p>-410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float" office:value="-9.41" calcext:value-type="float">
            <text:p>-9.4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8.5" calcext:value-type="float">
            <text:p>-8.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490" calcext:value-type="float">
            <text:p>-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9" calcext:value-type="float">
            <text:p>41.9</text:p>
          </table:table-cell>
          <table:table-cell office:value-type="float" office:value="-420.34" calcext:value-type="float">
            <text:p>-420.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-69.66" calcext:value-type="float">
            <text:p>-69.6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56" calcext:value-type="float">
            <text:p>-0.56</text:p>
          </table:table-cell>
          <table:table-cell office:value-type="float" office:value="-9.19" calcext:value-type="float">
            <text:p>-9.19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490" calcext:value-type="float">
            <text:p>-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84" calcext:value-type="float">
            <text:p>49.84</text:p>
          </table:table-cell>
          <table:table-cell office:value-type="float" office:value="-454.75" calcext:value-type="float">
            <text:p>-45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16" calcext:value-type="float">
            <text:p>6.16</text:p>
          </table:table-cell>
          <table:table-cell office:value-type="float" office:value="-35.25" calcext:value-type="float">
            <text:p>-35.2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9.38" calcext:value-type="float">
            <text:p>-9.38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490" calcext:value-type="float">
            <text:p>-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96" calcext:value-type="float">
            <text:p>56.96</text:p>
          </table:table-cell>
          <table:table-cell office:value-type="float" office:value="-464.24" calcext:value-type="float">
            <text:p>-464.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96" calcext:value-type="float">
            <text:p>-0.96</text:p>
          </table:table-cell>
          <table:table-cell office:value-type="float" office:value="-25.76" calcext:value-type="float">
            <text:p>-25.7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560" calcext:value-type="float">
            <text:p>-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57" calcext:value-type="float">
            <text:p>60.57</text:p>
          </table:table-cell>
          <table:table-cell office:value-type="float" office:value="-534.72" calcext:value-type="float">
            <text:p>-534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3" calcext:value-type="float">
            <text:p>3.43</text:p>
          </table:table-cell>
          <table:table-cell office:value-type="float" office:value="-25.28" calcext:value-type="float">
            <text:p>-25.2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0.81" calcext:value-type="float">
            <text:p>-0.81</text:p>
          </table:table-cell>
          <table:table-cell office:value-type="float" office:value="-11.12" calcext:value-type="float">
            <text:p>-11.12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560" calcext:value-type="float">
            <text:p>-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.04" calcext:value-type="float">
            <text:p>66.04</text:p>
          </table:table-cell>
          <table:table-cell office:value-type="float" office:value="-552.18" calcext:value-type="float">
            <text:p>-552.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04" calcext:value-type="float">
            <text:p>-2.04</text:p>
          </table:table-cell>
          <table:table-cell office:value-type="float" office:value="-7.82" calcext:value-type="float">
            <text:p>-7.8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11.19" calcext:value-type="float">
            <text:p>-11.19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560" calcext:value-type="float">
            <text:p>-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32" calcext:value-type="float">
            <text:p>58.32</text:p>
          </table:table-cell>
          <table:table-cell office:value-type="float" office:value="-556.12" calcext:value-type="float">
            <text:p>-556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-3.88" calcext:value-type="float">
            <text:p>-3.8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2.75" calcext:value-type="float">
            <text:p>-12.75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630" calcext:value-type="float">
            <text:p>-6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72" calcext:value-type="float">
            <text:p>79.72</text:p>
          </table:table-cell>
          <table:table-cell office:value-type="float" office:value="-632.65" calcext:value-type="float">
            <text:p>-632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.72" calcext:value-type="float">
            <text:p>-7.72</text:p>
          </table:table-cell>
          <table:table-cell office:value-type="float" office:value="2.65" calcext:value-type="float">
            <text:p>2.6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-0.62" calcext:value-type="float">
            <text:p>-0.62</text:p>
          </table:table-cell>
          <table:table-cell office:value-type="float" office:value="-11.69" calcext:value-type="float">
            <text:p>-11.69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630" calcext:value-type="float">
            <text:p>-6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21" calcext:value-type="float">
            <text:p>58.21</text:p>
          </table:table-cell>
          <table:table-cell office:value-type="float" office:value="-578.64" calcext:value-type="float">
            <text:p>-578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79" calcext:value-type="float">
            <text:p>13.79</text:p>
          </table:table-cell>
          <table:table-cell office:value-type="float" office:value="-51.36" calcext:value-type="float">
            <text:p>-51.3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12.81" calcext:value-type="float">
            <text:p>-12.81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630" calcext:value-type="float">
            <text:p>-6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.13" calcext:value-type="float">
            <text:p>68.13</text:p>
          </table:table-cell>
          <table:table-cell office:value-type="float" office:value="-633.67" calcext:value-type="float">
            <text:p>-633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3.67" calcext:value-type="float">
            <text:p>3.6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-1.19" calcext:value-type="float">
            <text:p>-1.19</text:p>
          </table:table-cell>
          <table:table-cell office:value-type="float" office:value="-15.31" calcext:value-type="float">
            <text:p>-15.31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.17" calcext:value-type="float">
            <text:p>94.17</text:p>
          </table:table-cell>
          <table:table-cell office:value-type="float" office:value="-760.58" calcext:value-type="float">
            <text:p>-760.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.17" calcext:value-type="float">
            <text:p>-14.17</text:p>
          </table:table-cell>
          <table:table-cell office:value-type="float" office:value="60.58" calcext:value-type="float">
            <text:p>60.5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14" calcext:value-type="float">
            <text:p>-14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.21" calcext:value-type="float">
            <text:p>76.21</text:p>
          </table:table-cell>
          <table:table-cell office:value-type="float" office:value="-693.65" calcext:value-type="float">
            <text:p>-693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-6.35" calcext:value-type="float">
            <text:p>-6.3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13.88" calcext:value-type="float">
            <text:p>-13.88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.19" calcext:value-type="float">
            <text:p>77.19</text:p>
          </table:table-cell>
          <table:table-cell office:value-type="float" office:value="-686.3" calcext:value-type="float">
            <text:p>-686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81" calcext:value-type="float">
            <text:p>2.81</text:p>
          </table:table-cell>
          <table:table-cell office:value-type="float" office:value="-13.7" calcext:value-type="float">
            <text:p>-13.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25" calcext:value-type="float">
            <text:p>-1.2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-60.87" calcext:value-type="float">
            <text:p>-60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-9.13" calcext:value-type="float">
            <text:p>-9.1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06" calcext:value-type="float">
            <text:p>-1.06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-49.84" calcext:value-type="float">
            <text:p>-49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-20.16" calcext:value-type="float">
            <text:p>-20.1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12" calcext:value-type="float">
            <text:p>-1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-54.16" calcext:value-type="float">
            <text:p>-54.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-15.84" calcext:value-type="float">
            <text:p>-15.8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2.38" calcext:value-type="float">
            <text:p>-2.38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float" office:value="-115.53" calcext:value-type="float">
            <text:p>-115.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-24.47" calcext:value-type="float">
            <text:p>-24.4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2.19" calcext:value-type="float">
            <text:p>-2.19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-106.42" calcext:value-type="float">
            <text:p>-106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-33.58" calcext:value-type="float">
            <text:p>-33.5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2.19" calcext:value-type="float">
            <text:p>-2.1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72" calcext:value-type="float">
            <text:p>-0.72</text:p>
          </table:table-cell>
          <table:table-cell office:value-type="float" office:value="-106.55" calcext:value-type="float">
            <text:p>-106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float" office:value="-33.45" calcext:value-type="float">
            <text:p>-33.4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3.25" calcext:value-type="float">
            <text:p>-3.2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-158.17" calcext:value-type="float">
            <text:p>-158.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-51.83" calcext:value-type="float">
            <text:p>-51.8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3.56" calcext:value-type="float">
            <text:p>-3.5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-172.72" calcext:value-type="float">
            <text:p>-172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-37.28" calcext:value-type="float">
            <text:p>-37.2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3.44" calcext:value-type="float">
            <text:p>-3.44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-167.28" calcext:value-type="float">
            <text:p>-167.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-42.72" calcext:value-type="float">
            <text:p>-42.7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4.88" calcext:value-type="float">
            <text:p>-4.8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-236.75" calcext:value-type="float">
            <text:p>-23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26" calcext:value-type="float">
            <text:p>7.26</text:p>
          </table:table-cell>
          <table:table-cell office:value-type="float" office:value="-43.25" calcext:value-type="float">
            <text:p>-43.2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4.88" calcext:value-type="float">
            <text:p>-4.88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-236.62" calcext:value-type="float">
            <text:p>-236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-43.38" calcext:value-type="float">
            <text:p>-43.3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4.94" calcext:value-type="float">
            <text:p>-4.94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-239.66" calcext:value-type="float">
            <text:p>-239.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float" office:value="-40.34" calcext:value-type="float">
            <text:p>-40.3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5.88" calcext:value-type="float">
            <text:p>-5.8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66" calcext:value-type="float">
            <text:p>6.66</text:p>
          </table:table-cell>
          <table:table-cell office:value-type="float" office:value="-285.85" calcext:value-type="float">
            <text:p>-285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-64.15" calcext:value-type="float">
            <text:p>-64.1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5.56" calcext:value-type="float">
            <text:p>-5.56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67" calcext:value-type="float">
            <text:p>8.67</text:p>
          </table:table-cell>
          <table:table-cell office:value-type="float" office:value="-271.17" calcext:value-type="float">
            <text:p>-271.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-78.83" calcext:value-type="float">
            <text:p>-78.8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6" calcext:value-type="float">
            <text:p>-6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1" calcext:value-type="float">
            <text:p>3.41</text:p>
          </table:table-cell>
          <table:table-cell office:value-type="float" office:value="-292.05" calcext:value-type="float">
            <text:p>-292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59" calcext:value-type="float">
            <text:p>6.59</text:p>
          </table:table-cell>
          <table:table-cell office:value-type="float" office:value="-57.95" calcext:value-type="float">
            <text:p>-57.9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7.88" calcext:value-type="float">
            <text:p>-7.88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-386.34" calcext:value-type="float">
            <text:p>-386.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37" calcext:value-type="float">
            <text:p>6.37</text:p>
          </table:table-cell>
          <table:table-cell office:value-type="float" office:value="-33.66" calcext:value-type="float">
            <text:p>-33.6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7.81" calcext:value-type="float">
            <text:p>-7.81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-380.25" calcext:value-type="float">
            <text:p>-38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-39.75" calcext:value-type="float">
            <text:p>-39.7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6.94" calcext:value-type="float">
            <text:p>-6.94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1" calcext:value-type="float">
            <text:p>6.21</text:p>
          </table:table-cell>
          <table:table-cell office:value-type="float" office:value="-337.6" calcext:value-type="float">
            <text:p>-337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-82.4" calcext:value-type="float">
            <text:p>-82.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9" calcext:value-type="float">
            <text:p>-9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490" calcext:value-type="float">
            <text:p>-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58" calcext:value-type="float">
            <text:p>10.58</text:p>
          </table:table-cell>
          <table:table-cell office:value-type="float" office:value="-442.78" calcext:value-type="float">
            <text:p>-442.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2" calcext:value-type="float">
            <text:p>3.42</text:p>
          </table:table-cell>
          <table:table-cell office:value-type="float" office:value="-47.22" calcext:value-type="float">
            <text:p>-47.2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9.31" calcext:value-type="float">
            <text:p>-9.31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490" calcext:value-type="float">
            <text:p>-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92" calcext:value-type="float">
            <text:p>9.92</text:p>
          </table:table-cell>
          <table:table-cell office:value-type="float" office:value="-456.18" calcext:value-type="float">
            <text:p>-456.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-33.82" calcext:value-type="float">
            <text:p>-33.8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8.94" calcext:value-type="float">
            <text:p>-8.94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490" calcext:value-type="float">
            <text:p>-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44" calcext:value-type="float">
            <text:p>14.44</text:p>
          </table:table-cell>
          <table:table-cell office:value-type="float" office:value="-435.92" calcext:value-type="float">
            <text:p>-435.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54.08" calcext:value-type="float">
            <text:p>-54.0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10.25" calcext:value-type="float">
            <text:p>-10.25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560" calcext:value-type="float">
            <text:p>-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41" calcext:value-type="float">
            <text:p>15.41</text:p>
          </table:table-cell>
          <table:table-cell office:value-type="float" office:value="-499.18" calcext:value-type="float">
            <text:p>-499.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-60.82" calcext:value-type="float">
            <text:p>-60.8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1.25" calcext:value-type="float">
            <text:p>-11.25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560" calcext:value-type="float">
            <text:p>-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6" calcext:value-type="float">
            <text:p>11.16</text:p>
          </table:table-cell>
          <table:table-cell office:value-type="float" office:value="-548.03" calcext:value-type="float">
            <text:p>-548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84" calcext:value-type="float">
            <text:p>4.84</text:p>
          </table:table-cell>
          <table:table-cell office:value-type="float" office:value="-11.97" calcext:value-type="float">
            <text:p>-11.9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0.31" calcext:value-type="float">
            <text:p>-10.31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560" calcext:value-type="float">
            <text:p>-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04" calcext:value-type="float">
            <text:p>9.04</text:p>
          </table:table-cell>
          <table:table-cell office:value-type="float" office:value="-501.85" calcext:value-type="float">
            <text:p>-501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-58.15" calcext:value-type="float">
            <text:p>-58.1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1.62" calcext:value-type="float">
            <text:p>-11.62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630" calcext:value-type="float">
            <text:p>-6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-565.88" calcext:value-type="float">
            <text:p>-565.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29" calcext:value-type="float">
            <text:p>12.29</text:p>
          </table:table-cell>
          <table:table-cell office:value-type="float" office:value="-64.12" calcext:value-type="float">
            <text:p>-64.1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2.75" calcext:value-type="float">
            <text:p>-12.7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630" calcext:value-type="float">
            <text:p>-6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33" calcext:value-type="float">
            <text:p>18.33</text:p>
          </table:table-cell>
          <table:table-cell office:value-type="float" office:value="-618.36" calcext:value-type="float">
            <text:p>-618.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33" calcext:value-type="float">
            <text:p>-0.33</text:p>
          </table:table-cell>
          <table:table-cell office:value-type="float" office:value="-11.64" calcext:value-type="float">
            <text:p>-11.6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2.44" calcext:value-type="float">
            <text:p>-12.44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630" calcext:value-type="float">
            <text:p>-6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37" calcext:value-type="float">
            <text:p>15.37</text:p>
          </table:table-cell>
          <table:table-cell office:value-type="float" office:value="-605.09" calcext:value-type="float">
            <text:p>-605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-24.91" calcext:value-type="float">
            <text:p>-24.9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13.81" calcext:value-type="float">
            <text:p>-13.81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-673.31" calcext:value-type="float">
            <text:p>-673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-26.69" calcext:value-type="float">
            <text:p>-26.6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14.19" calcext:value-type="float">
            <text:p>-14.19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2" calcext:value-type="float">
            <text:p>15.62</text:p>
          </table:table-cell>
          <table:table-cell office:value-type="float" office:value="-691.53" calcext:value-type="float">
            <text:p>-691.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-8.47" calcext:value-type="float">
            <text:p>-8.4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4.25" calcext:value-type="float">
            <text:p>-14.25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86" calcext:value-type="float">
            <text:p>12.86</text:p>
          </table:table-cell>
          <table:table-cell office:value-type="float" office:value="-694.06" calcext:value-type="float">
            <text:p>-694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14" calcext:value-type="float">
            <text:p>7.14</text:p>
          </table:table-cell>
          <table:table-cell office:value-type="float" office:value="-5.94" calcext:value-type="float">
            <text:p>-5.9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5.56" calcext:value-type="float">
            <text:p>-15.56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770" calcext:value-type="float">
            <text:p>-7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61" calcext:value-type="float">
            <text:p>25.61</text:p>
          </table:table-cell>
          <table:table-cell office:value-type="float" office:value="-759.34" calcext:value-type="float">
            <text:p>-759.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61" calcext:value-type="float">
            <text:p>-3.61</text:p>
          </table:table-cell>
          <table:table-cell office:value-type="float" office:value="-10.66" calcext:value-type="float">
            <text:p>-10.6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5.12" calcext:value-type="float">
            <text:p>-15.12</text:p>
          </table:table-cell>
          <table:table-cell office:value-type="float" office:value="-0.88" calcext:value-type="float">
            <text:p>-0.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770" calcext:value-type="float">
            <text:p>-7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-739.76" calcext:value-type="float">
            <text:p>-739.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-30.24" calcext:value-type="float">
            <text:p>-30.2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5.69" calcext:value-type="float">
            <text:p>-15.69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770" calcext:value-type="float">
            <text:p>-7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8" calcext:value-type="float">
            <text:p>15.8</text:p>
          </table:table-cell>
          <table:table-cell office:value-type="float" office:value="-765.18" calcext:value-type="float">
            <text:p>-765.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-4.82" calcext:value-type="float">
            <text:p>-4.8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1.12" calcext:value-type="float">
            <text:p>-1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53" calcext:value-type="float">
            <text:p>-2.53</text:p>
          </table:table-cell>
          <table:table-cell office:value-type="float" office:value="-53.65" calcext:value-type="float">
            <text:p>-53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47" calcext:value-type="float">
            <text:p>-1.47</text:p>
          </table:table-cell>
          <table:table-cell office:value-type="float" office:value="-16.35" calcext:value-type="float">
            <text:p>-16.3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1.19" calcext:value-type="float">
            <text:p>-1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35" calcext:value-type="float">
            <text:p>-2.35</text:p>
          </table:table-cell>
          <table:table-cell office:value-type="float" office:value="-56.69" calcext:value-type="float">
            <text:p>-56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5" calcext:value-type="float">
            <text:p>-1.65</text:p>
          </table:table-cell>
          <table:table-cell office:value-type="float" office:value="-13.31" calcext:value-type="float">
            <text:p>-13.3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1.06" calcext:value-type="float">
            <text:p>-1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.66" calcext:value-type="float">
            <text:p>-5.66</text:p>
          </table:table-cell>
          <table:table-cell office:value-type="float" office:value="-50.11" calcext:value-type="float">
            <text:p>-50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-19.89" calcext:value-type="float">
            <text:p>-19.8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2.38" calcext:value-type="float">
            <text:p>-2.38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.31" calcext:value-type="float">
            <text:p>-8.31</text:p>
          </table:table-cell>
          <table:table-cell office:value-type="float" office:value="-113.51" calcext:value-type="float">
            <text:p>-113.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26.49" calcext:value-type="float">
            <text:p>-26.4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2.44" calcext:value-type="float">
            <text:p>-2.44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.13" calcext:value-type="float">
            <text:p>-8.13</text:p>
          </table:table-cell>
          <table:table-cell office:value-type="float" office:value="-116.54" calcext:value-type="float">
            <text:p>-116.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-23.46" calcext:value-type="float">
            <text:p>-23.4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.1" calcext:value-type="float">
            <text:p>-4.1</text:p>
          </table:table-cell>
          <table:table-cell office:value-type="float" office:value="-87.19" calcext:value-type="float">
            <text:p>-87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9" calcext:value-type="float">
            <text:p>-3.9</text:p>
          </table:table-cell>
          <table:table-cell office:value-type="float" office:value="-52.81" calcext:value-type="float">
            <text:p>-52.8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3.62" calcext:value-type="float">
            <text:p>-3.62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.42" calcext:value-type="float">
            <text:p>-13.42</text:p>
          </table:table-cell>
          <table:table-cell office:value-type="float" office:value="-172.73" calcext:value-type="float">
            <text:p>-172.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-37.27" calcext:value-type="float">
            <text:p>-37.2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3.44" calcext:value-type="float">
            <text:p>-3.44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71" calcext:value-type="float">
            <text:p>-11.71</text:p>
          </table:table-cell>
          <table:table-cell office:value-type="float" office:value="-164.76" calcext:value-type="float">
            <text:p>-164.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9" calcext:value-type="float">
            <text:p>-0.29</text:p>
          </table:table-cell>
          <table:table-cell office:value-type="float" office:value="-45.24" calcext:value-type="float">
            <text:p>-45.2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3.31" calcext:value-type="float">
            <text:p>-3.31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.14" calcext:value-type="float">
            <text:p>-9.14</text:p>
          </table:table-cell>
          <table:table-cell office:value-type="float" office:value="-159.19" calcext:value-type="float">
            <text:p>-159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86" calcext:value-type="float">
            <text:p>-2.86</text:p>
          </table:table-cell>
          <table:table-cell office:value-type="float" office:value="-50.81" calcext:value-type="float">
            <text:p>-50.8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4.69" calcext:value-type="float">
            <text:p>-4.6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.87" calcext:value-type="float">
            <text:p>-13.87</text:p>
          </table:table-cell>
          <table:table-cell office:value-type="float" office:value="-224.48" calcext:value-type="float">
            <text:p>-224.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13" calcext:value-type="float">
            <text:p>-2.13</text:p>
          </table:table-cell>
          <table:table-cell office:value-type="float" office:value="-55.52" calcext:value-type="float">
            <text:p>-55.5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4.69" calcext:value-type="float">
            <text:p>-4.69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7.49" calcext:value-type="float">
            <text:p>-17.49</text:p>
          </table:table-cell>
          <table:table-cell office:value-type="float" office:value="-224.62" calcext:value-type="float">
            <text:p>-224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-55.38" calcext:value-type="float">
            <text:p>-55.3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4.62" calcext:value-type="float">
            <text:p>-4.62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.73" calcext:value-type="float">
            <text:p>-14.73</text:p>
          </table:table-cell>
          <table:table-cell office:value-type="float" office:value="-222.09" calcext:value-type="float">
            <text:p>-222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" calcext:value-type="float">
            <text:p>-1.27</text:p>
          </table:table-cell>
          <table:table-cell office:value-type="float" office:value="-57.91" calcext:value-type="float">
            <text:p>-57.9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6.12" calcext:value-type="float">
            <text:p>-6.12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9.76" calcext:value-type="float">
            <text:p>-19.76</text:p>
          </table:table-cell>
          <table:table-cell office:value-type="float" office:value="-294.09" calcext:value-type="float">
            <text:p>-294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4" calcext:value-type="float">
            <text:p>-0.24</text:p>
          </table:table-cell>
          <table:table-cell office:value-type="float" office:value="-55.91" calcext:value-type="float">
            <text:p>-55.9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-6.19" calcext:value-type="float">
            <text:p>-6.19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5.46" calcext:value-type="float">
            <text:p>-25.46</text:p>
          </table:table-cell>
          <table:table-cell office:value-type="float" office:value="-296.12" calcext:value-type="float">
            <text:p>-296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-53.88" calcext:value-type="float">
            <text:p>-53.8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-6.56" calcext:value-type="float">
            <text:p>-6.5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9.5" calcext:value-type="float">
            <text:p>-29.5</text:p>
          </table:table-cell>
          <table:table-cell office:value-type="float" office:value="-322.49" calcext:value-type="float">
            <text:p>-322.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-27.51" calcext:value-type="float">
            <text:p>-27.5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-7.44" calcext:value-type="float">
            <text:p>-7.44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1.74" calcext:value-type="float">
            <text:p>-21.74</text:p>
          </table:table-cell>
          <table:table-cell office:value-type="float" office:value="-356.85" calcext:value-type="float">
            <text:p>-356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26" calcext:value-type="float">
            <text:p>-2.26</text:p>
          </table:table-cell>
          <table:table-cell office:value-type="float" office:value="-63.15" calcext:value-type="float">
            <text:p>-63.1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7.44" calcext:value-type="float">
            <text:p>-7.44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4.68" calcext:value-type="float">
            <text:p>-24.68</text:p>
          </table:table-cell>
          <table:table-cell office:value-type="float" office:value="-356.35" calcext:value-type="float">
            <text:p>-356.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-63.65" calcext:value-type="float">
            <text:p>-63.6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7.25" calcext:value-type="float">
            <text:p>-7.2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5.24" calcext:value-type="float">
            <text:p>-25.24</text:p>
          </table:table-cell>
          <table:table-cell office:value-type="float" office:value="-347.24" calcext:value-type="float">
            <text:p>-347.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-72.76" calcext:value-type="float">
            <text:p>-72.7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-9.12" calcext:value-type="float">
            <text:p>-9.12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490" calcext:value-type="float">
            <text:p>-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9.16" calcext:value-type="float">
            <text:p>-29.16</text:p>
          </table:table-cell>
          <table:table-cell office:value-type="float" office:value="-437.46" calcext:value-type="float">
            <text:p>-437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-52.54" calcext:value-type="float">
            <text:p>-52.5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-9.31" calcext:value-type="float">
            <text:p>-9.3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490" calcext:value-type="float">
            <text:p>-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7.49" calcext:value-type="float">
            <text:p>-27.49</text:p>
          </table:table-cell>
          <table:table-cell office:value-type="float" office:value="-442.24" calcext:value-type="float">
            <text:p>-442.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1" calcext:value-type="float">
            <text:p>-0.51</text:p>
          </table:table-cell>
          <table:table-cell office:value-type="float" office:value="-47.76" calcext:value-type="float">
            <text:p>-47.7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-9.19" calcext:value-type="float">
            <text:p>-9.19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490" calcext:value-type="float">
            <text:p>-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8.97" calcext:value-type="float">
            <text:p>-28.97</text:p>
          </table:table-cell>
          <table:table-cell office:value-type="float" office:value="-440.5" calcext:value-type="float">
            <text:p>-44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-49.5" calcext:value-type="float">
            <text:p>-49.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560" calcext:value-type="float">
            <text:p>-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9.52" calcext:value-type="float">
            <text:p>-39.52</text:p>
          </table:table-cell>
          <table:table-cell office:value-type="float" office:value="-517.56" calcext:value-type="float">
            <text:p>-517.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52" calcext:value-type="float">
            <text:p>7.52</text:p>
          </table:table-cell>
          <table:table-cell office:value-type="float" office:value="-42.44" calcext:value-type="float">
            <text:p>-42.4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-10.62" calcext:value-type="float">
            <text:p>-10.62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560" calcext:value-type="float">
            <text:p>-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1.92" calcext:value-type="float">
            <text:p>-31.92</text:p>
          </table:table-cell>
          <table:table-cell office:value-type="float" office:value="-510.61" calcext:value-type="float">
            <text:p>-510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-49.39" calcext:value-type="float">
            <text:p>-49.3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81" calcext:value-type="float">
            <text:p>-0.81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560" calcext:value-type="float">
            <text:p>-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1.3" calcext:value-type="float">
            <text:p>-41.3</text:p>
          </table:table-cell>
          <table:table-cell office:value-type="float" office:value="-522.53" calcext:value-type="float">
            <text:p>-522.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-37.47" calcext:value-type="float">
            <text:p>-37.4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12.44" calcext:value-type="float">
            <text:p>-12.44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-630" calcext:value-type="float">
            <text:p>-6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8.29" calcext:value-type="float">
            <text:p>-38.29</text:p>
          </table:table-cell>
          <table:table-cell office:value-type="float" office:value="-596.65" calcext:value-type="float">
            <text:p>-596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-33.35" calcext:value-type="float">
            <text:p>-33.3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12.38" calcext:value-type="float">
            <text:p>-12.38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-630" calcext:value-type="float">
            <text:p>-6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8.48" calcext:value-type="float">
            <text:p>-38.48</text:p>
          </table:table-cell>
          <table:table-cell office:value-type="float" office:value="-593.61" calcext:value-type="float">
            <text:p>-593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-36.39" calcext:value-type="float">
            <text:p>-36.3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-12.5" calcext:value-type="float">
            <text:p>-12.5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-630" calcext:value-type="float">
            <text:p>-6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4.67" calcext:value-type="float">
            <text:p>-44.67</text:p>
          </table:table-cell>
          <table:table-cell office:value-type="float" office:value="-599.32" calcext:value-type="float">
            <text:p>-599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67" calcext:value-type="float">
            <text:p>8.67</text:p>
          </table:table-cell>
          <table:table-cell office:value-type="float" office:value="-30.68" calcext:value-type="float">
            <text:p>-30.6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-14.38" calcext:value-type="float">
            <text:p>-14.38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5.46" calcext:value-type="float">
            <text:p>-35.46</text:p>
          </table:table-cell>
          <table:table-cell office:value-type="float" office:value="-690.28" calcext:value-type="float">
            <text:p>-690.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.54" calcext:value-type="float">
            <text:p>-4.54</text:p>
          </table:table-cell>
          <table:table-cell office:value-type="float" office:value="-9.72" calcext:value-type="float">
            <text:p>-9.7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-14.94" calcext:value-type="float">
            <text:p>-14.94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8.68" calcext:value-type="float">
            <text:p>-58.68</text:p>
          </table:table-cell>
          <table:table-cell office:value-type="float" office:value="-714.85" calcext:value-type="float">
            <text:p>-714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68" calcext:value-type="float">
            <text:p>18.68</text:p>
          </table:table-cell>
          <table:table-cell office:value-type="float" office:value="14.85" calcext:value-type="float">
            <text:p>14.8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-13.62" calcext:value-type="float">
            <text:p>-13.62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4.26" calcext:value-type="float">
            <text:p>-44.26</text:p>
          </table:table-cell>
          <table:table-cell office:value-type="float" office:value="-653.47" calcext:value-type="float">
            <text:p>-653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-46.53" calcext:value-type="float">
            <text:p>-46.5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-15.5" calcext:value-type="float">
            <text:p>-15.5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-770" calcext:value-type="float">
            <text:p>-7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7.01" calcext:value-type="float">
            <text:p>-57.01</text:p>
          </table:table-cell>
          <table:table-cell office:value-type="float" office:value="-742.18" calcext:value-type="float">
            <text:p>-742.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01" calcext:value-type="float">
            <text:p>13.01</text:p>
          </table:table-cell>
          <table:table-cell office:value-type="float" office:value="-27.82" calcext:value-type="float">
            <text:p>-27.8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5.44" calcext:value-type="float">
            <text:p>-15.44</text:p>
          </table:table-cell>
          <table:table-cell office:value-type="float" office:value="-1.25" calcext:value-type="float">
            <text:p>-1.25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-770" calcext:value-type="float">
            <text:p>-7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1.67" calcext:value-type="float">
            <text:p>-61.67</text:p>
          </table:table-cell>
          <table:table-cell office:value-type="float" office:value="-746.66" calcext:value-type="float">
            <text:p>-746.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67" calcext:value-type="float">
            <text:p>17.67</text:p>
          </table:table-cell>
          <table:table-cell office:value-type="float" office:value="-23.34" calcext:value-type="float">
            <text:p>-23.3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-15.44" calcext:value-type="float">
            <text:p>-15.4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-770" calcext:value-type="float">
            <text:p>-7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6.03" calcext:value-type="float">
            <text:p>-56.03</text:p>
          </table:table-cell>
          <table:table-cell office:value-type="float" office:value="-744.62" calcext:value-type="float">
            <text:p>-744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03" calcext:value-type="float">
            <text:p>12.03</text:p>
          </table:table-cell>
          <table:table-cell office:value-type="float" office:value="-25.38" calcext:value-type="float">
            <text:p>-25.3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81" calcext:value-type="float">
            <text:p>-0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-39.48" calcext:value-type="float">
            <text:p>-39.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58" calcext:value-type="float">
            <text:p>5.58</text:p>
          </table:table-cell>
          <table:table-cell office:value-type="float" office:value="-22.52" calcext:value-type="float">
            <text:p>-22.5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.81" calcext:value-type="float">
            <text:p>-0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-39.98" calcext:value-type="float">
            <text:p>-39.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-22.02" calcext:value-type="float">
            <text:p>-22.0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94" calcext:value-type="float">
            <text:p>-0.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-45.55" calcext:value-type="float">
            <text:p>-45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-16.45" calcext:value-type="float">
            <text:p>-16.4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2" calcext:value-type="float">
            <text:p>-2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12" calcext:value-type="float">
            <text:p>14.12</text:p>
          </table:table-cell>
          <table:table-cell office:value-type="float" office:value="-99.32" calcext:value-type="float">
            <text:p>-99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-24.68" calcext:value-type="float">
            <text:p>-24.6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1.88" calcext:value-type="float">
            <text:p>-1.88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-92.75" calcext:value-type="float">
            <text:p>-9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-31.25" calcext:value-type="float">
            <text:p>-31.2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62" calcext:value-type="float">
            <text:p>10.62</text:p>
          </table:table-cell>
          <table:table-cell office:value-type="float" office:value="-89.71" calcext:value-type="float">
            <text:p>-89.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38" calcext:value-type="float">
            <text:p>5.38</text:p>
          </table:table-cell>
          <table:table-cell office:value-type="float" office:value="-34.29" calcext:value-type="float">
            <text:p>-34.2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2.94" calcext:value-type="float">
            <text:p>-2.94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24" calcext:value-type="float">
            <text:p>16.24</text:p>
          </table:table-cell>
          <table:table-cell office:value-type="float" office:value="-145.51" calcext:value-type="float">
            <text:p>-145.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76" calcext:value-type="float">
            <text:p>7.76</text:p>
          </table:table-cell>
          <table:table-cell office:value-type="float" office:value="-40.49" calcext:value-type="float">
            <text:p>-40.4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2.75" calcext:value-type="float">
            <text:p>-2.7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63" calcext:value-type="float">
            <text:p>18.63</text:p>
          </table:table-cell>
          <table:table-cell office:value-type="float" office:value="-136.91" calcext:value-type="float">
            <text:p>-136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-49.09" calcext:value-type="float">
            <text:p>-49.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3" calcext:value-type="float">
            <text:p>-3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37" calcext:value-type="float">
            <text:p>19.37</text:p>
          </table:table-cell>
          <table:table-cell office:value-type="float" office:value="-149.05" calcext:value-type="float">
            <text:p>-149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63" calcext:value-type="float">
            <text:p>4.63</text:p>
          </table:table-cell>
          <table:table-cell office:value-type="float" office:value="-36.95" calcext:value-type="float">
            <text:p>-36.9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3.75" calcext:value-type="float">
            <text:p>-3.7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23" calcext:value-type="float">
            <text:p>25.23</text:p>
          </table:table-cell>
          <table:table-cell office:value-type="float" office:value="-185.36" calcext:value-type="float">
            <text:p>-185.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7" calcext:value-type="float">
            <text:p>6.77</text:p>
          </table:table-cell>
          <table:table-cell office:value-type="float" office:value="-62.64" calcext:value-type="float">
            <text:p>-62.6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3.88" calcext:value-type="float">
            <text:p>-3.8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-192.2" calcext:value-type="float">
            <text:p>-192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float" office:value="-55.8" calcext:value-type="float">
            <text:p>-55.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3.81" calcext:value-type="float">
            <text:p>-3.81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17" calcext:value-type="float">
            <text:p>18.17</text:p>
          </table:table-cell>
          <table:table-cell office:value-type="float" office:value="-188.66" calcext:value-type="float">
            <text:p>-188.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83" calcext:value-type="float">
            <text:p>13.83</text:p>
          </table:table-cell>
          <table:table-cell office:value-type="float" office:value="-59.34" calcext:value-type="float">
            <text:p>-59.3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5.12" calcext:value-type="float">
            <text:p>-5.12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98" calcext:value-type="float">
            <text:p>27.98</text:p>
          </table:table-cell>
          <table:table-cell office:value-type="float" office:value="-253.44" calcext:value-type="float">
            <text:p>-253.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02" calcext:value-type="float">
            <text:p>12.02</text:p>
          </table:table-cell>
          <table:table-cell office:value-type="float" office:value="-56.56" calcext:value-type="float">
            <text:p>-56.5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5" calcext:value-type="float">
            <text:p>-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33" calcext:value-type="float">
            <text:p>25.33</text:p>
          </table:table-cell>
          <table:table-cell office:value-type="float" office:value="-246.23" calcext:value-type="float">
            <text:p>-246.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67" calcext:value-type="float">
            <text:p>14.67</text:p>
          </table:table-cell>
          <table:table-cell office:value-type="float" office:value="-63.77" calcext:value-type="float">
            <text:p>-63.7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5" calcext:value-type="float">
            <text:p>-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66" calcext:value-type="float">
            <text:p>24.66</text:p>
          </table:table-cell>
          <table:table-cell office:value-type="float" office:value="-246.86" calcext:value-type="float">
            <text:p>-246.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34" calcext:value-type="float">
            <text:p>15.34</text:p>
          </table:table-cell>
          <table:table-cell office:value-type="float" office:value="-63.14" calcext:value-type="float">
            <text:p>-63.1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5.88" calcext:value-type="float">
            <text:p>-5.8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372" calcext:value-type="float">
            <text:p>-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16" calcext:value-type="float">
            <text:p>33.16</text:p>
          </table:table-cell>
          <table:table-cell office:value-type="float" office:value="-290.39" calcext:value-type="float">
            <text:p>-290.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84" calcext:value-type="float">
            <text:p>14.84</text:p>
          </table:table-cell>
          <table:table-cell office:value-type="float" office:value="-81.61" calcext:value-type="float">
            <text:p>-81.6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6.19" calcext:value-type="float">
            <text:p>-6.19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372" calcext:value-type="float">
            <text:p>-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36" calcext:value-type="float">
            <text:p>36.36</text:p>
          </table:table-cell>
          <table:table-cell office:value-type="float" office:value="-306.71" calcext:value-type="float">
            <text:p>-306.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64" calcext:value-type="float">
            <text:p>11.64</text:p>
          </table:table-cell>
          <table:table-cell office:value-type="float" office:value="-65.29" calcext:value-type="float">
            <text:p>-65.2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6.5" calcext:value-type="float">
            <text:p>-6.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372" calcext:value-type="float">
            <text:p>-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51" calcext:value-type="float">
            <text:p>25.51</text:p>
          </table:table-cell>
          <table:table-cell office:value-type="float" office:value="-319.88" calcext:value-type="float">
            <text:p>-319.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49" calcext:value-type="float">
            <text:p>22.49</text:p>
          </table:table-cell>
          <table:table-cell office:value-type="float" office:value="-52.12" calcext:value-type="float">
            <text:p>-52.1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7.31" calcext:value-type="float">
            <text:p>-7.31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04" calcext:value-type="float">
            <text:p>39.04</text:p>
          </table:table-cell>
          <table:table-cell office:value-type="float" office:value="-362.01" calcext:value-type="float">
            <text:p>-362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96" calcext:value-type="float">
            <text:p>16.96</text:p>
          </table:table-cell>
          <table:table-cell office:value-type="float" office:value="-71.99" calcext:value-type="float">
            <text:p>-71.9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7.5" calcext:value-type="float">
            <text:p>-7.5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71" calcext:value-type="float">
            <text:p>33.71</text:p>
          </table:table-cell>
          <table:table-cell office:value-type="float" office:value="-370.11" calcext:value-type="float">
            <text:p>-370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29" calcext:value-type="float">
            <text:p>22.29</text:p>
          </table:table-cell>
          <table:table-cell office:value-type="float" office:value="-63.89" calcext:value-type="float">
            <text:p>-63.8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56" calcext:value-type="float">
            <text:p>-0.56</text:p>
          </table:table-cell>
          <table:table-cell office:value-type="float" office:value="-8.06" calcext:value-type="float">
            <text:p>-8.0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16" calcext:value-type="float">
            <text:p>47.16</text:p>
          </table:table-cell>
          <table:table-cell office:value-type="float" office:value="-399.46" calcext:value-type="float">
            <text:p>-399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84" calcext:value-type="float">
            <text:p>8.84</text:p>
          </table:table-cell>
          <table:table-cell office:value-type="float" office:value="-34.54" calcext:value-type="float">
            <text:p>-34.5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8.88" calcext:value-type="float">
            <text:p>-8.88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8" calcext:value-type="float">
            <text:p>54.8</text:p>
          </table:table-cell>
          <table:table-cell office:value-type="float" office:value="-440.58" calcext:value-type="float">
            <text:p>-440.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-55.42" calcext:value-type="float">
            <text:p>-55.4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8.88" calcext:value-type="float">
            <text:p>-8.88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02" calcext:value-type="float">
            <text:p>43.02</text:p>
          </table:table-cell>
          <table:table-cell office:value-type="float" office:value="-438.56" calcext:value-type="float">
            <text:p>-438.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98" calcext:value-type="float">
            <text:p>20.98</text:p>
          </table:table-cell>
          <table:table-cell office:value-type="float" office:value="-57.44" calcext:value-type="float">
            <text:p>-57.4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8" calcext:value-type="float">
            <text:p>-8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03" calcext:value-type="float">
            <text:p>44.03</text:p>
          </table:table-cell>
          <table:table-cell office:value-type="float" office:value="-395.92" calcext:value-type="float">
            <text:p>-395.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97" calcext:value-type="float">
            <text:p>19.97</text:p>
          </table:table-cell>
          <table:table-cell office:value-type="float" office:value="-100.08" calcext:value-type="float">
            <text:p>-100.0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10.06" calcext:value-type="float">
            <text:p>-10.0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558" calcext:value-type="float">
            <text:p>-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01" calcext:value-type="float">
            <text:p>59.01</text:p>
          </table:table-cell>
          <table:table-cell office:value-type="float" office:value="-497.64" calcext:value-type="float">
            <text:p>-497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99" calcext:value-type="float">
            <text:p>12.99</text:p>
          </table:table-cell>
          <table:table-cell office:value-type="float" office:value="-60.36" calcext:value-type="float">
            <text:p>-60.3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-0.81" calcext:value-type="float">
            <text:p>-0.81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558" calcext:value-type="float">
            <text:p>-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34" calcext:value-type="float">
            <text:p>65.34</text:p>
          </table:table-cell>
          <table:table-cell office:value-type="float" office:value="-517.51" calcext:value-type="float">
            <text:p>-517.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66" calcext:value-type="float">
            <text:p>6.66</text:p>
          </table:table-cell>
          <table:table-cell office:value-type="float" office:value="-40.49" calcext:value-type="float">
            <text:p>-40.4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10" calcext:value-type="float">
            <text:p>-10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558" calcext:value-type="float">
            <text:p>-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02" calcext:value-type="float">
            <text:p>45.02</text:p>
          </table:table-cell>
          <table:table-cell office:value-type="float" office:value="-494.5" calcext:value-type="float">
            <text:p>-49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98" calcext:value-type="float">
            <text:p>26.98</text:p>
          </table:table-cell>
          <table:table-cell office:value-type="float" office:value="-63.5" calcext:value-type="float">
            <text:p>-63.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11" calcext:value-type="float">
            <text:p>-11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620" calcext:value-type="float">
            <text:p>-6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13" calcext:value-type="float">
            <text:p>61.13</text:p>
          </table:table-cell>
          <table:table-cell office:value-type="float" office:value="-543.83" calcext:value-type="float">
            <text:p>-543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87" calcext:value-type="float">
            <text:p>18.87</text:p>
          </table:table-cell>
          <table:table-cell office:value-type="float" office:value="-76.17" calcext:value-type="float">
            <text:p>-76.1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11.62" calcext:value-type="float">
            <text:p>-11.62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620" calcext:value-type="float">
            <text:p>-6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99" calcext:value-type="float">
            <text:p>62.99</text:p>
          </table:table-cell>
          <table:table-cell office:value-type="float" office:value="-574.19" calcext:value-type="float">
            <text:p>-574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01" calcext:value-type="float">
            <text:p>17.01</text:p>
          </table:table-cell>
          <table:table-cell office:value-type="float" office:value="-45.81" calcext:value-type="float">
            <text:p>-45.8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11.44" calcext:value-type="float">
            <text:p>-11.44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620" calcext:value-type="float">
            <text:p>-6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76" calcext:value-type="float">
            <text:p>61.76</text:p>
          </table:table-cell>
          <table:table-cell office:value-type="float" office:value="-565.72" calcext:value-type="float">
            <text:p>-565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24" calcext:value-type="float">
            <text:p>18.24</text:p>
          </table:table-cell>
          <table:table-cell office:value-type="float" office:value="-54.28" calcext:value-type="float">
            <text:p>-54.2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13.44" calcext:value-type="float">
            <text:p>-13.44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682" calcext:value-type="float">
            <text:p>-6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.82" calcext:value-type="float">
            <text:p>78.82</text:p>
          </table:table-cell>
          <table:table-cell office:value-type="float" office:value="-665.55" calcext:value-type="float">
            <text:p>-665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-16.45" calcext:value-type="float">
            <text:p>-16.4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-0.81" calcext:value-type="float">
            <text:p>-0.81</text:p>
          </table:table-cell>
          <table:table-cell office:value-type="float" office:value="-12.88" calcext:value-type="float">
            <text:p>-12.88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682" calcext:value-type="float">
            <text:p>-6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.93" calcext:value-type="float">
            <text:p>71.93</text:p>
          </table:table-cell>
          <table:table-cell office:value-type="float" office:value="-636.57" calcext:value-type="float">
            <text:p>-636.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07" calcext:value-type="float">
            <text:p>16.07</text:p>
          </table:table-cell>
          <table:table-cell office:value-type="float" office:value="-45.43" calcext:value-type="float">
            <text:p>-45.4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13.19" calcext:value-type="float">
            <text:p>-13.19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682" calcext:value-type="float">
            <text:p>-6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.57" calcext:value-type="float">
            <text:p>68.57</text:p>
          </table:table-cell>
          <table:table-cell office:value-type="float" office:value="-652.53" calcext:value-type="float">
            <text:p>-652.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43" calcext:value-type="float">
            <text:p>19.43</text:p>
          </table:table-cell>
          <table:table-cell office:value-type="float" office:value="-29.47" calcext:value-type="float">
            <text:p>-29.4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3.44" calcext:value-type="float">
            <text:p>-13.44</text:p>
          </table:table-cell>
          <table:table-cell office:value-type="float" office:value="-1.31" calcext:value-type="float">
            <text:p>-1.3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-744" calcext:value-type="float">
            <text:p>-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-674.34" calcext:value-type="float">
            <text:p>-674.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69.66" calcext:value-type="float">
            <text:p>-69.6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13.94" calcext:value-type="float">
            <text:p>-13.94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-744" calcext:value-type="float">
            <text:p>-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.48" calcext:value-type="float">
            <text:p>71.48</text:p>
          </table:table-cell>
          <table:table-cell office:value-type="float" office:value="-688.33" calcext:value-type="float">
            <text:p>-688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52" calcext:value-type="float">
            <text:p>24.52</text:p>
          </table:table-cell>
          <table:table-cell office:value-type="float" office:value="-55.67" calcext:value-type="float">
            <text:p>-55.6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14.94" calcext:value-type="float">
            <text:p>-14.94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-744" calcext:value-type="float">
            <text:p>-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3" calcext:value-type="float">
            <text:p>83.3</text:p>
          </table:table-cell>
          <table:table-cell office:value-type="float" office:value="-738.43" calcext:value-type="float">
            <text:p>-738.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7" calcext:value-type="float">
            <text:p>12.7</text:p>
          </table:table-cell>
          <table:table-cell office:value-type="float" office:value="-5.57" calcext:value-type="float">
            <text:p>-5.5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-806" calcext:value-type="float">
            <text:p>-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.06" calcext:value-type="float">
            <text:p>88.06</text:p>
          </table:table-cell>
          <table:table-cell office:value-type="float" office:value="-791.83" calcext:value-type="float">
            <text:p>-791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94" calcext:value-type="float">
            <text:p>15.94</text:p>
          </table:table-cell>
          <table:table-cell office:value-type="float" office:value="-14.17" calcext:value-type="float">
            <text:p>-14.1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15.94" calcext:value-type="float">
            <text:p>-15.94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-806" calcext:value-type="float">
            <text:p>-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93" calcext:value-type="float">
            <text:p>84.93</text:p>
          </table:table-cell>
          <table:table-cell office:value-type="float" office:value="-788.29" calcext:value-type="float">
            <text:p>-788.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07" calcext:value-type="float">
            <text:p>19.07</text:p>
          </table:table-cell>
          <table:table-cell office:value-type="float" office:value="-17.71" calcext:value-type="float">
            <text:p>-17.7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-1.06" calcext:value-type="float">
            <text:p>-1.06</text:p>
          </table:table-cell>
          <table:table-cell office:value-type="float" office:value="-16.25" calcext:value-type="float">
            <text:p>-16.2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-806" calcext:value-type="float">
            <text:p>-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float" office:value="-805.76" calcext:value-type="float">
            <text:p>-805.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6" calcext:value-type="float">
            <text:p>13.6</text:p>
          </table:table-cell>
          <table:table-cell office:value-type="float" office:value="-0.24" calcext:value-type="float">
            <text:p>-0.2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-36.44" calcext:value-type="float">
            <text:p>-36.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4" calcext:value-type="float">
            <text:p>-0.24</text:p>
          </table:table-cell>
          <table:table-cell office:value-type="float" office:value="-25.56" calcext:value-type="float">
            <text:p>-25.5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94" calcext:value-type="float">
            <text:p>-0.94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-46.19" calcext:value-type="float">
            <text:p>-46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15.81" calcext:value-type="float">
            <text:p>-15.8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62" calcext:value-type="float">
            <text:p>-0.62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-88.2" calcext:value-type="float">
            <text:p>-88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-35.8" calcext:value-type="float">
            <text:p>-35.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2.06" calcext:value-type="float">
            <text:p>-2.0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3" calcext:value-type="float">
            <text:p>2.53</text:p>
          </table:table-cell>
          <table:table-cell office:value-type="float" office:value="-100.34" calcext:value-type="float">
            <text:p>-100.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-23.66" calcext:value-type="float">
            <text:p>-23.6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69" calcext:value-type="float">
            <text:p>-1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03" calcext:value-type="float">
            <text:p>5.03</text:p>
          </table:table-cell>
          <table:table-cell office:value-type="float" office:value="-81.99" calcext:value-type="float">
            <text:p>-81.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03" calcext:value-type="float">
            <text:p>-1.03</text:p>
          </table:table-cell>
          <table:table-cell office:value-type="float" office:value="-42.01" calcext:value-type="float">
            <text:p>-42.0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2.75" calcext:value-type="float">
            <text:p>-2.7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-133.75" calcext:value-type="float">
            <text:p>-13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-52.25" calcext:value-type="float">
            <text:p>-52.2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94" calcext:value-type="float">
            <text:p>8.94</text:p>
          </table:table-cell>
          <table:table-cell office:value-type="float" office:value="-145.76" calcext:value-type="float">
            <text:p>-145.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94" calcext:value-type="float">
            <text:p>-2.94</text:p>
          </table:table-cell>
          <table:table-cell office:value-type="float" office:value="-40.24" calcext:value-type="float">
            <text:p>-40.2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.75" calcext:value-type="float">
            <text:p>-2.7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52" calcext:value-type="float">
            <text:p>7.52</text:p>
          </table:table-cell>
          <table:table-cell office:value-type="float" office:value="-134.25" calcext:value-type="float">
            <text:p>-13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52" calcext:value-type="float">
            <text:p>-1.52</text:p>
          </table:table-cell>
          <table:table-cell office:value-type="float" office:value="-51.75" calcext:value-type="float">
            <text:p>-51.7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.38" calcext:value-type="float">
            <text:p>-3.38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71" calcext:value-type="float">
            <text:p>8.71</text:p>
          </table:table-cell>
          <table:table-cell office:value-type="float" office:value="-165.25" calcext:value-type="float">
            <text:p>-16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71" calcext:value-type="float">
            <text:p>-0.71</text:p>
          </table:table-cell>
          <table:table-cell office:value-type="float" office:value="-82.75" calcext:value-type="float">
            <text:p>-82.7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3.88" calcext:value-type="float">
            <text:p>-3.88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26" calcext:value-type="float">
            <text:p>7.26</text:p>
          </table:table-cell>
          <table:table-cell office:value-type="float" office:value="-189.04" calcext:value-type="float">
            <text:p>-189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-58.96" calcext:value-type="float">
            <text:p>-58.9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3.81" calcext:value-type="float">
            <text:p>-3.81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07" calcext:value-type="float">
            <text:p>7.07</text:p>
          </table:table-cell>
          <table:table-cell office:value-type="float" office:value="-186.01" calcext:value-type="float">
            <text:p>-186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-61.99" calcext:value-type="float">
            <text:p>-61.9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4.75" calcext:value-type="float">
            <text:p>-4.7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-231.69" calcext:value-type="float">
            <text:p>-231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-78.31" calcext:value-type="float">
            <text:p>-78.3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4.94" calcext:value-type="float">
            <text:p>-4.94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81" calcext:value-type="float">
            <text:p>6.81</text:p>
          </table:table-cell>
          <table:table-cell office:value-type="float" office:value="-240.8" calcext:value-type="float">
            <text:p>-24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-69.2" calcext:value-type="float">
            <text:p>-69.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.62" calcext:value-type="float">
            <text:p>-4.62</text:p>
          </table:table-cell>
          <table:table-cell office:value-type="float" office:value="-1.12" calcext:value-type="float">
            <text:p>-1.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-236.19" calcext:value-type="float">
            <text:p>-236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36" calcext:value-type="float">
            <text:p>8.36</text:p>
          </table:table-cell>
          <table:table-cell office:value-type="float" office:value="-73.81" calcext:value-type="float">
            <text:p>-73.8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5" calcext:value-type="float">
            <text:p>-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372" calcext:value-type="float">
            <text:p>-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-243.33" calcext:value-type="float">
            <text:p>-243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95" calcext:value-type="float">
            <text:p>7.95</text:p>
          </table:table-cell>
          <table:table-cell office:value-type="float" office:value="-128.67" calcext:value-type="float">
            <text:p>-128.6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6.25" calcext:value-type="float">
            <text:p>-6.2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372" calcext:value-type="float">
            <text:p>-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45" calcext:value-type="float">
            <text:p>8.45</text:p>
          </table:table-cell>
          <table:table-cell office:value-type="float" office:value="-303.43" calcext:value-type="float">
            <text:p>-303.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-68.57" calcext:value-type="float">
            <text:p>-68.5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6" calcext:value-type="float">
            <text:p>-6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372" calcext:value-type="float">
            <text:p>-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-293.06" calcext:value-type="float">
            <text:p>-293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-78.94" calcext:value-type="float">
            <text:p>-78.9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7.56" calcext:value-type="float">
            <text:p>-7.5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-368.61" calcext:value-type="float">
            <text:p>-368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-65.39" calcext:value-type="float">
            <text:p>-65.3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7.5" calcext:value-type="float">
            <text:p>-7.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77" calcext:value-type="float">
            <text:p>13.77</text:p>
          </table:table-cell>
          <table:table-cell office:value-type="float" office:value="-365.94" calcext:value-type="float">
            <text:p>-365.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-68.06" calcext:value-type="float">
            <text:p>-68.0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7.56" calcext:value-type="float">
            <text:p>-7.5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34" calcext:value-type="float">
            <text:p>10.34</text:p>
          </table:table-cell>
          <table:table-cell office:value-type="float" office:value="-369.11" calcext:value-type="float">
            <text:p>-369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-64.89" calcext:value-type="float">
            <text:p>-64.8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8.56" calcext:value-type="float">
            <text:p>-8.5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38" calcext:value-type="float">
            <text:p>10.38</text:p>
          </table:table-cell>
          <table:table-cell office:value-type="float" office:value="-417.19" calcext:value-type="float">
            <text:p>-417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-78.81" calcext:value-type="float">
            <text:p>-78.8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8.69" calcext:value-type="float">
            <text:p>-8.69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-422.76" calcext:value-type="float">
            <text:p>-422.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19" calcext:value-type="float">
            <text:p>8.19</text:p>
          </table:table-cell>
          <table:table-cell office:value-type="float" office:value="-73.24" calcext:value-type="float">
            <text:p>-73.2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8.75" calcext:value-type="float">
            <text:p>-8.75</text:p>
          </table:table-cell>
          <table:table-cell office:value-type="float" office:value="-0.81" calcext:value-type="float">
            <text:p>-0.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-431.4" calcext:value-type="float">
            <text:p>-43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46" calcext:value-type="float">
            <text:p>10.46</text:p>
          </table:table-cell>
          <table:table-cell office:value-type="float" office:value="-64.6" calcext:value-type="float">
            <text:p>-64.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0.38" calcext:value-type="float">
            <text:p>-10.38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558" calcext:value-type="float">
            <text:p>-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17" calcext:value-type="float">
            <text:p>12.17</text:p>
          </table:table-cell>
          <table:table-cell office:value-type="float" office:value="-505.39" calcext:value-type="float">
            <text:p>-505.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-52.61" calcext:value-type="float">
            <text:p>-52.6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9.94" calcext:value-type="float">
            <text:p>-9.94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558" calcext:value-type="float">
            <text:p>-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81" calcext:value-type="float">
            <text:p>13.81</text:p>
          </table:table-cell>
          <table:table-cell office:value-type="float" office:value="-484.64" calcext:value-type="float">
            <text:p>-484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19" calcext:value-type="float">
            <text:p>4.19</text:p>
          </table:table-cell>
          <table:table-cell office:value-type="float" office:value="-73.36" calcext:value-type="float">
            <text:p>-73.3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9.88" calcext:value-type="float">
            <text:p>-9.88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558" calcext:value-type="float">
            <text:p>-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67" calcext:value-type="float">
            <text:p>10.67</text:p>
          </table:table-cell>
          <table:table-cell office:value-type="float" office:value="-481.1" calcext:value-type="float">
            <text:p>-48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33" calcext:value-type="float">
            <text:p>7.33</text:p>
          </table:table-cell>
          <table:table-cell office:value-type="float" office:value="-76.9" calcext:value-type="float">
            <text:p>-76.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1.19" calcext:value-type="float">
            <text:p>-11.19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620" calcext:value-type="float">
            <text:p>-6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59" calcext:value-type="float">
            <text:p>14.59</text:p>
          </table:table-cell>
          <table:table-cell office:value-type="float" office:value="-544.86" calcext:value-type="float">
            <text:p>-544.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41" calcext:value-type="float">
            <text:p>5.41</text:p>
          </table:table-cell>
          <table:table-cell office:value-type="float" office:value="-75.14" calcext:value-type="float">
            <text:p>-75.1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11.25" calcext:value-type="float">
            <text:p>-11.25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620" calcext:value-type="float">
            <text:p>-6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21" calcext:value-type="float">
            <text:p>8.21</text:p>
          </table:table-cell>
          <table:table-cell office:value-type="float" office:value="-547.53" calcext:value-type="float">
            <text:p>-547.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79" calcext:value-type="float">
            <text:p>11.79</text:p>
          </table:table-cell>
          <table:table-cell office:value-type="float" office:value="-72.47" calcext:value-type="float">
            <text:p>-72.4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11.75" calcext:value-type="float">
            <text:p>-11.75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620" calcext:value-type="float">
            <text:p>-6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03" calcext:value-type="float">
            <text:p>9.03</text:p>
          </table:table-cell>
          <table:table-cell office:value-type="float" office:value="-572.46" calcext:value-type="float">
            <text:p>-572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97" calcext:value-type="float">
            <text:p>10.97</text:p>
          </table:table-cell>
          <table:table-cell office:value-type="float" office:value="-47.54" calcext:value-type="float">
            <text:p>-47.5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2.88" calcext:value-type="float">
            <text:p>-12.88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682" calcext:value-type="float">
            <text:p>-6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65" calcext:value-type="float">
            <text:p>14.65</text:p>
          </table:table-cell>
          <table:table-cell office:value-type="float" office:value="-628.26" calcext:value-type="float">
            <text:p>-628.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35" calcext:value-type="float">
            <text:p>7.35</text:p>
          </table:table-cell>
          <table:table-cell office:value-type="float" office:value="-53.74" calcext:value-type="float">
            <text:p>-53.7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12.25" calcext:value-type="float">
            <text:p>-12.25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682" calcext:value-type="float">
            <text:p>-6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9" calcext:value-type="float">
            <text:p>11.19</text:p>
          </table:table-cell>
          <table:table-cell office:value-type="float" office:value="-596.12" calcext:value-type="float">
            <text:p>-596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81" calcext:value-type="float">
            <text:p>10.81</text:p>
          </table:table-cell>
          <table:table-cell office:value-type="float" office:value="-85.88" calcext:value-type="float">
            <text:p>-85.8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3.38" calcext:value-type="float">
            <text:p>-13.38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682" calcext:value-type="float">
            <text:p>-6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47" calcext:value-type="float">
            <text:p>15.47</text:p>
          </table:table-cell>
          <table:table-cell office:value-type="float" office:value="-653.19" calcext:value-type="float">
            <text:p>-653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53" calcext:value-type="float">
            <text:p>6.53</text:p>
          </table:table-cell>
          <table:table-cell office:value-type="float" office:value="-28.81" calcext:value-type="float">
            <text:p>-28.8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2.81" calcext:value-type="float">
            <text:p>-12.81</text:p>
          </table:table-cell>
          <table:table-cell office:value-type="float" office:value="-0.88" calcext:value-type="float">
            <text:p>-0.8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744" calcext:value-type="float">
            <text:p>-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9" calcext:value-type="float">
            <text:p>11.09</text:p>
          </table:table-cell>
          <table:table-cell office:value-type="float" office:value="-628.41" calcext:value-type="float">
            <text:p>-628.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91" calcext:value-type="float">
            <text:p>12.91</text:p>
          </table:table-cell>
          <table:table-cell office:value-type="float" office:value="-115.59" calcext:value-type="float">
            <text:p>-115.5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15.25" calcext:value-type="float">
            <text:p>-15.2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744" calcext:value-type="float">
            <text:p>-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93" calcext:value-type="float">
            <text:p>14.93</text:p>
          </table:table-cell>
          <table:table-cell office:value-type="float" office:value="-740.23" calcext:value-type="float">
            <text:p>-740.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07" calcext:value-type="float">
            <text:p>9.07</text:p>
          </table:table-cell>
          <table:table-cell office:value-type="float" office:value="-3.77" calcext:value-type="float">
            <text:p>-3.7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5" calcext:value-type="float">
            <text:p>-15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744" calcext:value-type="float">
            <text:p>-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-729.23" calcext:value-type="float">
            <text:p>-729.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55" calcext:value-type="float">
            <text:p>7.55</text:p>
          </table:table-cell>
          <table:table-cell office:value-type="float" office:value="-14.77" calcext:value-type="float">
            <text:p>-14.7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16" calcext:value-type="float">
            <text:p>-16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806" calcext:value-type="float">
            <text:p>-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02" calcext:value-type="float">
            <text:p>21.02</text:p>
          </table:table-cell>
          <table:table-cell office:value-type="float" office:value="-779.59" calcext:value-type="float">
            <text:p>-779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98" calcext:value-type="float">
            <text:p>4.98</text:p>
          </table:table-cell>
          <table:table-cell office:value-type="float" office:value="-26.41" calcext:value-type="float">
            <text:p>-26.4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16" calcext:value-type="float">
            <text:p>-16</text:p>
          </table:table-cell>
          <table:table-cell office:value-type="float" office:value="-1.38" calcext:value-type="float">
            <text:p>-1.3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806" calcext:value-type="float">
            <text:p>-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2" calcext:value-type="float">
            <text:p>3.42</text:p>
          </table:table-cell>
          <table:table-cell office:value-type="float" office:value="-786.37" calcext:value-type="float">
            <text:p>-786.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58" calcext:value-type="float">
            <text:p>22.58</text:p>
          </table:table-cell>
          <table:table-cell office:value-type="float" office:value="-19.63" calcext:value-type="float">
            <text:p>-19.6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16.56" calcext:value-type="float">
            <text:p>-16.5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806" calcext:value-type="float">
            <text:p>-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15" calcext:value-type="float">
            <text:p>9.15</text:p>
          </table:table-cell>
          <table:table-cell office:value-type="float" office:value="-809.87" calcext:value-type="float">
            <text:p>-809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85" calcext:value-type="float">
            <text:p>16.85</text:p>
          </table:table-cell>
          <table:table-cell office:value-type="float" office:value="3.87" calcext:value-type="float">
            <text:p>3.8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17.19" calcext:value-type="float">
            <text:p>-17.19</text:p>
          </table:table-cell>
          <table:table-cell office:value-type="float" office:value="-1.12" calcext:value-type="float">
            <text:p>-1.1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868" calcext:value-type="float">
            <text:p>-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66" calcext:value-type="float">
            <text:p>9.66</text:p>
          </table:table-cell>
          <table:table-cell office:value-type="float" office:value="-841.51" calcext:value-type="float">
            <text:p>-841.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34" calcext:value-type="float">
            <text:p>18.34</text:p>
          </table:table-cell>
          <table:table-cell office:value-type="float" office:value="-26.49" calcext:value-type="float">
            <text:p>-26.4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16.62" calcext:value-type="float">
            <text:p>-16.62</text:p>
          </table:table-cell>
          <table:table-cell office:value-type="float" office:value="-1.75" calcext:value-type="float">
            <text:p>-1.7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868" calcext:value-type="float">
            <text:p>-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71" calcext:value-type="float">
            <text:p>-1.71</text:p>
          </table:table-cell>
          <table:table-cell office:value-type="float" office:value="-820.06" calcext:value-type="float">
            <text:p>-820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71" calcext:value-type="float">
            <text:p>29.71</text:p>
          </table:table-cell>
          <table:table-cell office:value-type="float" office:value="-47.94" calcext:value-type="float">
            <text:p>-47.9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17" calcext:value-type="float">
            <text:p>-17</text:p>
          </table:table-cell>
          <table:table-cell office:value-type="float" office:value="-1.31" calcext:value-type="float">
            <text:p>-1.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868" calcext:value-type="float">
            <text:p>-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08" calcext:value-type="float">
            <text:p>7.08</text:p>
          </table:table-cell>
          <table:table-cell office:value-type="float" office:value="-834.32" calcext:value-type="float">
            <text:p>-834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92" calcext:value-type="float">
            <text:p>20.92</text:p>
          </table:table-cell>
          <table:table-cell office:value-type="float" office:value="-33.68" calcext:value-type="float">
            <text:p>-33.6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88" calcext:value-type="float">
            <text:p>-0.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28" calcext:value-type="float">
            <text:p>-3.28</text:p>
          </table:table-cell>
          <table:table-cell office:value-type="float" office:value="-41.5" calcext:value-type="float">
            <text:p>-4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72" calcext:value-type="float">
            <text:p>-0.72</text:p>
          </table:table-cell>
          <table:table-cell office:value-type="float" office:value="-20.5" calcext:value-type="float">
            <text:p>-20.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0.94" calcext:value-type="float">
            <text:p>-0.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04" calcext:value-type="float">
            <text:p>-6.04</text:p>
          </table:table-cell>
          <table:table-cell office:value-type="float" office:value="-44.04" calcext:value-type="float">
            <text:p>-44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-17.96" calcext:value-type="float">
            <text:p>-17.9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81" calcext:value-type="float">
            <text:p>-0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47" calcext:value-type="float">
            <text:p>-3.47</text:p>
          </table:table-cell>
          <table:table-cell office:value-type="float" office:value="-38.47" calcext:value-type="float">
            <text:p>-38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3" calcext:value-type="float">
            <text:p>-0.53</text:p>
          </table:table-cell>
          <table:table-cell office:value-type="float" office:value="-23.53" calcext:value-type="float">
            <text:p>-23.5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.99" calcext:value-type="float">
            <text:p>-9.99</text:p>
          </table:table-cell>
          <table:table-cell office:value-type="float" office:value="-86.18" calcext:value-type="float">
            <text:p>-86.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-37.82" calcext:value-type="float">
            <text:p>-37.8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.05" calcext:value-type="float">
            <text:p>-7.05</text:p>
          </table:table-cell>
          <table:table-cell office:value-type="float" office:value="-86.68" calcext:value-type="float">
            <text:p>-86.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95" calcext:value-type="float">
            <text:p>-0.95</text:p>
          </table:table-cell>
          <table:table-cell office:value-type="float" office:value="-37.32" calcext:value-type="float">
            <text:p>-37.3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1.81" calcext:value-type="float">
            <text:p>-1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43" calcext:value-type="float">
            <text:p>-3.43</text:p>
          </table:table-cell>
          <table:table-cell office:value-type="float" office:value="-86.55" calcext:value-type="float">
            <text:p>-86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.57" calcext:value-type="float">
            <text:p>-4.57</text:p>
          </table:table-cell>
          <table:table-cell office:value-type="float" office:value="-37.45" calcext:value-type="float">
            <text:p>-37.4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3.06" calcext:value-type="float">
            <text:p>-3.06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83" calcext:value-type="float">
            <text:p>-12.83</text:p>
          </table:table-cell>
          <table:table-cell office:value-type="float" office:value="-146.54" calcext:value-type="float">
            <text:p>-146.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-39.46" calcext:value-type="float">
            <text:p>-39.4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2.75" calcext:value-type="float">
            <text:p>-2.7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14" calcext:value-type="float">
            <text:p>-10.14</text:p>
          </table:table-cell>
          <table:table-cell office:value-type="float" office:value="-131.22" calcext:value-type="float">
            <text:p>-131.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86" calcext:value-type="float">
            <text:p>-1.86</text:p>
          </table:table-cell>
          <table:table-cell office:value-type="float" office:value="-54.78" calcext:value-type="float">
            <text:p>-54.7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2.94" calcext:value-type="float">
            <text:p>-2.94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.47" calcext:value-type="float">
            <text:p>-15.47</text:p>
          </table:table-cell>
          <table:table-cell office:value-type="float" office:value="-139.32" calcext:value-type="float">
            <text:p>-139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-46.68" calcext:value-type="float">
            <text:p>-46.6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3.38" calcext:value-type="float">
            <text:p>-3.38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.95" calcext:value-type="float">
            <text:p>-8.95</text:p>
          </table:table-cell>
          <table:table-cell office:value-type="float" office:value="-162.23" calcext:value-type="float">
            <text:p>-162.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.05" calcext:value-type="float">
            <text:p>-7.05</text:p>
          </table:table-cell>
          <table:table-cell office:value-type="float" office:value="-85.77" calcext:value-type="float">
            <text:p>-85.7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3.75" calcext:value-type="float">
            <text:p>-3.7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.99" calcext:value-type="float">
            <text:p>-15.99</text:p>
          </table:table-cell>
          <table:table-cell office:value-type="float" office:value="-178.3" calcext:value-type="float">
            <text:p>-17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-69.7" calcext:value-type="float">
            <text:p>-69.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.84" calcext:value-type="float">
            <text:p>-13.84</text:p>
          </table:table-cell>
          <table:table-cell office:value-type="float" office:value="-189.19" calcext:value-type="float">
            <text:p>-189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16" calcext:value-type="float">
            <text:p>-2.16</text:p>
          </table:table-cell>
          <table:table-cell office:value-type="float" office:value="-58.81" calcext:value-type="float">
            <text:p>-58.8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5.25" calcext:value-type="float">
            <text:p>-5.2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9.85" calcext:value-type="float">
            <text:p>-29.85</text:p>
          </table:table-cell>
          <table:table-cell office:value-type="float" office:value="-248.79" calcext:value-type="float">
            <text:p>-248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85" calcext:value-type="float">
            <text:p>9.85</text:p>
          </table:table-cell>
          <table:table-cell office:value-type="float" office:value="-61.21" calcext:value-type="float">
            <text:p>-61.2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4.81" calcext:value-type="float">
            <text:p>-4.81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5.03" calcext:value-type="float">
            <text:p>-25.03</text:p>
          </table:table-cell>
          <table:table-cell office:value-type="float" office:value="-231.6" calcext:value-type="float">
            <text:p>-23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03" calcext:value-type="float">
            <text:p>5.03</text:p>
          </table:table-cell>
          <table:table-cell office:value-type="float" office:value="-78.4" calcext:value-type="float">
            <text:p>-78.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5.19" calcext:value-type="float">
            <text:p>-5.1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8.27" calcext:value-type="float">
            <text:p>-18.27</text:p>
          </table:table-cell>
          <table:table-cell office:value-type="float" office:value="-247.77" calcext:value-type="float">
            <text:p>-247.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73" calcext:value-type="float">
            <text:p>-1.73</text:p>
          </table:table-cell>
          <table:table-cell office:value-type="float" office:value="-62.23" calcext:value-type="float">
            <text:p>-62.2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6.38" calcext:value-type="float">
            <text:p>-6.3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372" calcext:value-type="float">
            <text:p>-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7.18" calcext:value-type="float">
            <text:p>-27.18</text:p>
          </table:table-cell>
          <table:table-cell office:value-type="float" office:value="-304.09" calcext:value-type="float">
            <text:p>-304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18" calcext:value-type="float">
            <text:p>3.18</text:p>
          </table:table-cell>
          <table:table-cell office:value-type="float" office:value="-67.91" calcext:value-type="float">
            <text:p>-67.9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-6.12" calcext:value-type="float">
            <text:p>-6.12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372" calcext:value-type="float">
            <text:p>-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4.98" calcext:value-type="float">
            <text:p>-24.98</text:p>
          </table:table-cell>
          <table:table-cell office:value-type="float" office:value="-292.44" calcext:value-type="float">
            <text:p>-292.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-79.56" calcext:value-type="float">
            <text:p>-79.5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6.12" calcext:value-type="float">
            <text:p>-6.12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372" calcext:value-type="float">
            <text:p>-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8.6" calcext:value-type="float">
            <text:p>-28.6</text:p>
          </table:table-cell>
          <table:table-cell office:value-type="float" office:value="-292.58" calcext:value-type="float">
            <text:p>-292.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-79.42" calcext:value-type="float">
            <text:p>-79.4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-7.06" calcext:value-type="float">
            <text:p>-7.06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4.63" calcext:value-type="float">
            <text:p>-34.63</text:p>
          </table:table-cell>
          <table:table-cell office:value-type="float" office:value="-336.61" calcext:value-type="float">
            <text:p>-336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63" calcext:value-type="float">
            <text:p>6.63</text:p>
          </table:table-cell>
          <table:table-cell office:value-type="float" office:value="-97.39" calcext:value-type="float">
            <text:p>-97.3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-7" calcext:value-type="float">
            <text:p>-7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1.87" calcext:value-type="float">
            <text:p>-31.87</text:p>
          </table:table-cell>
          <table:table-cell office:value-type="float" office:value="-334.08" calcext:value-type="float">
            <text:p>-334.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-99.92" calcext:value-type="float">
            <text:p>-99.9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-7.69" calcext:value-type="float">
            <text:p>-7.69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8.66" calcext:value-type="float">
            <text:p>-38.66</text:p>
          </table:table-cell>
          <table:table-cell office:value-type="float" office:value="-365.97" calcext:value-type="float">
            <text:p>-365.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66" calcext:value-type="float">
            <text:p>10.66</text:p>
          </table:table-cell>
          <table:table-cell office:value-type="float" office:value="-68.03" calcext:value-type="float">
            <text:p>-68.0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-8.75" calcext:value-type="float">
            <text:p>-8.7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2.73" calcext:value-type="float">
            <text:p>-42.73</text:p>
          </table:table-cell>
          <table:table-cell office:value-type="float" office:value="-417.86" calcext:value-type="float">
            <text:p>-417.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73" calcext:value-type="float">
            <text:p>10.73</text:p>
          </table:table-cell>
          <table:table-cell office:value-type="float" office:value="-78.14" calcext:value-type="float">
            <text:p>-78.1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-8.38" calcext:value-type="float">
            <text:p>-8.38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4.34" calcext:value-type="float">
            <text:p>-34.34</text:p>
          </table:table-cell>
          <table:table-cell office:value-type="float" office:value="-400.52" calcext:value-type="float">
            <text:p>-400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-95.48" calcext:value-type="float">
            <text:p>-95.4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-9.06" calcext:value-type="float">
            <text:p>-9.06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1.79" calcext:value-type="float">
            <text:p>-41.79</text:p>
          </table:table-cell>
          <table:table-cell office:value-type="float" office:value="-433.04" calcext:value-type="float">
            <text:p>-433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79" calcext:value-type="float">
            <text:p>9.79</text:p>
          </table:table-cell>
          <table:table-cell office:value-type="float" office:value="-62.96" calcext:value-type="float">
            <text:p>-62.9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-10.31" calcext:value-type="float">
            <text:p>-10.31</text:p>
          </table:table-cell>
          <table:table-cell office:value-type="float" office:value="-1.19" calcext:value-type="float">
            <text:p>-1.19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-558" calcext:value-type="float">
            <text:p>-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4.5" calcext:value-type="float">
            <text:p>-64.5</text:p>
          </table:table-cell>
          <table:table-cell office:value-type="float" office:value="-499.04" calcext:value-type="float">
            <text:p>-499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-58.96" calcext:value-type="float">
            <text:p>-58.9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-9.44" calcext:value-type="float">
            <text:p>-9.44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-558" calcext:value-type="float">
            <text:p>-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3.62" calcext:value-type="float">
            <text:p>-43.62</text:p>
          </table:table-cell>
          <table:table-cell office:value-type="float" office:value="-450.76" calcext:value-type="float">
            <text:p>-450.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-107.24" calcext:value-type="float">
            <text:p>-107.2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-10.06" calcext:value-type="float">
            <text:p>-10.06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-558" calcext:value-type="float">
            <text:p>-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6.29" calcext:value-type="float">
            <text:p>-46.29</text:p>
          </table:table-cell>
          <table:table-cell office:value-type="float" office:value="-478.84" calcext:value-type="float">
            <text:p>-478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29" calcext:value-type="float">
            <text:p>10.29</text:p>
          </table:table-cell>
          <table:table-cell office:value-type="float" office:value="-79.16" calcext:value-type="float">
            <text:p>-79.1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-11.81" calcext:value-type="float">
            <text:p>-11.81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620" calcext:value-type="float">
            <text:p>-6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9.41" calcext:value-type="float">
            <text:p>-59.41</text:p>
          </table:table-cell>
          <table:table-cell office:value-type="float" office:value="-561.48" calcext:value-type="float">
            <text:p>-561.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41" calcext:value-type="float">
            <text:p>19.41</text:p>
          </table:table-cell>
          <table:table-cell office:value-type="float" office:value="-58.52" calcext:value-type="float">
            <text:p>-58.5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-11.25" calcext:value-type="float">
            <text:p>-11.2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620" calcext:value-type="float">
            <text:p>-6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2.93" calcext:value-type="float">
            <text:p>-52.93</text:p>
          </table:table-cell>
          <table:table-cell office:value-type="float" office:value="-536.3" calcext:value-type="float">
            <text:p>-536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93" calcext:value-type="float">
            <text:p>12.93</text:p>
          </table:table-cell>
          <table:table-cell office:value-type="float" office:value="-83.7" calcext:value-type="float">
            <text:p>-83.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-11.56" calcext:value-type="float">
            <text:p>-11.56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620" calcext:value-type="float">
            <text:p>-6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0.83" calcext:value-type="float">
            <text:p>-60.83</text:p>
          </table:table-cell>
          <table:table-cell office:value-type="float" office:value="-549.97" calcext:value-type="float">
            <text:p>-549.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83" calcext:value-type="float">
            <text:p>20.83</text:p>
          </table:table-cell>
          <table:table-cell office:value-type="float" office:value="-70.03" calcext:value-type="float">
            <text:p>-70.0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12.81" calcext:value-type="float">
            <text:p>-12.81</text:p>
          </table:table-cell>
          <table:table-cell office:value-type="float" office:value="-1.56" calcext:value-type="float">
            <text:p>-1.56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-682" calcext:value-type="float">
            <text:p>-6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44" calcext:value-type="float">
            <text:p>15.44</text:p>
          </table:table-cell>
          <table:table-cell office:value-type="float" office:value="-637.45" calcext:value-type="float">
            <text:p>-637.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9.44" calcext:value-type="float">
            <text:p>-59.44</text:p>
          </table:table-cell>
          <table:table-cell office:value-type="float" office:value="-44.55" calcext:value-type="float">
            <text:p>-44.5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13" calcext:value-type="float">
            <text:p>-13</text:p>
          </table:table-cell>
          <table:table-cell office:value-type="float" office:value="-0.94" calcext:value-type="float">
            <text:p>-0.94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-682" calcext:value-type="float">
            <text:p>-6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86" calcext:value-type="float">
            <text:p>16.86</text:p>
          </table:table-cell>
          <table:table-cell office:value-type="float" office:value="-639.17" calcext:value-type="float">
            <text:p>-639.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0.86" calcext:value-type="float">
            <text:p>-60.86</text:p>
          </table:table-cell>
          <table:table-cell office:value-type="float" office:value="-42.83" calcext:value-type="float">
            <text:p>-42.8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12.88" calcext:value-type="float">
            <text:p>-12.88</text:p>
          </table:table-cell>
          <table:table-cell office:value-type="float" office:value="-1.12" calcext:value-type="float">
            <text:p>-1.12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-682" calcext:value-type="float">
            <text:p>-6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1" calcext:value-type="float">
            <text:p>17.41</text:p>
          </table:table-cell>
          <table:table-cell office:value-type="float" office:value="-635.52" calcext:value-type="float">
            <text:p>-635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1.41" calcext:value-type="float">
            <text:p>-61.41</text:p>
          </table:table-cell>
          <table:table-cell office:value-type="float" office:value="-46.48" calcext:value-type="float">
            <text:p>-46.4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14.75" calcext:value-type="float">
            <text:p>-14.75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744" calcext:value-type="float">
            <text:p>-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" calcext:value-type="float">
            <text:p>11.41</text:p>
          </table:table-cell>
          <table:table-cell office:value-type="float" office:value="-717.85" calcext:value-type="float">
            <text:p>-717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9.41" calcext:value-type="float">
            <text:p>-59.41</text:p>
          </table:table-cell>
          <table:table-cell office:value-type="float" office:value="-26.15" calcext:value-type="float">
            <text:p>-26.1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14.56" calcext:value-type="float">
            <text:p>-14.56</text:p>
          </table:table-cell>
          <table:table-cell office:value-type="float" office:value="-1.06" calcext:value-type="float">
            <text:p>-1.06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744" calcext:value-type="float">
            <text:p>-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1" calcext:value-type="float">
            <text:p>2.51</text:p>
          </table:table-cell>
          <table:table-cell office:value-type="float" office:value="-713.34" calcext:value-type="float">
            <text:p>-713.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0.51" calcext:value-type="float">
            <text:p>-50.51</text:p>
          </table:table-cell>
          <table:table-cell office:value-type="float" office:value="-30.66" calcext:value-type="float">
            <text:p>-30.6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4.5" calcext:value-type="float">
            <text:p>-14.5</text:p>
          </table:table-cell>
          <table:table-cell office:value-type="float" office:value="-1.88" calcext:value-type="float">
            <text:p>-1.88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744" calcext:value-type="float">
            <text:p>-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33" calcext:value-type="float">
            <text:p>5.33</text:p>
          </table:table-cell>
          <table:table-cell office:value-type="float" office:value="-720.61" calcext:value-type="float">
            <text:p>-720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3.33" calcext:value-type="float">
            <text:p>-53.33</text:p>
          </table:table-cell>
          <table:table-cell office:value-type="float" office:value="-23.39" calcext:value-type="float">
            <text:p>-23.3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-16.38" calcext:value-type="float">
            <text:p>-16.3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52" calcext:value-type="float">
            <text:p>-52</text:p>
          </table:table-cell>
          <table:table-cell office:value-type="float" office:value="-806" calcext:value-type="float">
            <text:p>-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4" calcext:value-type="float">
            <text:p>-0.2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1.76" calcext:value-type="float">
            <text:p>-51.76</text:p>
          </table:table-cell>
          <table:table-cell office:value-type="float" office:value="-6.75" calcext:value-type="float">
            <text:p>-6.7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16.75" calcext:value-type="float">
            <text:p>-16.7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52" calcext:value-type="float">
            <text:p>-52</text:p>
          </table:table-cell>
          <table:table-cell office:value-type="float" office:value="-806" calcext:value-type="float">
            <text:p>-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-808.81" calcext:value-type="float">
            <text:p>-808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5.08" calcext:value-type="float">
            <text:p>-55.08</text:p>
          </table:table-cell>
          <table:table-cell office:value-type="float" office:value="2.81" calcext:value-type="float">
            <text:p>2.8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-16.44" calcext:value-type="float">
            <text:p>-16.44</text:p>
          </table:table-cell>
          <table:table-cell office:value-type="float" office:value="-0.94" calcext:value-type="float">
            <text:p>-0.94</text:p>
          </table:table-cell>
          <table:table-cell/>
          <table:table-cell office:value-type="float" office:value="-52" calcext:value-type="float">
            <text:p>-52</text:p>
          </table:table-cell>
          <table:table-cell office:value-type="float" office:value="-806" calcext:value-type="float">
            <text:p>-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33" calcext:value-type="float">
            <text:p>-2.33</text:p>
          </table:table-cell>
          <table:table-cell office:value-type="float" office:value="-801.14" calcext:value-type="float">
            <text:p>-801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9.67" calcext:value-type="float">
            <text:p>-49.67</text:p>
          </table:table-cell>
          <table:table-cell office:value-type="float" office:value="-4.86" calcext:value-type="float">
            <text:p>-4.8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0.62" calcext:value-type="float">
            <text:p>-0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-31.38" calcext:value-type="float">
            <text:p>-31.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20.62" calcext:value-type="float">
            <text:p>-20.6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.62" calcext:value-type="float">
            <text:p>-0.62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-31.51" calcext:value-type="float">
            <text:p>-31.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-20.49" calcext:value-type="float">
            <text:p>-20.4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12" calcext:value-type="float">
            <text:p>8.12</text:p>
          </table:table-cell>
          <table:table-cell office:value-type="float" office:value="-37.45" calcext:value-type="float">
            <text:p>-37.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14.55" calcext:value-type="float">
            <text:p>-14.5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1.44" calcext:value-type="float">
            <text:p>-1.44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9" calcext:value-type="float">
            <text:p>11.09</text:p>
          </table:table-cell>
          <table:table-cell office:value-type="float" office:value="-73.27" calcext:value-type="float">
            <text:p>-73.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91" calcext:value-type="float">
            <text:p>4.91</text:p>
          </table:table-cell>
          <table:table-cell office:value-type="float" office:value="-30.73" calcext:value-type="float">
            <text:p>-30.7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1.44" calcext:value-type="float">
            <text:p>-1.44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44" calcext:value-type="float">
            <text:p>12.44</text:p>
          </table:table-cell>
          <table:table-cell office:value-type="float" office:value="-71.99" calcext:value-type="float">
            <text:p>-71.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float" office:value="-32.01" calcext:value-type="float">
            <text:p>-32.0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1.38" calcext:value-type="float">
            <text:p>-1.38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26" calcext:value-type="float">
            <text:p>12.26</text:p>
          </table:table-cell>
          <table:table-cell office:value-type="float" office:value="-68.96" calcext:value-type="float">
            <text:p>-68.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-35.04" calcext:value-type="float">
            <text:p>-35.0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2.12" calcext:value-type="float">
            <text:p>-2.12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65" calcext:value-type="float">
            <text:p>22.65</text:p>
          </table:table-cell>
          <table:table-cell office:value-type="float" office:value="-107.55" calcext:value-type="float">
            <text:p>-107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-48.45" calcext:value-type="float">
            <text:p>-48.4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2.12" calcext:value-type="float">
            <text:p>-2.12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65" calcext:value-type="float">
            <text:p>22.65</text:p>
          </table:table-cell>
          <table:table-cell office:value-type="float" office:value="-107.55" calcext:value-type="float">
            <text:p>-107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-48.45" calcext:value-type="float">
            <text:p>-48.4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2.12" calcext:value-type="float">
            <text:p>-2.12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76" calcext:value-type="float">
            <text:p>16.76</text:p>
          </table:table-cell>
          <table:table-cell office:value-type="float" office:value="-106.54" calcext:value-type="float">
            <text:p>-106.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-49.46" calcext:value-type="float">
            <text:p>-49.4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2.88" calcext:value-type="float">
            <text:p>-2.88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91" calcext:value-type="float">
            <text:p>26.91</text:p>
          </table:table-cell>
          <table:table-cell office:value-type="float" office:value="-142.08" calcext:value-type="float">
            <text:p>-142.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09" calcext:value-type="float">
            <text:p>5.09</text:p>
          </table:table-cell>
          <table:table-cell office:value-type="float" office:value="-65.92" calcext:value-type="float">
            <text:p>-65.9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3" calcext:value-type="float">
            <text:p>-3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62" calcext:value-type="float">
            <text:p>19.62</text:p>
          </table:table-cell>
          <table:table-cell office:value-type="float" office:value="-152.11" calcext:value-type="float">
            <text:p>-152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38" calcext:value-type="float">
            <text:p>12.38</text:p>
          </table:table-cell>
          <table:table-cell office:value-type="float" office:value="-55.89" calcext:value-type="float">
            <text:p>-55.8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2.81" calcext:value-type="float">
            <text:p>-2.81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08" calcext:value-type="float">
            <text:p>21.08</text:p>
          </table:table-cell>
          <table:table-cell office:value-type="float" office:value="-141.08" calcext:value-type="float">
            <text:p>-141.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92" calcext:value-type="float">
            <text:p>10.92</text:p>
          </table:table-cell>
          <table:table-cell office:value-type="float" office:value="-66.92" calcext:value-type="float">
            <text:p>-66.9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3.69" calcext:value-type="float">
            <text:p>-3.69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8" calcext:value-type="float">
            <text:p>29.58</text:p>
          </table:table-cell>
          <table:table-cell office:value-type="float" office:value="-184.61" calcext:value-type="float">
            <text:p>-184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42" calcext:value-type="float">
            <text:p>10.42</text:p>
          </table:table-cell>
          <table:table-cell office:value-type="float" office:value="-75.39" calcext:value-type="float">
            <text:p>-75.3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3.5" calcext:value-type="float">
            <text:p>-3.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75" calcext:value-type="float">
            <text:p>26.75</text:p>
          </table:table-cell>
          <table:table-cell office:value-type="float" office:value="-174.35" calcext:value-type="float">
            <text:p>-174.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25" calcext:value-type="float">
            <text:p>13.25</text:p>
          </table:table-cell>
          <table:table-cell office:value-type="float" office:value="-85.65" calcext:value-type="float">
            <text:p>-85.6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3.75" calcext:value-type="float">
            <text:p>-3.7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38" calcext:value-type="float">
            <text:p>33.38</text:p>
          </table:table-cell>
          <table:table-cell office:value-type="float" office:value="-187.51" calcext:value-type="float">
            <text:p>-187.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62" calcext:value-type="float">
            <text:p>6.62</text:p>
          </table:table-cell>
          <table:table-cell office:value-type="float" office:value="-72.49" calcext:value-type="float">
            <text:p>-72.4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4.44" calcext:value-type="float">
            <text:p>-4.44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312" calcext:value-type="float">
            <text:p>-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19" calcext:value-type="float">
            <text:p>28.19</text:p>
          </table:table-cell>
          <table:table-cell office:value-type="float" office:value="-221.18" calcext:value-type="float">
            <text:p>-221.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81" calcext:value-type="float">
            <text:p>19.81</text:p>
          </table:table-cell>
          <table:table-cell office:value-type="float" office:value="-90.82" calcext:value-type="float">
            <text:p>-90.8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4.88" calcext:value-type="float">
            <text:p>-4.8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312" calcext:value-type="float">
            <text:p>-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06" calcext:value-type="float">
            <text:p>36.06</text:p>
          </table:table-cell>
          <table:table-cell office:value-type="float" office:value="-242.81" calcext:value-type="float">
            <text:p>-242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94" calcext:value-type="float">
            <text:p>11.94</text:p>
          </table:table-cell>
          <table:table-cell office:value-type="float" office:value="-69.19" calcext:value-type="float">
            <text:p>-69.1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56" calcext:value-type="float">
            <text:p>-0.56</text:p>
          </table:table-cell>
          <table:table-cell office:value-type="float" office:value="-4.88" calcext:value-type="float">
            <text:p>-4.88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312" calcext:value-type="float">
            <text:p>-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63" calcext:value-type="float">
            <text:p>35.63</text:p>
          </table:table-cell>
          <table:table-cell office:value-type="float" office:value="-246.5" calcext:value-type="float">
            <text:p>-24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37" calcext:value-type="float">
            <text:p>12.37</text:p>
          </table:table-cell>
          <table:table-cell office:value-type="float" office:value="-65.5" calcext:value-type="float">
            <text:p>-65.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5.19" calcext:value-type="float">
            <text:p>-5.19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364" calcext:value-type="float">
            <text:p>-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27" calcext:value-type="float">
            <text:p>32.27</text:p>
          </table:table-cell>
          <table:table-cell office:value-type="float" office:value="-262.45" calcext:value-type="float">
            <text:p>-262.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73" calcext:value-type="float">
            <text:p>23.73</text:p>
          </table:table-cell>
          <table:table-cell office:value-type="float" office:value="-101.55" calcext:value-type="float">
            <text:p>-101.5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5.56" calcext:value-type="float">
            <text:p>-5.56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364" calcext:value-type="float">
            <text:p>-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62" calcext:value-type="float">
            <text:p>47.62</text:p>
          </table:table-cell>
          <table:table-cell office:value-type="float" office:value="-277.09" calcext:value-type="float">
            <text:p>-277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38" calcext:value-type="float">
            <text:p>8.38</text:p>
          </table:table-cell>
          <table:table-cell office:value-type="float" office:value="-86.91" calcext:value-type="float">
            <text:p>-86.9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5.5" calcext:value-type="float">
            <text:p>-5.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364" calcext:value-type="float">
            <text:p>-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08" calcext:value-type="float">
            <text:p>46.08</text:p>
          </table:table-cell>
          <table:table-cell office:value-type="float" office:value="-275.33" calcext:value-type="float">
            <text:p>-275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92" calcext:value-type="float">
            <text:p>9.92</text:p>
          </table:table-cell>
          <table:table-cell office:value-type="float" office:value="-88.67" calcext:value-type="float">
            <text:p>-88.6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0.62" calcext:value-type="float">
            <text:p>-0.62</text:p>
          </table:table-cell>
          <table:table-cell office:value-type="float" office:value="-6.06" calcext:value-type="float">
            <text:p>-6.0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416" calcext:value-type="float">
            <text:p>-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14" calcext:value-type="float">
            <text:p>44.14</text:p>
          </table:table-cell>
          <table:table-cell office:value-type="float" office:value="-302.79" calcext:value-type="float">
            <text:p>-302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86" calcext:value-type="float">
            <text:p>19.86</text:p>
          </table:table-cell>
          <table:table-cell office:value-type="float" office:value="-113.21" calcext:value-type="float">
            <text:p>-113.2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0.81" calcext:value-type="float">
            <text:p>-0.81</text:p>
          </table:table-cell>
          <table:table-cell office:value-type="float" office:value="-6.56" calcext:value-type="float">
            <text:p>-6.5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416" calcext:value-type="float">
            <text:p>-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46" calcext:value-type="float">
            <text:p>54.46</text:p>
          </table:table-cell>
          <table:table-cell office:value-type="float" office:value="-328.6" calcext:value-type="float">
            <text:p>-328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54" calcext:value-type="float">
            <text:p>9.54</text:p>
          </table:table-cell>
          <table:table-cell office:value-type="float" office:value="-87.4" calcext:value-type="float">
            <text:p>-87.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6.5" calcext:value-type="float">
            <text:p>-6.5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416" calcext:value-type="float">
            <text:p>-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2" calcext:value-type="float">
            <text:p>57.22</text:p>
          </table:table-cell>
          <table:table-cell office:value-type="float" office:value="-326.06" calcext:value-type="float">
            <text:p>-326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8" calcext:value-type="float">
            <text:p>6.78</text:p>
          </table:table-cell>
          <table:table-cell office:value-type="float" office:value="-89.94" calcext:value-type="float">
            <text:p>-89.9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-1.06" calcext:value-type="float">
            <text:p>-1.06</text:p>
          </table:table-cell>
          <table:table-cell office:value-type="float" office:value="-7.5" calcext:value-type="float">
            <text:p>-7.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468" calcext:value-type="float">
            <text:p>-4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.71" calcext:value-type="float">
            <text:p>69.71</text:p>
          </table:table-cell>
          <table:table-cell office:value-type="float" office:value="-375.52" calcext:value-type="float">
            <text:p>-375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-92.48" calcext:value-type="float">
            <text:p>-92.4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7.5" calcext:value-type="float">
            <text:p>-7.5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468" calcext:value-type="float">
            <text:p>-4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8" calcext:value-type="float">
            <text:p>58.18</text:p>
          </table:table-cell>
          <table:table-cell office:value-type="float" office:value="-376.56" calcext:value-type="float">
            <text:p>-376.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82" calcext:value-type="float">
            <text:p>13.82</text:p>
          </table:table-cell>
          <table:table-cell office:value-type="float" office:value="-91.44" calcext:value-type="float">
            <text:p>-91.4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7.62" calcext:value-type="float">
            <text:p>-7.62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468" calcext:value-type="float">
            <text:p>-4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.07" calcext:value-type="float">
            <text:p>51.07</text:p>
          </table:table-cell>
          <table:table-cell office:value-type="float" office:value="-379.85" calcext:value-type="float">
            <text:p>-379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93" calcext:value-type="float">
            <text:p>20.93</text:p>
          </table:table-cell>
          <table:table-cell office:value-type="float" office:value="-88.15" calcext:value-type="float">
            <text:p>-88.1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7.94" calcext:value-type="float">
            <text:p>-7.94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.02" calcext:value-type="float">
            <text:p>64.02</text:p>
          </table:table-cell>
          <table:table-cell office:value-type="float" office:value="-400.1" calcext:value-type="float">
            <text:p>-40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98" calcext:value-type="float">
            <text:p>15.98</text:p>
          </table:table-cell>
          <table:table-cell office:value-type="float" office:value="-119.9" calcext:value-type="float">
            <text:p>-119.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-1.06" calcext:value-type="float">
            <text:p>-1.06</text:p>
          </table:table-cell>
          <table:table-cell office:value-type="float" office:value="-8.69" calcext:value-type="float">
            <text:p>-8.69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.27" calcext:value-type="float">
            <text:p>75.27</text:p>
          </table:table-cell>
          <table:table-cell office:value-type="float" office:value="-431.31" calcext:value-type="float">
            <text:p>-431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73" calcext:value-type="float">
            <text:p>4.73</text:p>
          </table:table-cell>
          <table:table-cell office:value-type="float" office:value="-88.69" calcext:value-type="float">
            <text:p>-88.6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8.62" calcext:value-type="float">
            <text:p>-8.62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.44" calcext:value-type="float">
            <text:p>69.44</text:p>
          </table:table-cell>
          <table:table-cell office:value-type="float" office:value="-430.32" calcext:value-type="float">
            <text:p>-43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56" calcext:value-type="float">
            <text:p>10.56</text:p>
          </table:table-cell>
          <table:table-cell office:value-type="float" office:value="-89.68" calcext:value-type="float">
            <text:p>-89.6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-1.25" calcext:value-type="float">
            <text:p>-1.25</text:p>
          </table:table-cell>
          <table:table-cell office:value-type="float" office:value="-9.5" calcext:value-type="float">
            <text:p>-9.5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.48" calcext:value-type="float">
            <text:p>82.48</text:p>
          </table:table-cell>
          <table:table-cell office:value-type="float" office:value="-476.12" calcext:value-type="float">
            <text:p>-476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52" calcext:value-type="float">
            <text:p>5.52</text:p>
          </table:table-cell>
          <table:table-cell office:value-type="float" office:value="-95.88" calcext:value-type="float">
            <text:p>-95.8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-1.12" calcext:value-type="float">
            <text:p>-1.12</text:p>
          </table:table-cell>
          <table:table-cell office:value-type="float" office:value="-9.62" calcext:value-type="float">
            <text:p>-9.62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.96" calcext:value-type="float">
            <text:p>76.96</text:p>
          </table:table-cell>
          <table:table-cell office:value-type="float" office:value="-481.19" calcext:value-type="float">
            <text:p>-481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4" calcext:value-type="float">
            <text:p>11.04</text:p>
          </table:table-cell>
          <table:table-cell office:value-type="float" office:value="-90.81" calcext:value-type="float">
            <text:p>-90.8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-1.06" calcext:value-type="float">
            <text:p>-1.06</text:p>
          </table:table-cell>
          <table:table-cell office:value-type="float" office:value="-9.62" calcext:value-type="float">
            <text:p>-9.62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.39" calcext:value-type="float">
            <text:p>77.39</text:p>
          </table:table-cell>
          <table:table-cell office:value-type="float" office:value="-477.5" calcext:value-type="float">
            <text:p>-47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61" calcext:value-type="float">
            <text:p>10.61</text:p>
          </table:table-cell>
          <table:table-cell office:value-type="float" office:value="-94.5" calcext:value-type="float">
            <text:p>-94.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-1.25" calcext:value-type="float">
            <text:p>-1.25</text:p>
          </table:table-cell>
          <table:table-cell office:value-type="float" office:value="-10.56" calcext:value-type="float">
            <text:p>-10.56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-624" calcext:value-type="float">
            <text:p>-6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.02" calcext:value-type="float">
            <text:p>89.02</text:p>
          </table:table-cell>
          <table:table-cell office:value-type="float" office:value="-524.56" calcext:value-type="float">
            <text:p>-524.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98" calcext:value-type="float">
            <text:p>6.98</text:p>
          </table:table-cell>
          <table:table-cell office:value-type="float" office:value="-99.44" calcext:value-type="float">
            <text:p>-99.4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-1.38" calcext:value-type="float">
            <text:p>-1.38</text:p>
          </table:table-cell>
          <table:table-cell office:value-type="float" office:value="-10.44" calcext:value-type="float">
            <text:p>-10.4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-624" calcext:value-type="float">
            <text:p>-6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09" calcext:value-type="float">
            <text:p>85.09</text:p>
          </table:table-cell>
          <table:table-cell office:value-type="float" office:value="-528.42" calcext:value-type="float">
            <text:p>-528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91" calcext:value-type="float">
            <text:p>10.91</text:p>
          </table:table-cell>
          <table:table-cell office:value-type="float" office:value="-95.58" calcext:value-type="float">
            <text:p>-95.5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-1.19" calcext:value-type="float">
            <text:p>-1.19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-624" calcext:value-type="float">
            <text:p>-6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.33" calcext:value-type="float">
            <text:p>82.33</text:p>
          </table:table-cell>
          <table:table-cell office:value-type="float" office:value="-521.17" calcext:value-type="float">
            <text:p>-521.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67" calcext:value-type="float">
            <text:p>13.67</text:p>
          </table:table-cell>
          <table:table-cell office:value-type="float" office:value="-102.83" calcext:value-type="float">
            <text:p>-102.8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-1.38" calcext:value-type="float">
            <text:p>-1.38</text:p>
          </table:table-cell>
          <table:table-cell office:value-type="float" office:value="-11.44" calcext:value-type="float">
            <text:p>-11.44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-676" calcext:value-type="float">
            <text:p>-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.47" calcext:value-type="float">
            <text:p>93.47</text:p>
          </table:table-cell>
          <table:table-cell office:value-type="float" office:value="-571.91" calcext:value-type="float">
            <text:p>-571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53" calcext:value-type="float">
            <text:p>10.53</text:p>
          </table:table-cell>
          <table:table-cell office:value-type="float" office:value="-104.09" calcext:value-type="float">
            <text:p>-104.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-1.38" calcext:value-type="float">
            <text:p>-1.38</text:p>
          </table:table-cell>
          <table:table-cell office:value-type="float" office:value="-11.81" calcext:value-type="float">
            <text:p>-11.81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-676" calcext:value-type="float">
            <text:p>-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.59" calcext:value-type="float">
            <text:p>94.59</text:p>
          </table:table-cell>
          <table:table-cell office:value-type="float" office:value="-590.13" calcext:value-type="float">
            <text:p>-590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41" calcext:value-type="float">
            <text:p>9.41</text:p>
          </table:table-cell>
          <table:table-cell office:value-type="float" office:value="-85.87" calcext:value-type="float">
            <text:p>-85.8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-1.38" calcext:value-type="float">
            <text:p>-1.38</text:p>
          </table:table-cell>
          <table:table-cell office:value-type="float" office:value="-12.06" calcext:value-type="float">
            <text:p>-12.06</text:p>
          </table:table-cell>
          <table:table-cell office:value-type="float" office:value="-1.12" calcext:value-type="float">
            <text:p>-1.1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-676" calcext:value-type="float">
            <text:p>-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-608.65" calcext:value-type="float">
            <text:p>-608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42" calcext:value-type="float">
            <text:p>15.42</text:p>
          </table:table-cell>
          <table:table-cell office:value-type="float" office:value="-67.35" calcext:value-type="float">
            <text:p>-67.3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-1.44" calcext:value-type="float">
            <text:p>-1.44</text:p>
          </table:table-cell>
          <table:table-cell office:value-type="float" office:value="-13" calcext:value-type="float">
            <text:p>-13</text:p>
          </table:table-cell>
          <table:table-cell office:value-type="float" office:value="-1.12" calcext:value-type="float">
            <text:p>-1.1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.32" calcext:value-type="float">
            <text:p>94.32</text:p>
          </table:table-cell>
          <table:table-cell office:value-type="float" office:value="-654.7" calcext:value-type="float">
            <text:p>-654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68" calcext:value-type="float">
            <text:p>17.68</text:p>
          </table:table-cell>
          <table:table-cell office:value-type="float" office:value="-73.3" calcext:value-type="float">
            <text:p>-73.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-1.56" calcext:value-type="float">
            <text:p>-1.56</text:p>
          </table:table-cell>
          <table:table-cell office:value-type="float" office:value="-13.44" calcext:value-type="float">
            <text:p>-13.44</text:p>
          </table:table-cell>
          <table:table-cell office:value-type="float" office:value="-0.81" calcext:value-type="float">
            <text:p>-0.8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.89" calcext:value-type="float">
            <text:p>104.89</text:p>
          </table:table-cell>
          <table:table-cell office:value-type="float" office:value="-673.78" calcext:value-type="float">
            <text:p>-673.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11" calcext:value-type="float">
            <text:p>7.11</text:p>
          </table:table-cell>
          <table:table-cell office:value-type="float" office:value="-54.22" calcext:value-type="float">
            <text:p>-54.2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-1.25" calcext:value-type="float">
            <text:p>-1.25</text:p>
          </table:table-cell>
          <table:table-cell office:value-type="float" office:value="-13.5" calcext:value-type="float">
            <text:p>-13.5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.06" calcext:value-type="float">
            <text:p>93.06</text:p>
          </table:table-cell>
          <table:table-cell office:value-type="float" office:value="-671.75" calcext:value-type="float">
            <text:p>-67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94" calcext:value-type="float">
            <text:p>18.94</text:p>
          </table:table-cell>
          <table:table-cell office:value-type="float" office:value="-56.25" calcext:value-type="float">
            <text:p>-56.2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-1.62" calcext:value-type="float">
            <text:p>-1.62</text:p>
          </table:table-cell>
          <table:table-cell office:value-type="float" office:value="-14.62" calcext:value-type="float">
            <text:p>-14.62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-780" calcext:value-type="float">
            <text:p>-7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4.07" calcext:value-type="float">
            <text:p>114.07</text:p>
          </table:table-cell>
          <table:table-cell office:value-type="float" office:value="-729.43" calcext:value-type="float">
            <text:p>-729.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-50.57" calcext:value-type="float">
            <text:p>-50.5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-1.38" calcext:value-type="float">
            <text:p>-1.38</text:p>
          </table:table-cell>
          <table:table-cell office:value-type="float" office:value="-14.5" calcext:value-type="float">
            <text:p>-14.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-780" calcext:value-type="float">
            <text:p>-7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-723.25" calcext:value-type="float">
            <text:p>-72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1" calcext:value-type="float">
            <text:p>20.1</text:p>
          </table:table-cell>
          <table:table-cell office:value-type="float" office:value="-56.75" calcext:value-type="float">
            <text:p>-56.7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-1.56" calcext:value-type="float">
            <text:p>-1.56</text:p>
          </table:table-cell>
          <table:table-cell office:value-type="float" office:value="-14.44" calcext:value-type="float">
            <text:p>-14.44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-780" calcext:value-type="float">
            <text:p>-7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22" calcext:value-type="float">
            <text:p>109.22</text:p>
          </table:table-cell>
          <table:table-cell office:value-type="float" office:value="-721.09" calcext:value-type="float">
            <text:p>-721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78" calcext:value-type="float">
            <text:p>10.78</text:p>
          </table:table-cell>
          <table:table-cell office:value-type="float" office:value="-58.91" calcext:value-type="float">
            <text:p>-58.9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-27.33" calcext:value-type="float">
            <text:p>-27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-24.67" calcext:value-type="float">
            <text:p>-24.6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69" calcext:value-type="float">
            <text:p>-0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9" calcext:value-type="float">
            <text:p>-0.89</text:p>
          </table:table-cell>
          <table:table-cell office:value-type="float" office:value="-32.9" calcext:value-type="float">
            <text:p>-3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-19.1" calcext:value-type="float">
            <text:p>-19.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69" calcext:value-type="float">
            <text:p>-0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-33.4" calcext:value-type="float">
            <text:p>-33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-18.6" calcext:value-type="float">
            <text:p>-18.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62" calcext:value-type="float">
            <text:p>-1.62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-79.09" calcext:value-type="float">
            <text:p>-79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-24.91" calcext:value-type="float">
            <text:p>-24.9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5" calcext:value-type="float">
            <text:p>-1.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-73.01" calcext:value-type="float">
            <text:p>-73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-30.99" calcext:value-type="float">
            <text:p>-30.9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5" calcext:value-type="float">
            <text:p>-1.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-73.01" calcext:value-type="float">
            <text:p>-73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-30.99" calcext:value-type="float">
            <text:p>-30.9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2.25" calcext:value-type="float">
            <text:p>-2.2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-108.95" calcext:value-type="float">
            <text:p>-108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-47.05" calcext:value-type="float">
            <text:p>-47.0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2.19" calcext:value-type="float">
            <text:p>-2.19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98" calcext:value-type="float">
            <text:p>-2.98</text:p>
          </table:table-cell>
          <table:table-cell office:value-type="float" office:value="-105.41" calcext:value-type="float">
            <text:p>-105.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98" calcext:value-type="float">
            <text:p>8.98</text:p>
          </table:table-cell>
          <table:table-cell office:value-type="float" office:value="-50.59" calcext:value-type="float">
            <text:p>-50.5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2.12" calcext:value-type="float">
            <text:p>-2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-102.74" calcext:value-type="float">
            <text:p>-102.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-53.26" calcext:value-type="float">
            <text:p>-53.2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3.06" calcext:value-type="float">
            <text:p>-3.06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99" calcext:value-type="float">
            <text:p>-3.99</text:p>
          </table:table-cell>
          <table:table-cell office:value-type="float" office:value="-148.05" calcext:value-type="float">
            <text:p>-148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float" office:value="-59.95" calcext:value-type="float">
            <text:p>-59.9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2.44" calcext:value-type="float">
            <text:p>-2.44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91" calcext:value-type="float">
            <text:p>-2.91</text:p>
          </table:table-cell>
          <table:table-cell office:value-type="float" office:value="-118.19" calcext:value-type="float">
            <text:p>-118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91" calcext:value-type="float">
            <text:p>10.91</text:p>
          </table:table-cell>
          <table:table-cell office:value-type="float" office:value="-89.81" calcext:value-type="float">
            <text:p>-89.8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2.94" calcext:value-type="float">
            <text:p>-2.94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141.85" calcext:value-type="float">
            <text:p>-141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-66.15" calcext:value-type="float">
            <text:p>-66.1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3.75" calcext:value-type="float">
            <text:p>-3.7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float" office:value="-181.32" calcext:value-type="float">
            <text:p>-181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33" calcext:value-type="float">
            <text:p>8.33</text:p>
          </table:table-cell>
          <table:table-cell office:value-type="float" office:value="-78.68" calcext:value-type="float">
            <text:p>-78.6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3.88" calcext:value-type="float">
            <text:p>-3.88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-187.4" calcext:value-type="float">
            <text:p>-187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95" calcext:value-type="float">
            <text:p>7.95</text:p>
          </table:table-cell>
          <table:table-cell office:value-type="float" office:value="-72.6" calcext:value-type="float">
            <text:p>-72.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3.69" calcext:value-type="float">
            <text:p>-3.6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-178.92" calcext:value-type="float">
            <text:p>-178.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19" calcext:value-type="float">
            <text:p>9.19</text:p>
          </table:table-cell>
          <table:table-cell office:value-type="float" office:value="-81.08" calcext:value-type="float">
            <text:p>-81.0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4.69" calcext:value-type="float">
            <text:p>-4.69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312" calcext:value-type="float">
            <text:p>-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.49" calcext:value-type="float">
            <text:p>-7.49</text:p>
          </table:table-cell>
          <table:table-cell office:value-type="float" office:value="-231.6" calcext:value-type="float">
            <text:p>-23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49" calcext:value-type="float">
            <text:p>19.49</text:p>
          </table:table-cell>
          <table:table-cell office:value-type="float" office:value="-80.4" calcext:value-type="float">
            <text:p>-80.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5" calcext:value-type="float">
            <text:p>-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312" calcext:value-type="float">
            <text:p>-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.11" calcext:value-type="float">
            <text:p>-4.11</text:p>
          </table:table-cell>
          <table:table-cell office:value-type="float" office:value="-241.18" calcext:value-type="float">
            <text:p>-241.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11" calcext:value-type="float">
            <text:p>16.11</text:p>
          </table:table-cell>
          <table:table-cell office:value-type="float" office:value="-70.82" calcext:value-type="float">
            <text:p>-70.8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4.88" calcext:value-type="float">
            <text:p>-4.8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312" calcext:value-type="float">
            <text:p>-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-236.75" calcext:value-type="float">
            <text:p>-23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6" calcext:value-type="float">
            <text:p>11.26</text:p>
          </table:table-cell>
          <table:table-cell office:value-type="float" office:value="-75.25" calcext:value-type="float">
            <text:p>-75.2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5.69" calcext:value-type="float">
            <text:p>-5.69</text:p>
          </table:table-cell>
          <table:table-cell office:value-type="float" office:value="-1.19" calcext:value-type="float">
            <text:p>-1.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364" calcext:value-type="float">
            <text:p>-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.53" calcext:value-type="float">
            <text:p>-13.53</text:p>
          </table:table-cell>
          <table:table-cell office:value-type="float" office:value="-285.42" calcext:value-type="float">
            <text:p>-285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53" calcext:value-type="float">
            <text:p>27.53</text:p>
          </table:table-cell>
          <table:table-cell office:value-type="float" office:value="-78.58" calcext:value-type="float">
            <text:p>-78.5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5.56" calcext:value-type="float">
            <text:p>-5.56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364" calcext:value-type="float">
            <text:p>-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05" calcext:value-type="float">
            <text:p>5.05</text:p>
          </table:table-cell>
          <table:table-cell office:value-type="float" office:value="-271.3" calcext:value-type="float">
            <text:p>-27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float" office:value="-92.7" calcext:value-type="float">
            <text:p>-92.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5.88" calcext:value-type="float">
            <text:p>-5.88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364" calcext:value-type="float">
            <text:p>-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-280.51" calcext:value-type="float">
            <text:p>-280.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12" calcext:value-type="float">
            <text:p>12.12</text:p>
          </table:table-cell>
          <table:table-cell office:value-type="float" office:value="-83.49" calcext:value-type="float">
            <text:p>-83.4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6.44" calcext:value-type="float">
            <text:p>-6.44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16" calcext:value-type="float">
            <text:p>-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17" calcext:value-type="float">
            <text:p>-1.17</text:p>
          </table:table-cell>
          <table:table-cell office:value-type="float" office:value="-312.3" calcext:value-type="float">
            <text:p>-312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17" calcext:value-type="float">
            <text:p>17.17</text:p>
          </table:table-cell>
          <table:table-cell office:value-type="float" office:value="-103.7" calcext:value-type="float">
            <text:p>-103.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6.81" calcext:value-type="float">
            <text:p>-6.81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16" calcext:value-type="float">
            <text:p>-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73" calcext:value-type="float">
            <text:p>-0.73</text:p>
          </table:table-cell>
          <table:table-cell office:value-type="float" office:value="-331.16" calcext:value-type="float">
            <text:p>-331.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73" calcext:value-type="float">
            <text:p>16.73</text:p>
          </table:table-cell>
          <table:table-cell office:value-type="float" office:value="-84.84" calcext:value-type="float">
            <text:p>-84.8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6.69" calcext:value-type="float">
            <text:p>-6.69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16" calcext:value-type="float">
            <text:p>-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99" calcext:value-type="float">
            <text:p>-6.99</text:p>
          </table:table-cell>
          <table:table-cell office:value-type="float" office:value="-324.07" calcext:value-type="float">
            <text:p>-324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99" calcext:value-type="float">
            <text:p>22.99</text:p>
          </table:table-cell>
          <table:table-cell office:value-type="float" office:value="-91.93" calcext:value-type="float">
            <text:p>-91.9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7.88" calcext:value-type="float">
            <text:p>-7.88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468" calcext:value-type="float">
            <text:p>-4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45" calcext:value-type="float">
            <text:p>-3.45</text:p>
          </table:table-cell>
          <table:table-cell office:value-type="float" office:value="-381.77" calcext:value-type="float">
            <text:p>-381.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45" calcext:value-type="float">
            <text:p>21.45</text:p>
          </table:table-cell>
          <table:table-cell office:value-type="float" office:value="-86.23" calcext:value-type="float">
            <text:p>-86.2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8" calcext:value-type="float">
            <text:p>-8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468" calcext:value-type="float">
            <text:p>-4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06" calcext:value-type="float">
            <text:p>-10.06</text:p>
          </table:table-cell>
          <table:table-cell office:value-type="float" office:value="-391.17" calcext:value-type="float">
            <text:p>-391.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06" calcext:value-type="float">
            <text:p>28.06</text:p>
          </table:table-cell>
          <table:table-cell office:value-type="float" office:value="-76.83" calcext:value-type="float">
            <text:p>-76.8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7.75" calcext:value-type="float">
            <text:p>-7.7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468" calcext:value-type="float">
            <text:p>-4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.44" calcext:value-type="float">
            <text:p>-7.44</text:p>
          </table:table-cell>
          <table:table-cell office:value-type="float" office:value="-375.83" calcext:value-type="float">
            <text:p>-375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44" calcext:value-type="float">
            <text:p>25.44</text:p>
          </table:table-cell>
          <table:table-cell office:value-type="float" office:value="-92.17" calcext:value-type="float">
            <text:p>-92.1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8.75" calcext:value-type="float">
            <text:p>-8.75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54" calcext:value-type="float">
            <text:p>-3.54</text:p>
          </table:table-cell>
          <table:table-cell office:value-type="float" office:value="-426.84" calcext:value-type="float">
            <text:p>-426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54" calcext:value-type="float">
            <text:p>23.54</text:p>
          </table:table-cell>
          <table:table-cell office:value-type="float" office:value="-93.16" calcext:value-type="float">
            <text:p>-93.1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9.25" calcext:value-type="float">
            <text:p>-9.25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34" calcext:value-type="float">
            <text:p>-6.34</text:p>
          </table:table-cell>
          <table:table-cell office:value-type="float" office:value="-451.9" calcext:value-type="float">
            <text:p>-451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34" calcext:value-type="float">
            <text:p>26.34</text:p>
          </table:table-cell>
          <table:table-cell office:value-type="float" office:value="-68.1" calcext:value-type="float">
            <text:p>-68.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8.62" calcext:value-type="float">
            <text:p>-8.62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-418.72" calcext:value-type="float">
            <text:p>-418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27" calcext:value-type="float">
            <text:p>18.27</text:p>
          </table:table-cell>
          <table:table-cell office:value-type="float" office:value="-101.28" calcext:value-type="float">
            <text:p>-101.2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10.25" calcext:value-type="float">
            <text:p>-10.25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01" calcext:value-type="float">
            <text:p>-2.01</text:p>
          </table:table-cell>
          <table:table-cell office:value-type="float" office:value="-499.21" calcext:value-type="float">
            <text:p>-499.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01" calcext:value-type="float">
            <text:p>24.01</text:p>
          </table:table-cell>
          <table:table-cell office:value-type="float" office:value="-72.79" calcext:value-type="float">
            <text:p>-72.7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9.44" calcext:value-type="float">
            <text:p>-9.44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-458.7" calcext:value-type="float">
            <text:p>-458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-113.3" calcext:value-type="float">
            <text:p>-113.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10" calcext:value-type="float">
            <text:p>-10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4" calcext:value-type="float">
            <text:p>-1.4</text:p>
          </table:table-cell>
          <table:table-cell office:value-type="float" office:value="-485.79" calcext:value-type="float">
            <text:p>-485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-86.21" calcext:value-type="float">
            <text:p>-86.2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11.44" calcext:value-type="float">
            <text:p>-11.44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624" calcext:value-type="float">
            <text:p>-6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.65" calcext:value-type="float">
            <text:p>-8.65</text:p>
          </table:table-cell>
          <table:table-cell office:value-type="float" office:value="-556.67" calcext:value-type="float">
            <text:p>-556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65" calcext:value-type="float">
            <text:p>32.65</text:p>
          </table:table-cell>
          <table:table-cell office:value-type="float" office:value="-67.33" calcext:value-type="float">
            <text:p>-67.3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11.25" calcext:value-type="float">
            <text:p>-11.2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624" calcext:value-type="float">
            <text:p>-6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545.38" calcext:value-type="float">
            <text:p>-545.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94" calcext:value-type="float">
            <text:p>23.94</text:p>
          </table:table-cell>
          <table:table-cell office:value-type="float" office:value="-78.62" calcext:value-type="float">
            <text:p>-78.6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11.06" calcext:value-type="float">
            <text:p>-11.0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624" calcext:value-type="float">
            <text:p>-6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-535.63" calcext:value-type="float">
            <text:p>-535.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83" calcext:value-type="float">
            <text:p>23.83</text:p>
          </table:table-cell>
          <table:table-cell office:value-type="float" office:value="-88.37" calcext:value-type="float">
            <text:p>-88.3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-13.12" calcext:value-type="float">
            <text:p>-13.1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676" calcext:value-type="float">
            <text:p>-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88" calcext:value-type="float">
            <text:p>-12.88</text:p>
          </table:table-cell>
          <table:table-cell office:value-type="float" office:value="-640.84" calcext:value-type="float">
            <text:p>-640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88" calcext:value-type="float">
            <text:p>38.88</text:p>
          </table:table-cell>
          <table:table-cell office:value-type="float" office:value="-35.16" calcext:value-type="float">
            <text:p>-35.1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12.31" calcext:value-type="float">
            <text:p>-12.31</text:p>
          </table:table-cell>
          <table:table-cell office:value-type="float" office:value="-1.06" calcext:value-type="float">
            <text:p>-1.0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676" calcext:value-type="float">
            <text:p>-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.14" calcext:value-type="float">
            <text:p>-7.14</text:p>
          </table:table-cell>
          <table:table-cell office:value-type="float" office:value="-603.51" calcext:value-type="float">
            <text:p>-603.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14" calcext:value-type="float">
            <text:p>33.14</text:p>
          </table:table-cell>
          <table:table-cell office:value-type="float" office:value="-72.49" calcext:value-type="float">
            <text:p>-72.4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12.56" calcext:value-type="float">
            <text:p>-12.56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676" calcext:value-type="float">
            <text:p>-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-609.28" calcext:value-type="float">
            <text:p>-609.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65" calcext:value-type="float">
            <text:p>25.65</text:p>
          </table:table-cell>
          <table:table-cell office:value-type="float" office:value="-66.72" calcext:value-type="float">
            <text:p>-66.7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13.88" calcext:value-type="float">
            <text:p>-13.8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-670" calcext:value-type="float">
            <text:p>-6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98" calcext:value-type="float">
            <text:p>23.98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-14.25" calcext:value-type="float">
            <text:p>-14.25</text:p>
          </table:table-cell>
          <table:table-cell office:value-type="float" office:value="-2.19" calcext:value-type="float">
            <text:p>-2.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2.34" calcext:value-type="float">
            <text:p>-22.34</text:p>
          </table:table-cell>
          <table:table-cell office:value-type="float" office:value="-707.61" calcext:value-type="float">
            <text:p>-707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.34" calcext:value-type="float">
            <text:p>50.34</text:p>
          </table:table-cell>
          <table:table-cell office:value-type="float" office:value="-20.39" calcext:value-type="float">
            <text:p>-20.3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43" calcext:value-type="float">
            <text:p>-11.43</text:p>
          </table:table-cell>
          <table:table-cell office:value-type="float" office:value="-677.88" calcext:value-type="float">
            <text:p>-677.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43" calcext:value-type="float">
            <text:p>39.43</text:p>
          </table:table-cell>
          <table:table-cell office:value-type="float" office:value="-50.12" calcext:value-type="float">
            <text:p>-50.1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-15.38" calcext:value-type="float">
            <text:p>-15.3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780" calcext:value-type="float">
            <text:p>-7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-748.64" calcext:value-type="float">
            <text:p>-748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31.36" calcext:value-type="float">
            <text:p>-31.3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-15.38" calcext:value-type="float">
            <text:p>-15.38</text:p>
          </table:table-cell>
          <table:table-cell office:value-type="float" office:value="-1.62" calcext:value-type="float">
            <text:p>-1.6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780" calcext:value-type="float">
            <text:p>-7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92" calcext:value-type="float">
            <text:p>-12.92</text:p>
          </table:table-cell>
          <table:table-cell office:value-type="float" office:value="-756.53" calcext:value-type="float">
            <text:p>-756.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92" calcext:value-type="float">
            <text:p>42.92</text:p>
          </table:table-cell>
          <table:table-cell office:value-type="float" office:value="-23.47" calcext:value-type="float">
            <text:p>-23.4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-15.31" calcext:value-type="float">
            <text:p>-15.31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780" calcext:value-type="float">
            <text:p>-7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-743.16" calcext:value-type="float">
            <text:p>-743.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69" calcext:value-type="float">
            <text:p>28.69</text:p>
          </table:table-cell>
          <table:table-cell office:value-type="float" office:value="-36.84" calcext:value-type="float">
            <text:p>-36.8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6.12" calcext:value-type="float">
            <text:p>-16.12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832" calcext:value-type="float">
            <text:p>-8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45" calcext:value-type="float">
            <text:p>-6.45</text:p>
          </table:table-cell>
          <table:table-cell office:value-type="float" office:value="-782.4" calcext:value-type="float">
            <text:p>-782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45" calcext:value-type="float">
            <text:p>38.45</text:p>
          </table:table-cell>
          <table:table-cell office:value-type="float" office:value="-49.6" calcext:value-type="float">
            <text:p>-49.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-15.94" calcext:value-type="float">
            <text:p>-15.94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832" calcext:value-type="float">
            <text:p>-8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.95" calcext:value-type="float">
            <text:p>-9.95</text:p>
          </table:table-cell>
          <table:table-cell office:value-type="float" office:value="-772.79" calcext:value-type="float">
            <text:p>-772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95" calcext:value-type="float">
            <text:p>41.95</text:p>
          </table:table-cell>
          <table:table-cell office:value-type="float" office:value="-59.21" calcext:value-type="float">
            <text:p>-59.2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5.44" calcext:value-type="float">
            <text:p>-15.44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832" calcext:value-type="float">
            <text:p>-8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.82" calcext:value-type="float">
            <text:p>-7.82</text:p>
          </table:table-cell>
          <table:table-cell office:value-type="float" office:value="-748.36" calcext:value-type="float">
            <text:p>-748.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82" calcext:value-type="float">
            <text:p>39.82</text:p>
          </table:table-cell>
          <table:table-cell office:value-type="float" office:value="-83.64" calcext:value-type="float">
            <text:p>-83.6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56" calcext:value-type="float">
            <text:p>-0.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" calcext:value-type="float">
            <text:p>-1.27</text:p>
          </table:table-cell>
          <table:table-cell office:value-type="float" office:value="-26.83" calcext:value-type="float">
            <text:p>-26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73" calcext:value-type="float">
            <text:p>-2.73</text:p>
          </table:table-cell>
          <table:table-cell office:value-type="float" office:value="-25.17" calcext:value-type="float">
            <text:p>-25.1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69" calcext:value-type="float">
            <text:p>-0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9" calcext:value-type="float">
            <text:p>-0.89</text:p>
          </table:table-cell>
          <table:table-cell office:value-type="float" office:value="-32.9" calcext:value-type="float">
            <text:p>-3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11" calcext:value-type="float">
            <text:p>-3.11</text:p>
          </table:table-cell>
          <table:table-cell office:value-type="float" office:value="-19.1" calcext:value-type="float">
            <text:p>-19.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56" calcext:value-type="float">
            <text:p>-0.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" calcext:value-type="float">
            <text:p>-1.27</text:p>
          </table:table-cell>
          <table:table-cell office:value-type="float" office:value="-26.83" calcext:value-type="float">
            <text:p>-26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73" calcext:value-type="float">
            <text:p>-2.73</text:p>
          </table:table-cell>
          <table:table-cell office:value-type="float" office:value="-25.17" calcext:value-type="float">
            <text:p>-25.1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1.62" calcext:value-type="float">
            <text:p>-1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93" calcext:value-type="float">
            <text:p>-6.93</text:p>
          </table:table-cell>
          <table:table-cell office:value-type="float" office:value="-76.94" calcext:value-type="float">
            <text:p>-76.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07" calcext:value-type="float">
            <text:p>-1.07</text:p>
          </table:table-cell>
          <table:table-cell office:value-type="float" office:value="-27.06" calcext:value-type="float">
            <text:p>-27.0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1.44" calcext:value-type="float">
            <text:p>-1.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.49" calcext:value-type="float">
            <text:p>-7.49</text:p>
          </table:table-cell>
          <table:table-cell office:value-type="float" office:value="-67.83" calcext:value-type="float">
            <text:p>-67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1" calcext:value-type="float">
            <text:p>-0.51</text:p>
          </table:table-cell>
          <table:table-cell office:value-type="float" office:value="-36.17" calcext:value-type="float">
            <text:p>-36.1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.38" calcext:value-type="float">
            <text:p>-1.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62" calcext:value-type="float">
            <text:p>-10.62</text:p>
          </table:table-cell>
          <table:table-cell office:value-type="float" office:value="-64.28" calcext:value-type="float">
            <text:p>-64.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-39.72" calcext:value-type="float">
            <text:p>-39.7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2.12" calcext:value-type="float">
            <text:p>-2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0.16" calcext:value-type="float">
            <text:p>-20.16</text:p>
          </table:table-cell>
          <table:table-cell office:value-type="float" office:value="-98.71" calcext:value-type="float">
            <text:p>-98.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16" calcext:value-type="float">
            <text:p>8.16</text:p>
          </table:table-cell>
          <table:table-cell office:value-type="float" office:value="-57.29" calcext:value-type="float">
            <text:p>-57.2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2.06" calcext:value-type="float">
            <text:p>-2.06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8.75" calcext:value-type="float">
            <text:p>-18.75</text:p>
          </table:table-cell>
          <table:table-cell office:value-type="float" office:value="-97.45" calcext:value-type="float">
            <text:p>-97.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-58.55" calcext:value-type="float">
            <text:p>-58.5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2.06" calcext:value-type="float">
            <text:p>-2.0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1.02" calcext:value-type="float">
            <text:p>-21.02</text:p>
          </table:table-cell>
          <table:table-cell office:value-type="float" office:value="-96.31" calcext:value-type="float">
            <text:p>-96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02" calcext:value-type="float">
            <text:p>9.02</text:p>
          </table:table-cell>
          <table:table-cell office:value-type="float" office:value="-59.69" calcext:value-type="float">
            <text:p>-59.6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-3.25" calcext:value-type="float">
            <text:p>-3.2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.6" calcext:value-type="float">
            <text:p>-30.6</text:p>
          </table:table-cell>
          <table:table-cell office:value-type="float" office:value="-153.26" calcext:value-type="float">
            <text:p>-153.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-54.74" calcext:value-type="float">
            <text:p>-54.7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2.88" calcext:value-type="float">
            <text:p>-2.88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5.16" calcext:value-type="float">
            <text:p>-25.16</text:p>
          </table:table-cell>
          <table:table-cell office:value-type="float" office:value="-135.41" calcext:value-type="float">
            <text:p>-135.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-72.59" calcext:value-type="float">
            <text:p>-72.5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-3.31" calcext:value-type="float">
            <text:p>-3.31</text:p>
          </table:table-cell>
          <table:table-cell office:value-type="float" office:value="-1.31" calcext:value-type="float">
            <text:p>-1.31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2.56" calcext:value-type="float">
            <text:p>-42.56</text:p>
          </table:table-cell>
          <table:table-cell office:value-type="float" office:value="-167.78" calcext:value-type="float">
            <text:p>-167.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56" calcext:value-type="float">
            <text:p>26.56</text:p>
          </table:table-cell>
          <table:table-cell office:value-type="float" office:value="-40.22" calcext:value-type="float">
            <text:p>-40.2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-3.56" calcext:value-type="float">
            <text:p>-3.56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9.67" calcext:value-type="float">
            <text:p>-29.67</text:p>
          </table:table-cell>
          <table:table-cell office:value-type="float" office:value="-168.44" calcext:value-type="float">
            <text:p>-168.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67" calcext:value-type="float">
            <text:p>9.67</text:p>
          </table:table-cell>
          <table:table-cell office:value-type="float" office:value="-91.56" calcext:value-type="float">
            <text:p>-91.5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4.06" calcext:value-type="float">
            <text:p>-4.0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.72" calcext:value-type="float">
            <text:p>-32.72</text:p>
          </table:table-cell>
          <table:table-cell office:value-type="float" office:value="-190.45" calcext:value-type="float">
            <text:p>-190.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72" calcext:value-type="float">
            <text:p>12.72</text:p>
          </table:table-cell>
          <table:table-cell office:value-type="float" office:value="-69.55" calcext:value-type="float">
            <text:p>-69.5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-3.88" calcext:value-type="float">
            <text:p>-3.88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.34" calcext:value-type="float">
            <text:p>-30.34</text:p>
          </table:table-cell>
          <table:table-cell office:value-type="float" office:value="-181.85" calcext:value-type="float">
            <text:p>-181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34" calcext:value-type="float">
            <text:p>10.34</text:p>
          </table:table-cell>
          <table:table-cell office:value-type="float" office:value="-78.15" calcext:value-type="float">
            <text:p>-78.1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94" calcext:value-type="float">
            <text:p>-4.94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312" calcext:value-type="float">
            <text:p>-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3.73" calcext:value-type="float">
            <text:p>-33.73</text:p>
          </table:table-cell>
          <table:table-cell office:value-type="float" office:value="-233.1" calcext:value-type="float">
            <text:p>-233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73" calcext:value-type="float">
            <text:p>9.73</text:p>
          </table:table-cell>
          <table:table-cell office:value-type="float" office:value="-78.9" calcext:value-type="float">
            <text:p>-78.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-4.81" calcext:value-type="float">
            <text:p>-4.81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312" calcext:value-type="float">
            <text:p>-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3.61" calcext:value-type="float">
            <text:p>-43.61</text:p>
          </table:table-cell>
          <table:table-cell office:value-type="float" office:value="-226.15" calcext:value-type="float">
            <text:p>-226.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61" calcext:value-type="float">
            <text:p>19.61</text:p>
          </table:table-cell>
          <table:table-cell office:value-type="float" office:value="-85.85" calcext:value-type="float">
            <text:p>-85.8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-4.94" calcext:value-type="float">
            <text:p>-4.94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312" calcext:value-type="float">
            <text:p>-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9.12" calcext:value-type="float">
            <text:p>-49.12</text:p>
          </table:table-cell>
          <table:table-cell office:value-type="float" office:value="-231.22" calcext:value-type="float">
            <text:p>-231.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12" calcext:value-type="float">
            <text:p>25.12</text:p>
          </table:table-cell>
          <table:table-cell office:value-type="float" office:value="-80.78" calcext:value-type="float">
            <text:p>-80.7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6.12" calcext:value-type="float">
            <text:p>-6.12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364" calcext:value-type="float">
            <text:p>-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5.09" calcext:value-type="float">
            <text:p>-55.09</text:p>
          </table:table-cell>
          <table:table-cell office:value-type="float" office:value="-288.04" calcext:value-type="float">
            <text:p>-288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09" calcext:value-type="float">
            <text:p>27.09</text:p>
          </table:table-cell>
          <table:table-cell office:value-type="float" office:value="-75.96" calcext:value-type="float">
            <text:p>-75.9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-5.56" calcext:value-type="float">
            <text:p>-5.56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364" calcext:value-type="float">
            <text:p>-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4.99" calcext:value-type="float">
            <text:p>-44.99</text:p>
          </table:table-cell>
          <table:table-cell office:value-type="float" office:value="-262.72" calcext:value-type="float">
            <text:p>-262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99" calcext:value-type="float">
            <text:p>16.99</text:p>
          </table:table-cell>
          <table:table-cell office:value-type="float" office:value="-101.28" calcext:value-type="float">
            <text:p>-101.2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-5.12" calcext:value-type="float">
            <text:p>-5.12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364" calcext:value-type="float">
            <text:p>-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9.24" calcext:value-type="float">
            <text:p>-49.24</text:p>
          </table:table-cell>
          <table:table-cell office:value-type="float" office:value="-240.96" calcext:value-type="float">
            <text:p>-240.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24" calcext:value-type="float">
            <text:p>21.24</text:p>
          </table:table-cell>
          <table:table-cell office:value-type="float" office:value="-123.04" calcext:value-type="float">
            <text:p>-123.0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-7.19" calcext:value-type="float">
            <text:p>-7.19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416" calcext:value-type="float">
            <text:p>-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0.08" calcext:value-type="float">
            <text:p>-60.08</text:p>
          </table:table-cell>
          <table:table-cell office:value-type="float" office:value="-337.51" calcext:value-type="float">
            <text:p>-337.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08" calcext:value-type="float">
            <text:p>28.08</text:p>
          </table:table-cell>
          <table:table-cell office:value-type="float" office:value="-78.49" calcext:value-type="float">
            <text:p>-78.4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-7.06" calcext:value-type="float">
            <text:p>-7.06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416" calcext:value-type="float">
            <text:p>-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4.56" calcext:value-type="float">
            <text:p>-54.56</text:p>
          </table:table-cell>
          <table:table-cell office:value-type="float" office:value="-332.44" calcext:value-type="float">
            <text:p>-332.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83.56" calcext:value-type="float">
            <text:p>-83.5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-6.88" calcext:value-type="float">
            <text:p>-6.8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416" calcext:value-type="float">
            <text:p>-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5.12" calcext:value-type="float">
            <text:p>-55.12</text:p>
          </table:table-cell>
          <table:table-cell office:value-type="float" office:value="-323.33" calcext:value-type="float">
            <text:p>-323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12" calcext:value-type="float">
            <text:p>23.12</text:p>
          </table:table-cell>
          <table:table-cell office:value-type="float" office:value="-92.67" calcext:value-type="float">
            <text:p>-92.6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-7.81" calcext:value-type="float">
            <text:p>-7.81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-468" calcext:value-type="float">
            <text:p>-4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2.51" calcext:value-type="float">
            <text:p>-62.51</text:p>
          </table:table-cell>
          <table:table-cell office:value-type="float" office:value="-368.65" calcext:value-type="float">
            <text:p>-368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51" calcext:value-type="float">
            <text:p>26.51</text:p>
          </table:table-cell>
          <table:table-cell office:value-type="float" office:value="-99.35" calcext:value-type="float">
            <text:p>-99.3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-8.06" calcext:value-type="float">
            <text:p>-8.0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-468" calcext:value-type="float">
            <text:p>-4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7.65" calcext:value-type="float">
            <text:p>-67.65</text:p>
          </table:table-cell>
          <table:table-cell office:value-type="float" office:value="-379.78" calcext:value-type="float">
            <text:p>-379.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65" calcext:value-type="float">
            <text:p>31.65</text:p>
          </table:table-cell>
          <table:table-cell office:value-type="float" office:value="-88.22" calcext:value-type="float">
            <text:p>-88.2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-8.75" calcext:value-type="float">
            <text:p>-8.7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-468" calcext:value-type="float">
            <text:p>-4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5.11" calcext:value-type="float">
            <text:p>-75.11</text:p>
          </table:table-cell>
          <table:table-cell office:value-type="float" office:value="-412.31" calcext:value-type="float">
            <text:p>-412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11" calcext:value-type="float">
            <text:p>39.11</text:p>
          </table:table-cell>
          <table:table-cell office:value-type="float" office:value="-55.69" calcext:value-type="float">
            <text:p>-55.6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8.69" calcext:value-type="float">
            <text:p>-8.69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24" calcext:value-type="float">
            <text:p>18.24</text:p>
          </table:table-cell>
          <table:table-cell office:value-type="float" office:value="-426.05" calcext:value-type="float">
            <text:p>-426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8.24" calcext:value-type="float">
            <text:p>-58.24</text:p>
          </table:table-cell>
          <table:table-cell office:value-type="float" office:value="-93.95" calcext:value-type="float">
            <text:p>-93.9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9" calcext:value-type="float">
            <text:p>-9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25" calcext:value-type="float">
            <text:p>18.25</text:p>
          </table:table-cell>
          <table:table-cell office:value-type="float" office:value="-438.82" calcext:value-type="float">
            <text:p>-438.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8.25" calcext:value-type="float">
            <text:p>-58.25</text:p>
          </table:table-cell>
          <table:table-cell office:value-type="float" office:value="-81.18" calcext:value-type="float">
            <text:p>-81.1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9.25" calcext:value-type="float">
            <text:p>-9.25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32" calcext:value-type="float">
            <text:p>18.32</text:p>
          </table:table-cell>
          <table:table-cell office:value-type="float" office:value="-451.6" calcext:value-type="float">
            <text:p>-45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8.32" calcext:value-type="float">
            <text:p>-58.32</text:p>
          </table:table-cell>
          <table:table-cell office:value-type="float" office:value="-68.4" calcext:value-type="float">
            <text:p>-68.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9.75" calcext:value-type="float">
            <text:p>-9.75</text:p>
          </table:table-cell>
          <table:table-cell office:value-type="float" office:value="-1.62" calcext:value-type="float">
            <text:p>-1.62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488.28" calcext:value-type="float">
            <text:p>-488.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3.75" calcext:value-type="float">
            <text:p>-43.75</text:p>
          </table:table-cell>
          <table:table-cell office:value-type="float" office:value="-83.72" calcext:value-type="float">
            <text:p>-83.7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0.31" calcext:value-type="float">
            <text:p>-10.31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3" calcext:value-type="float">
            <text:p>-0.23</text:p>
          </table:table-cell>
          <table:table-cell office:value-type="float" office:value="-504.03" calcext:value-type="float">
            <text:p>-504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3.77" calcext:value-type="float">
            <text:p>-43.77</text:p>
          </table:table-cell>
          <table:table-cell office:value-type="float" office:value="-67.97" calcext:value-type="float">
            <text:p>-67.9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0.62" calcext:value-type="float">
            <text:p>-10.62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-516.02" calcext:value-type="float">
            <text:p>-516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8.08" calcext:value-type="float">
            <text:p>-48.08</text:p>
          </table:table-cell>
          <table:table-cell office:value-type="float" office:value="-55.98" calcext:value-type="float">
            <text:p>-55.9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11.94" calcext:value-type="float">
            <text:p>-11.94</text:p>
          </table:table-cell>
          <table:table-cell office:value-type="float" office:value="-1.19" calcext:value-type="float">
            <text:p>-1.19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624" calcext:value-type="float">
            <text:p>-6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1.39" calcext:value-type="float">
            <text:p>-21.39</text:p>
          </table:table-cell>
          <table:table-cell office:value-type="float" office:value="-584.55" calcext:value-type="float">
            <text:p>-584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6.61" calcext:value-type="float">
            <text:p>-26.61</text:p>
          </table:table-cell>
          <table:table-cell office:value-type="float" office:value="-39.45" calcext:value-type="float">
            <text:p>-39.4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10.88" calcext:value-type="float">
            <text:p>-10.88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624" calcext:value-type="float">
            <text:p>-6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-531.86" calcext:value-type="float">
            <text:p>-531.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2.4" calcext:value-type="float">
            <text:p>-52.4</text:p>
          </table:table-cell>
          <table:table-cell office:value-type="float" office:value="-92.14" calcext:value-type="float">
            <text:p>-92.1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11.81" calcext:value-type="float">
            <text:p>-11.81</text:p>
          </table:table-cell>
          <table:table-cell office:value-type="float" office:value="-1.19" calcext:value-type="float">
            <text:p>-1.19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624" calcext:value-type="float">
            <text:p>-6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.98" calcext:value-type="float">
            <text:p>-9.98</text:p>
          </table:table-cell>
          <table:table-cell office:value-type="float" office:value="-580.49" calcext:value-type="float">
            <text:p>-580.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8.02" calcext:value-type="float">
            <text:p>-38.02</text:p>
          </table:table-cell>
          <table:table-cell office:value-type="float" office:value="-43.51" calcext:value-type="float">
            <text:p>-43.5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-13.12" calcext:value-type="float">
            <text:p>-13.12</text:p>
          </table:table-cell>
          <table:table-cell office:value-type="float" office:value="-1.81" calcext:value-type="float">
            <text:p>-1.81</text:p>
          </table:table-cell>
          <table:table-cell/>
          <table:table-cell office:value-type="float" office:value="-52" calcext:value-type="float">
            <text:p>-52</text:p>
          </table:table-cell>
          <table:table-cell office:value-type="float" office:value="-676" calcext:value-type="float">
            <text:p>-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6.37" calcext:value-type="float">
            <text:p>-36.37</text:p>
          </table:table-cell>
          <table:table-cell office:value-type="float" office:value="-646.61" calcext:value-type="float">
            <text:p>-646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.63" calcext:value-type="float">
            <text:p>-15.63</text:p>
          </table:table-cell>
          <table:table-cell office:value-type="float" office:value="-29.39" calcext:value-type="float">
            <text:p>-29.3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-13.06" calcext:value-type="float">
            <text:p>-13.06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-52" calcext:value-type="float">
            <text:p>-52</text:p>
          </table:table-cell>
          <table:table-cell office:value-type="float" office:value="-676" calcext:value-type="float">
            <text:p>-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.5" calcext:value-type="float">
            <text:p>-16.5</text:p>
          </table:table-cell>
          <table:table-cell office:value-type="float" office:value="-631.19" calcext:value-type="float">
            <text:p>-631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5.5" calcext:value-type="float">
            <text:p>-35.5</text:p>
          </table:table-cell>
          <table:table-cell office:value-type="float" office:value="-44.81" calcext:value-type="float">
            <text:p>-44.8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-13.19" calcext:value-type="float">
            <text:p>-13.19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-52" calcext:value-type="float">
            <text:p>-52</text:p>
          </table:table-cell>
          <table:table-cell office:value-type="float" office:value="-676" calcext:value-type="float">
            <text:p>-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.8" calcext:value-type="float">
            <text:p>-16.8</text:p>
          </table:table-cell>
          <table:table-cell office:value-type="float" office:value="-637.9" calcext:value-type="float">
            <text:p>-637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5.2" calcext:value-type="float">
            <text:p>-35.2</text:p>
          </table:table-cell>
          <table:table-cell office:value-type="float" office:value="-38.1" calcext:value-type="float">
            <text:p>-38.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-13.25" calcext:value-type="float">
            <text:p>-13.25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-56" calcext:value-type="float">
            <text:p>-56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8.88" calcext:value-type="float">
            <text:p>-18.88</text:p>
          </table:table-cell>
          <table:table-cell office:value-type="float" office:value="-639.79" calcext:value-type="float">
            <text:p>-639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7.12" calcext:value-type="float">
            <text:p>-37.12</text:p>
          </table:table-cell>
          <table:table-cell office:value-type="float" office:value="-88.21" calcext:value-type="float">
            <text:p>-88.2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-14.44" calcext:value-type="float">
            <text:p>-14.44</text:p>
          </table:table-cell>
          <table:table-cell office:value-type="float" office:value="-2.31" calcext:value-type="float">
            <text:p>-2.31</text:p>
          </table:table-cell>
          <table:table-cell/>
          <table:table-cell office:value-type="float" office:value="-56" calcext:value-type="float">
            <text:p>-56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6.68" calcext:value-type="float">
            <text:p>-46.68</text:p>
          </table:table-cell>
          <table:table-cell office:value-type="float" office:value="-713.96" calcext:value-type="float">
            <text:p>-713.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.32" calcext:value-type="float">
            <text:p>-9.32</text:p>
          </table:table-cell>
          <table:table-cell office:value-type="float" office:value="-14.04" calcext:value-type="float">
            <text:p>-14.0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-14.44" calcext:value-type="float">
            <text:p>-14.4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56" calcext:value-type="float">
            <text:p>-56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.52" calcext:value-type="float">
            <text:p>-32.52</text:p>
          </table:table-cell>
          <table:table-cell office:value-type="float" office:value="-700.57" calcext:value-type="float">
            <text:p>-700.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3.48" calcext:value-type="float">
            <text:p>-23.48</text:p>
          </table:table-cell>
          <table:table-cell office:value-type="float" office:value="-27.43" calcext:value-type="float">
            <text:p>-27.4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-15.38" calcext:value-type="float">
            <text:p>-15.38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780" calcext:value-type="float">
            <text:p>-7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4.5" calcext:value-type="float">
            <text:p>-34.5</text:p>
          </table:table-cell>
          <table:table-cell office:value-type="float" office:value="-740.78" calcext:value-type="float">
            <text:p>-740.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5.5" calcext:value-type="float">
            <text:p>-25.5</text:p>
          </table:table-cell>
          <table:table-cell office:value-type="float" office:value="-39.22" calcext:value-type="float">
            <text:p>-39.2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15" calcext:value-type="float">
            <text:p>-1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780" calcext:value-type="float">
            <text:p>-7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4.03" calcext:value-type="float">
            <text:p>-34.03</text:p>
          </table:table-cell>
          <table:table-cell office:value-type="float" office:value="-724.34" calcext:value-type="float">
            <text:p>-724.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5.97" calcext:value-type="float">
            <text:p>-25.97</text:p>
          </table:table-cell>
          <table:table-cell office:value-type="float" office:value="-55.66" calcext:value-type="float">
            <text:p>-55.6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-15.56" calcext:value-type="float">
            <text:p>-15.56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780" calcext:value-type="float">
            <text:p>-7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6.21" calcext:value-type="float">
            <text:p>-36.21</text:p>
          </table:table-cell>
          <table:table-cell office:value-type="float" office:value="-748.75" calcext:value-type="float">
            <text:p>-74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3.79" calcext:value-type="float">
            <text:p>-23.79</text:p>
          </table:table-cell>
          <table:table-cell office:value-type="float" office:value="-31.25" calcext:value-type="float">
            <text:p>-31.2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0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1:13:23.673346416</dc:date>
    <meta:editing-duration>PT4M59S</meta:editing-duration>
    <meta:editing-cycles>2</meta:editing-cycles>
    <meta:generator>LibreOffice/5.4.5.1$Linux_X86_64 LibreOffice_project/40m0$Build-1</meta:generator>
    <meta:document-statistic meta:table-count="1" meta:cell-count="8874" meta:object-count="0"/>
  </office:meta>
</office:document-meta>
</file>